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039cm"/>
    </style:style>
    <style:style style:name="co3" style:family="table-column">
      <style:table-column-properties fo:break-before="auto" style:column-width="8.1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float" office:value="616413">
            <text:p>616413</text:p>
          </table:table-cell>
          <table:table-cell office:value-type="string">
            <text:p>/wales/about-fsa-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032">
            <text:p>4032</text:p>
          </table:table-cell>
          <table:table-cell office:value-type="string">
            <text:p>/wales/about-fsa-wales/advisorycommittee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3256">
            <text:p>33256</text:p>
          </table:table-cell>
          <table:table-cell office:value-type="string">
            <text:p>/wales/about-fsa-wales/advisorycommitteewales/acwmee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737">
            <text:p>560737</text:p>
          </table:table-cell>
          <table:table-cell office:value-type="string">
            <text:p>/wales/about-fsa-wales/advisorycommitteewales/acwmeet/wfac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745">
            <text:p>560745</text:p>
          </table:table-cell>
          <table:table-cell office:value-type="string">
            <text:p>/wales/about-fsa-wales/advisorycommitteewales/acwmeet/wfac2011/11012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5284">
            <text:p>565284</text:p>
          </table:table-cell>
          <table:table-cell office:value-type="string">
            <text:p>/wales/about-fsa-wales/advisorycommitteewales/acwmeet/wfac2011/1103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2308">
            <text:p>572308</text:p>
          </table:table-cell>
          <table:table-cell office:value-type="string">
            <text:p>/wales/about-fsa-wales/advisorycommitteewales/acwmeet/wfac2011/11051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7616">
            <text:p>577616</text:p>
          </table:table-cell>
          <table:table-cell office:value-type="string">
            <text:p>/wales/about-fsa-wales/advisorycommitteewales/acwmeet/wfac2011/1107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3072">
            <text:p>583072</text:p>
          </table:table-cell>
          <table:table-cell office:value-type="string">
            <text:p>/wales/about-fsa-wales/advisorycommitteewales/acwmeet/wfac2011/1109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0747">
            <text:p>590747</text:p>
          </table:table-cell>
          <table:table-cell office:value-type="string">
            <text:p>/wales/about-fsa-wales/advisorycommitteewales/acwmeet/wfac2011/1111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5852">
            <text:p>595852</text:p>
          </table:table-cell>
          <table:table-cell office:value-type="string">
            <text:p>/wales/about-fsa-wales/advisorycommitteewales/acwmeet/wfac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5855">
            <text:p>595855</text:p>
          </table:table-cell>
          <table:table-cell office:value-type="string">
            <text:p>/wales/about-fsa-wales/advisorycommitteewales/acwmeet/wfac2012/12011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30093">
            <text:p>630093</text:p>
          </table:table-cell>
          <table:table-cell office:value-type="string">
            <text:p>/wales/about-fsa-wales/advisorycommitteewales/acwmeet/wfac2012/wfac0609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40309">
            <text:p>640309</text:p>
          </table:table-cell>
          <table:table-cell office:value-type="string">
            <text:p>/wales/about-fsa-wales/advisorycommitteewales/acwmeet/wfac2012/wfac0811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3643">
            <text:p>603643</text:p>
          </table:table-cell>
          <table:table-cell office:value-type="string">
            <text:p>/wales/about-fsa-wales/advisorycommitteewales/acwmeet/wfac2012/wfac1203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1135">
            <text:p>611135</text:p>
          </table:table-cell>
          <table:table-cell office:value-type="string">
            <text:p>/wales/about-fsa-wales/advisorycommitteewales/acwmeet/wfac2012/wfac1705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46541">
            <text:p>646541</text:p>
          </table:table-cell>
          <table:table-cell office:value-type="string">
            <text:p>/wales/about-fsa-wales/advisorycommitteewales/acwmeet/wfac2012/wfac6dec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4717">
            <text:p>614717</text:p>
          </table:table-cell>
          <table:table-cell office:value-type="string">
            <text:p>/wales/about-fsa-wales/advisorycommitteewales/acwmeet/wfac2012/wfacmeet1207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36920">
            <text:p>636920</text:p>
          </table:table-cell>
          <table:table-cell office:value-type="string">
            <text:p>/wales/about-fsa-wales/advisorycommitteewales/acwmeet/wfac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0644">
            <text:p>690644</text:p>
          </table:table-cell>
          <table:table-cell office:value-type="string">
            <text:p>/wales/about-fsa-wales/advisorycommitteewales/acwmeet/wfac2013/wfac-31oct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2515">
            <text:p>662515</text:p>
          </table:table-cell>
          <table:table-cell office:value-type="string">
            <text:p>/wales/about-fsa-wales/advisorycommitteewales/acwmeet/wfac2013/wfac-apr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82926">
            <text:p>682926</text:p>
          </table:table-cell>
          <table:table-cell office:value-type="string">
            <text:p>/wales/about-fsa-wales/advisorycommitteewales/acwmeet/wfac2013/wfac-sep-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9678">
            <text:p>669678</text:p>
          </table:table-cell>
          <table:table-cell office:value-type="string">
            <text:p>/wales/about-fsa-wales/advisorycommitteewales/acwmeet/wfac2013/wfac30may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4312">
            <text:p>674312</text:p>
          </table:table-cell>
          <table:table-cell office:value-type="string">
            <text:p>/wales/about-fsa-wales/advisorycommitteewales/acwmeet/wfac2013/wfac4july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37036">
            <text:p>637036</text:p>
          </table:table-cell>
          <table:table-cell office:value-type="string">
            <text:p>/wales/about-fsa-wales/advisorycommitteewales/acwmeet/wfac2013/wfacjan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3259">
            <text:p>653259</text:p>
          </table:table-cell>
          <table:table-cell office:value-type="string">
            <text:p>/wales/about-fsa-wales/advisorycommitteewales/acwmeet/wfac2013/wfacmeet27feb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36918">
            <text:p>636918</text:p>
          </table:table-cell>
          <table:table-cell office:value-type="string">
            <text:p>/wales/about-fsa-wales/advisorycommitteewales/acwmeet/wfac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3813">
            <text:p>703813</text:p>
          </table:table-cell>
          <table:table-cell office:value-type="string">
            <text:p>/wales/about-fsa-wales/advisorycommitteewales/acwmeet/wfac2014/wfacfeb20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36966">
            <text:p>636966</text:p>
          </table:table-cell>
          <table:table-cell office:value-type="string">
            <text:p>/wales/about-fsa-wales/advisorycommitteewales/acwmeet/wfac2014/wfacjan20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5222">
            <text:p>715222</text:p>
          </table:table-cell>
          <table:table-cell office:value-type="string">
            <text:p>/wales/about-fsa-wales/advisorycommitteewales/acwmeet/wfac2014/wfacjune20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/wales/about-fsa-wales/advisorycommitteewales/acwmemb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88047">
            <text:p>88047</text:p>
          </table:table-cell>
          <table:table-cell office:value-type="string">
            <text:p>/wales/about-fsa-wales/cymru/amdanom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4627">
            <text:p>584627</text:p>
          </table:table-cell>
          <table:table-cell office:value-type="string">
            <text:p>/wales/about-fsa-wales/cymru/amdanomni/bwrddyras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1653">
            <text:p>671653</text:p>
          </table:table-cell>
          <table:table-cell office:value-type="string">
            <text:p>/wales/about-fsa-wales/cymru/amdanomni/bwrddyrasb/aelod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4636">
            <text:p>584636</text:p>
          </table:table-cell>
          <table:table-cell office:value-type="string">
            <text:p>/wales/about-fsa-wales/cymru/amdanomni/bwrddyrasb/bwrddasbyngng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4021">
            <text:p>664021</text:p>
          </table:table-cell>
          <table:table-cell office:value-type="string">
            <text:p>/wales/about-fsa-wales/cymru/amdanomni/bwrddyrasb/bwrddasbyngngymru/cyfagored04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4639">
            <text:p>584639</text:p>
          </table:table-cell>
          <table:table-cell office:value-type="string">
            <text:p>/wales/about-fsa-wales/cymru/amdanomni/bwrddyrasb/bwrddasbyngngymru/cyfarfodbwrddyrasb0709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0706">
            <text:p>690706</text:p>
          </table:table-cell>
          <table:table-cell office:value-type="string">
            <text:p>/wales/about-fsa-wales/cymru/amdanomni/corffbwydyralb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864">
            <text:p>702864</text:p>
          </table:table-cell>
          <table:table-cell office:value-type="string">
            <text:p>/wales/about-fsa-wales/cymru/amdanomni/dataapholisi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898">
            <text:p>702898</text:p>
          </table:table-cell>
          <table:table-cell office:value-type="string">
            <text:p>/wales/about-fsa-wales/cymru/amdanomni/dataapholisiau/adbor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941">
            <text:p>702941</text:p>
          </table:table-cell>
          <table:table-cell office:value-type="string">
            <text:p>/wales/about-fsa-wales/cymru/amdanomni/dataapholisiau/cwynionasylwad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875">
            <text:p>702875</text:p>
          </table:table-cell>
          <table:table-cell office:value-type="string">
            <text:p>/wales/about-fsa-wales/cymru/amdanomni/dataapholisiau/rhyddidgwybodae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2945">
            <text:p>542945</text:p>
          </table:table-cell>
          <table:table-cell office:value-type="string">
            <text:p>/wales/about-fsa-wales/cymru/amdanomni/dolennicymr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9611">
            <text:p>599611</text:p>
          </table:table-cell>
          <table:table-cell office:value-type="string">
            <text:p>/wales/about-fsa-wales/cymru/amdanomni/einfford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43271">
            <text:p>643271</text:p>
          </table:table-cell>
          <table:table-cell office:value-type="string">
            <text:p>/wales/about-fsa-wales/cymru/amdanomni/einffordd/cydbwyseddcymwysedd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0447">
            <text:p>600447</text:p>
          </table:table-cell>
          <table:table-cell office:value-type="string">
            <text:p>/wales/about-fsa-wales/cymru/amdanomni/einffordd/cydraddold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0461">
            <text:p>600461</text:p>
          </table:table-cell>
          <table:table-cell office:value-type="string">
            <text:p>/wales/about-fsa-wales/cymru/amdanomni/einffordd/cydraddoldeb/adroddiadamry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0454">
            <text:p>600454</text:p>
          </table:table-cell>
          <table:table-cell office:value-type="string">
            <text:p>/wales/about-fsa-wales/cymru/amdanomni/einffordd/cydraddoldeb/amrywiae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450">
            <text:p>702450</text:p>
          </table:table-cell>
          <table:table-cell office:value-type="string">
            <text:p>/wales/about-fsa-wales/cymru/amdanomni/einffordd/staffyrasiantae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456">
            <text:p>702456</text:p>
          </table:table-cell>
          <table:table-cell office:value-type="string">
            <text:p>/wales/about-fsa-wales/cymru/amdanomni/einffordd/staffyrasiantaeth/proffiliaustaf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62704">
            <text:p>462704</text:p>
          </table:table-cell>
          <table:table-cell office:value-type="string">
            <text:p>/wales/about-fsa-wales/cymru/amdanomni/gwaithyras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1686">
            <text:p>41686</text:p>
          </table:table-cell>
          <table:table-cell office:value-type="string">
            <text:p>/wales/about-fsa-wales/cymru/amdanomni/gwaithyrasb/copopenness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88139">
            <text:p>88139</text:p>
          </table:table-cell>
          <table:table-cell office:value-type="string">
            <text:p>/wales/about-fsa-wales/cymru/amdanomni/gwaithyrasb/cydraddoldeb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101382">
            <text:p>101382</text:p>
          </table:table-cell>
          <table:table-cell office:value-type="string">
            <text:p>/wales/about-fsa-wales/cymru/amdanomni/gwaithyrasb/diogelubuddiannaurdefnyddiw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80374">
            <text:p>380374</text:p>
          </table:table-cell>
          <table:table-cell office:value-type="string">
            <text:p>/wales/about-fsa-wales/cymru/amdanomni/gwaithyrasb/disabilitequality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88053">
            <text:p>88053</text:p>
          </table:table-cell>
          <table:table-cell office:value-type="string">
            <text:p>/wales/about-fsa-wales/cymru/amdanomni/gwaithyrasb/einsafon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783">
            <text:p>560783</text:p>
          </table:table-cell>
          <table:table-cell office:value-type="string">
            <text:p>/wales/about-fsa-wales/cymru/amdanomni/gwef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821">
            <text:p>560821</text:p>
          </table:table-cell>
          <table:table-cell office:value-type="string">
            <text:p>/wales/about-fsa-wales/cymru/amdanomni/gwefan/teler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837">
            <text:p>560837</text:p>
          </table:table-cell>
          <table:table-cell office:value-type="string">
            <text:p>/wales/about-fsa-wales/cymru/amdanomni/gwefan/telerau/blogi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0974">
            <text:p>610974</text:p>
          </table:table-cell>
          <table:table-cell office:value-type="string">
            <text:p>/wales/about-fsa-wales/cymru/amdanomni/gwefan/telerau/cynlluniau-sgorio-hylendid-bw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828">
            <text:p>560828</text:p>
          </table:table-cell>
          <table:table-cell office:value-type="string">
            <text:p>/wales/about-fsa-wales/cymru/amdanomni/gwefan/telerau/hawlfrai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853">
            <text:p>560853</text:p>
          </table:table-cell>
          <table:table-cell office:value-type="string">
            <text:p>/wales/about-fsa-wales/cymru/amdanomni/gwefan/telerau/preifatrwyd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848">
            <text:p>560848</text:p>
          </table:table-cell>
          <table:table-cell office:value-type="string">
            <text:p>/wales/about-fsa-wales/cymru/amdanomni/gwefan/telerau/ymwa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80653">
            <text:p>480653</text:p>
          </table:table-cell>
          <table:table-cell office:value-type="string">
            <text:p>/wales/about-fsa-wales/cymru/amdanomni/poliaithgy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94488">
            <text:p>94488</text:p>
          </table:table-cell>
          <table:table-cell office:value-type="string">
            <text:p>/wales/about-fsa-wales/cymru/amdanomni/poliaithgym/wls02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80636">
            <text:p>480636</text:p>
          </table:table-cell>
          <table:table-cell office:value-type="string">
            <text:p>/wales/about-fsa-wales/cymru/amdanomni/poliaithgym/wls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5439">
            <text:p>605439</text:p>
          </table:table-cell>
          <table:table-cell office:value-type="string">
            <text:p>/wales/about-fsa-wales/cymru/amdanomni/swyddiasb/gweithioirasiantae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6356">
            <text:p>36356</text:p>
          </table:table-cell>
          <table:table-cell office:value-type="string">
            <text:p>/wales/about-fsa-wales/cymru/amdanomni/wfac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3214">
            <text:p>33214</text:p>
          </table:table-cell>
          <table:table-cell office:value-type="string">
            <text:p>/wales/about-fsa-wales/cymru/amdanomni/wfaccy/acwmemberswels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6773">
            <text:p>546773</text:p>
          </table:table-cell>
          <table:table-cell office:value-type="string">
            <text:p>/wales/about-fsa-wales/cymru/amdanomni/wfaccy/cyfarfodyd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656">
            <text:p>560656</text:p>
          </table:table-cell>
          <table:table-cell office:value-type="string">
            <text:p>/wales/about-fsa-wales/cymru/amdanomni/wfaccy/cyfarfodydd/wfac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2979">
            <text:p>582979</text:p>
          </table:table-cell>
          <table:table-cell office:value-type="string">
            <text:p>/wales/about-fsa-wales/cymru/amdanomni/wfaccy/cyfarfodydd/wfac2011/wfac01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7731">
            <text:p>577731</text:p>
          </table:table-cell>
          <table:table-cell office:value-type="string">
            <text:p>/wales/about-fsa-wales/cymru/amdanomni/wfaccy/cyfarfodydd/wfac2011/wfac07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0841">
            <text:p>590841</text:p>
          </table:table-cell>
          <table:table-cell office:value-type="string">
            <text:p>/wales/about-fsa-wales/cymru/amdanomni/wfaccy/cyfarfodydd/wfac2011/wfac1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0659">
            <text:p>560659</text:p>
          </table:table-cell>
          <table:table-cell office:value-type="string">
            <text:p>/wales/about-fsa-wales/cymru/amdanomni/wfaccy/cyfarfodydd/wfac2011/wfacion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2363">
            <text:p>572363</text:p>
          </table:table-cell>
          <table:table-cell office:value-type="string">
            <text:p>/wales/about-fsa-wales/cymru/amdanomni/wfaccy/cyfarfodydd/wfac2011/wfacmai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5274">
            <text:p>565274</text:p>
          </table:table-cell>
          <table:table-cell office:value-type="string">
            <text:p>/wales/about-fsa-wales/cymru/amdanomni/wfaccy/cyfarfodydd/wfac2011/wfacmaw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5761">
            <text:p>595761</text:p>
          </table:table-cell>
          <table:table-cell office:value-type="string">
            <text:p>/wales/about-fsa-wales/cymru/amdanomni/wfaccy/cyfarfodydd/wfac2012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5767">
            <text:p>595767</text:p>
          </table:table-cell>
          <table:table-cell office:value-type="string">
            <text:p>/wales/about-fsa-wales/cymru/amdanomni/wfaccy/cyfarfodydd/wfac2012c/wfac01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3366">
            <text:p>603366</text:p>
          </table:table-cell>
          <table:table-cell office:value-type="string">
            <text:p>/wales/about-fsa-wales/cymru/amdanomni/wfaccy/cyfarfodydd/wfac2012c/wfac03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3064">
            <text:p>613064</text:p>
          </table:table-cell>
          <table:table-cell office:value-type="string">
            <text:p>/wales/about-fsa-wales/cymru/amdanomni/wfaccy/cyfarfodydd/wfac2012c/wfac05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4341">
            <text:p>614341</text:p>
          </table:table-cell>
          <table:table-cell office:value-type="string">
            <text:p>/wales/about-fsa-wales/cymru/amdanomni/wfaccy/cyfarfodydd/wfac2012c/wfac052012cy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30115">
            <text:p>630115</text:p>
          </table:table-cell>
          <table:table-cell office:value-type="string">
            <text:p>/wales/about-fsa-wales/cymru/amdanomni/wfaccy/cyfarfodydd/wfac2012c/wfac060912cy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40549">
            <text:p>640549</text:p>
          </table:table-cell>
          <table:table-cell office:value-type="string">
            <text:p>/wales/about-fsa-wales/cymru/amdanomni/wfaccy/cyfarfodydd/wfac2012c/wfac081112cy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46191">
            <text:p>646191</text:p>
          </table:table-cell>
          <table:table-cell office:value-type="string">
            <text:p>/wales/about-fsa-wales/cymru/amdanomni/wfaccy/cyfarfodydd/wfac2012c/wfac6rhag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0037">
            <text:p>650037</text:p>
          </table:table-cell>
          <table:table-cell office:value-type="string">
            <text:p>/wales/about-fsa-wales/cymru/amdanomni/wfaccy/cyfarfodydd/wfac2013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4322">
            <text:p>674322</text:p>
          </table:table-cell>
          <table:table-cell office:value-type="string">
            <text:p>/wales/about-fsa-wales/cymru/amdanomni/wfaccy/cyfarfodydd/wfac2013c/gorff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0041">
            <text:p>650041</text:p>
          </table:table-cell>
          <table:table-cell office:value-type="string">
            <text:p>/wales/about-fsa-wales/cymru/amdanomni/wfaccy/cyfarfodydd/wfac2013c/wfac170113cy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3164">
            <text:p>653164</text:p>
          </table:table-cell>
          <table:table-cell office:value-type="string">
            <text:p>/wales/about-fsa-wales/cymru/amdanomni/wfaccy/cyfarfodydd/wfac2013c/wfac2702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0366">
            <text:p>690366</text:p>
          </table:table-cell>
          <table:table-cell office:value-type="string">
            <text:p>/wales/about-fsa-wales/cymru/amdanomni/wfaccy/cyfarfodydd/wfac2013c/wfac31hydref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81866">
            <text:p>681866</text:p>
          </table:table-cell>
          <table:table-cell office:value-type="string">
            <text:p>/wales/about-fsa-wales/cymru/amdanomni/wfaccy/cyfarfodydd/wfac2013c/wfac5medi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2722">
            <text:p>662722</text:p>
          </table:table-cell>
          <table:table-cell office:value-type="string">
            <text:p>/wales/about-fsa-wales/cymru/amdanomni/wfaccy/cyfarfodydd/wfac2013c/wfacebrill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9653">
            <text:p>669653</text:p>
          </table:table-cell>
          <table:table-cell office:value-type="string">
            <text:p>/wales/about-fsa-wales/cymru/amdanomni/wfaccy/cyfarfodydd/wfac2013c/wfacmai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9336">
            <text:p>699336</text:p>
          </table:table-cell>
          <table:table-cell office:value-type="string">
            <text:p>/wales/about-fsa-wales/cymru/amdanomni/wfaccy/cyfarfodydd/wfac2014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3148">
            <text:p>703148</text:p>
          </table:table-cell>
          <table:table-cell office:value-type="string">
            <text:p>/wales/about-fsa-wales/cymru/amdanomni/wfaccy/cyfarfodydd/wfac2014c/27chwefr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9339">
            <text:p>699339</text:p>
          </table:table-cell>
          <table:table-cell office:value-type="string">
            <text:p>/wales/about-fsa-wales/cymru/amdanomni/wfaccy/cyfarfodydd/wfac2014c/wfac16ion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62669">
            <text:p>462669</text:p>
          </table:table-cell>
          <table:table-cell office:value-type="string">
            <text:p>/wales/about-fsa-wales/cymru/cyn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9882">
            <text:p>709882</text:p>
          </table:table-cell>
          <table:table-cell office:value-type="string">
            <text:p>/wales/about-fsa-wales/cymru/cyngor/adolygiad-rheolaethau-swyddogo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6007">
            <text:p>496007</text:p>
          </table:table-cell>
          <table:table-cell office:value-type="string">
            <text:p>/wales/about-fsa-wales/cymru/cyngor/aler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9205">
            <text:p>499205</text:p>
          </table:table-cell>
          <table:table-cell office:value-type="string">
            <text:p>/wales/about-fsa-wales/cymru/cyngor/alerg/arweiniadifusnes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9564">
            <text:p>499564</text:p>
          </table:table-cell>
          <table:table-cell office:value-type="string">
            <text:p>/wales/about-fsa-wales/cymru/cyngor/alerg/cardiauco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9506">
            <text:p>499506</text:p>
          </table:table-cell>
          <table:table-cell office:value-type="string">
            <text:p>/wales/about-fsa-wales/cymru/cyngor/alerg/cyhoeddiad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9195">
            <text:p>499195</text:p>
          </table:table-cell>
          <table:table-cell office:value-type="string">
            <text:p>/wales/about-fsa-wales/cymru/cyngor/alerg/labelialergen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28110">
            <text:p>528110</text:p>
          </table:table-cell>
          <table:table-cell office:value-type="string">
            <text:p>/wales/about-fsa-wales/cymru/cyngor/alerg/prynubwy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14515">
            <text:p>514515</text:p>
          </table:table-cell>
          <table:table-cell office:value-type="string">
            <text:p>/wales/about-fsa-wales/cymru/cyngor/alerg/pysgn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1477">
            <text:p>711477</text:p>
          </table:table-cell>
          <table:table-cell office:value-type="string">
            <text:p>/wales/about-fsa-wales/cymru/cyngor/alerg/wythnos-ymwybyddiaeth-alergedd-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0407">
            <text:p>650407</text:p>
          </table:table-cell>
          <table:table-cell office:value-type="string">
            <text:p>/wales/about-fsa-wales/cymru/cyngor/bwydyddg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0414">
            <text:p>650414</text:p>
          </table:table-cell>
          <table:table-cell office:value-type="string">
            <text:p>/wales/about-fsa-wales/cymru/cyngor/bwydyddgm/labelug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0422">
            <text:p>650422</text:p>
          </table:table-cell>
          <table:table-cell office:value-type="string">
            <text:p>/wales/about-fsa-wales/cymru/cyngor/bwydyddgm/labelugm/agweddauatg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29563">
            <text:p>329563</text:p>
          </table:table-cell>
          <table:table-cell office:value-type="string">
            <text:p>/wales/about-fsa-wales/cymru/cyngor/chernobylcymrae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1143">
            <text:p>611143</text:p>
          </table:table-cell>
          <table:table-cell office:value-type="string">
            <text:p>/wales/about-fsa-wales/cymru/cyngor/gemau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1389">
            <text:p>611389</text:p>
          </table:table-cell>
          <table:table-cell office:value-type="string">
            <text:p>/wales/about-fsa-wales/cymru/cyngor/gemau2012/diogelwchbwydolympaid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6966">
            <text:p>696966</text:p>
          </table:table-cell>
          <table:table-cell office:value-type="string">
            <text:p>/wales/about-fsa-wales/cymru/cyngor/gwenwyn-bw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7699">
            <text:p>697699</text:p>
          </table:table-cell>
          <table:table-cell office:value-type="string">
            <text:p>/wales/about-fsa-wales/cymru/cyngor/gwenwyn-bwyd/campylobacter-cy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7708">
            <text:p>697708</text:p>
          </table:table-cell>
          <table:table-cell office:value-type="string">
            <text:p>/wales/about-fsa-wales/cymru/cyngor/gwenwyn-bwyd/campylobacter-cym/campylobacter-rhag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7139">
            <text:p>697139</text:p>
          </table:table-cell>
          <table:table-cell office:value-type="string">
            <text:p>/wales/about-fsa-wales/cymru/cyngor/gwenwyn-bwyd/clefyd-bw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2538">
            <text:p>652538</text:p>
          </table:table-cell>
          <table:table-cell office:value-type="string">
            <text:p>/wales/about-fsa-wales/cymru/cyngor/gwenwyn-bwyd/listeriacy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2458">
            <text:p>652458</text:p>
          </table:table-cell>
          <table:table-cell office:value-type="string">
            <text:p>/wales/about-fsa-wales/cymru/cyngor/gwenwyn-bwyd/listeriacym/listeriacartrefigof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7055">
            <text:p>697055</text:p>
          </table:table-cell>
          <table:table-cell office:value-type="string">
            <text:p>/wales/about-fsa-wales/cymru/cyngor/gwenwyn-bwyd/llifogyd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7673">
            <text:p>697673</text:p>
          </table:table-cell>
          <table:table-cell office:value-type="string">
            <text:p>/wales/about-fsa-wales/cymru/cyngor/gwenwyn-bwyd/norofeirw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7684">
            <text:p>697684</text:p>
          </table:table-cell>
          <table:table-cell office:value-type="string">
            <text:p>/wales/about-fsa-wales/cymru/cyngor/gwenwyn-bwyd/norofeirws/norofeirws-rha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05680">
            <text:p>505680</text:p>
          </table:table-cell>
          <table:table-cell office:value-type="string">
            <text:p>/wales/about-fsa-wales/cymru/cyngor/iachiweithi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5057">
            <text:p>595057</text:p>
          </table:table-cell>
          <table:table-cell office:value-type="string">
            <text:p>/wales/about-fsa-wales/cymru/cyngor/nadoli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3216">
            <text:p>493216</text:p>
          </table:table-cell>
          <table:table-cell office:value-type="string">
            <text:p>/wales/about-fsa-wales/cymru/cyngor/sfbbwel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3962">
            <text:p>493962</text:p>
          </table:table-cell>
          <table:table-cell office:value-type="string">
            <text:p>/wales/about-fsa-wales/cymru/cyngor/sfbbwelsh/sfbbcarehomewel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3244">
            <text:p>493244</text:p>
          </table:table-cell>
          <table:table-cell office:value-type="string">
            <text:p>/wales/about-fsa-wales/cymru/cyngor/sfbbwelsh/sfbbcatererswel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20980">
            <text:p>520980</text:p>
          </table:table-cell>
          <table:table-cell office:value-type="string">
            <text:p>/wales/about-fsa-wales/cymru/cyngor/sfbbwelsh/sfbbgwarchodwy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5076">
            <text:p>495076</text:p>
          </table:table-cell>
          <table:table-cell office:value-type="string">
            <text:p>/wales/about-fsa-wales/cymru/cyngor/sfbbwelsh/sfbbretailerswel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8064">
            <text:p>598064</text:p>
          </table:table-cell>
          <table:table-cell office:value-type="string">
            <text:p>/wales/about-fsa-wales/cymru/cyngor/ysgolion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8072">
            <text:p>598072</text:p>
          </table:table-cell>
          <table:table-cell office:value-type="string">
            <text:p>/wales/about-fsa-wales/cymru/cyngor/ysgolioncymru/crucialcr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8082">
            <text:p>598082</text:p>
          </table:table-cell>
          <table:table-cell office:value-type="string">
            <text:p>/wales/about-fsa-wales/cymru/cyngor/ysgolioncymru/eddysg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8553">
            <text:p>598553</text:p>
          </table:table-cell>
          <table:table-cell office:value-type="string">
            <text:p>/wales/about-fsa-wales/cymru/cyngor/ysgolioncymru/foodbust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8573">
            <text:p>598573</text:p>
          </table:table-cell>
          <table:table-cell office:value-type="string">
            <text:p>/wales/about-fsa-wales/cymru/cyngor/ysgolioncymru/gemberygbyw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8095">
            <text:p>598095</text:p>
          </table:table-cell>
          <table:table-cell office:value-type="string">
            <text:p>/wales/about-fsa-wales/cymru/cyngor/ysgolioncymru/gweithda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784">
            <text:p>702784</text:p>
          </table:table-cell>
          <table:table-cell office:value-type="string">
            <text:p>/wales/about-fsa-wales/cymru/diweddariadau-a-rhybudd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6860">
            <text:p>546860</text:p>
          </table:table-cell>
          <table:table-cell office:value-type="string">
            <text:p>/wales/about-fsa-wales/cymru/diwydia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4354">
            <text:p>704354</text:p>
          </table:table-cell>
          <table:table-cell office:value-type="string">
            <text:p>/wales/about-fsa-wales/cymru/diwydiant/apeli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6410">
            <text:p>676410</text:p>
          </table:table-cell>
          <table:table-cell office:value-type="string">
            <text:p>/wales/about-fsa-wales/cymru/diwydiant/arlwyo-manwerth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6417">
            <text:p>676417</text:p>
          </table:table-cell>
          <table:table-cell office:value-type="string">
            <text:p>/wales/about-fsa-wales/cymru/diwydiant/arlwyo-manwerthu/arolygiad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4276">
            <text:p>594276</text:p>
          </table:table-cell>
          <table:table-cell office:value-type="string">
            <text:p>/wales/about-fsa-wales/cymru/diwydiant/bwrddsafonaugw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45007">
            <text:p>645007</text:p>
          </table:table-cell>
          <table:table-cell office:value-type="string">
            <text:p>/wales/about-fsa-wales/cymru/diwydiant/bwydanifeilia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table:style-name="ce1" office:value-type="float" office:value="669361">
            <text:p>669361</text:p>
          </table:table-cell>
          <table:table-cell table:style-name="ce1" office:value-type="string">
            <text:p>/wales/about-fsa-wales/cymru/diwydiant/canllawiauasb/</text:p>
          </table:table-cell>
          <table:table-cell table:style-name="ce1" office:value-type="string">
            <text:p>MultiBranch</text:p>
          </table:table-cell>
          <table:table-cell table:style-name="ce1" office:value-type="string">
            <text:p>eng</text:p>
          </table:table-cell>
          <table:table-cell table:style-name="ce1" table:number-columns-repeated="1020"/>
        </table:table-row>
        <table:table-row table:style-name="ro1">
          <table:table-cell office:value-type="float" office:value="499414">
            <text:p>499414</text:p>
          </table:table-cell>
          <table:table-cell office:value-type="string">
            <text:p>/wales/about-fsa-wales/cymru/diwydiant/canllawiauasb/amaeth/gwenwynplw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6888">
            <text:p>546888</text:p>
          </table:table-cell>
          <table:table-cell office:value-type="string">
            <text:p>/wales/about-fsa-wales/cymru/diwydiant/canllawiauasb/bwyd/bwydanifeilia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7533">
            <text:p>567533</text:p>
          </table:table-cell>
          <table:table-cell office:value-type="string">
            <text:p>/wales/about-fsa-wales/cymru/diwydiant/canllawiauasb/bwyd/canllawj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7541">
            <text:p>567541</text:p>
          </table:table-cell>
          <table:table-cell office:value-type="string">
            <text:p>/wales/about-fsa-wales/cymru/diwydiant/canllawiauasb/bwyd/canllawsiocl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52749">
            <text:p>552749</text:p>
          </table:table-cell>
          <table:table-cell office:value-type="string">
            <text:p>/wales/about-fsa-wales/cymru/diwydiant/canllawiauasb/bwyd/suddneithdarffrwythau20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5890">
            <text:p>575890</text:p>
          </table:table-cell>
          <table:table-cell office:value-type="string">
            <text:p>/wales/about-fsa-wales/cymru/diwydiant/canllawiauasb/canllawcymru/canllawiaufb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9249">
            <text:p>709249</text:p>
          </table:table-cell>
          <table:table-cell office:value-type="string">
            <text:p>/wales/about-fsa-wales/cymru/diwydiant/canllawiauasb/canllawcymru/darpariaethau-label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9014">
            <text:p>709014</text:p>
          </table:table-cell>
          <table:table-cell office:value-type="string">
            <text:p>/wales/about-fsa-wales/cymru/diwydiant/canllawiauasb/canllawcymru/datganiad-cynhwysion-bwydanifeilia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0741">
            <text:p>570741</text:p>
          </table:table-cell>
          <table:table-cell office:value-type="string">
            <text:p>/wales/about-fsa-wales/cymru/diwydiant/canllawiauasb/canllawcymru/dwrmwyno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8980">
            <text:p>708980</text:p>
          </table:table-cell>
          <table:table-cell office:value-type="string">
            <text:p>/wales/about-fsa-wales/cymru/diwydiant/canllawiauasb/canllawcymru/gm-cymr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0674">
            <text:p>570674</text:p>
          </table:table-cell>
          <table:table-cell office:value-type="string">
            <text:p>/wales/about-fsa-wales/cymru/diwydiant/canllawiauasb/canllawcymru/lladdgartref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8956">
            <text:p>708956</text:p>
          </table:table-cell>
          <table:table-cell office:value-type="string">
            <text:p>/wales/about-fsa-wales/cymru/diwydiant/canllawiauasb/canllawcymru/rheoliad669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4265">
            <text:p>604265</text:p>
          </table:table-cell>
          <table:table-cell office:value-type="string">
            <text:p>/wales/about-fsa-wales/cymru/diwydiant/canllawiauasb/canllawcymru/Rheoliadhylendidbwydanifeilia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3402">
            <text:p>563402</text:p>
          </table:table-cell>
          <table:table-cell office:value-type="string">
            <text:p>/wales/about-fsa-wales/cymru/diwydiant/canllawiauasb/cig-da-byw/briwi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8730">
            <text:p>548730</text:p>
          </table:table-cell>
          <table:table-cell office:value-type="string">
            <text:p>/wales/about-fsa-wales/cymru/diwydiant/canllawiauasb/cig-da-byw/fcidofedn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26311">
            <text:p>526311</text:p>
          </table:table-cell>
          <table:table-cell office:value-type="string">
            <text:p>/wales/about-fsa-wales/cymru/diwydiant/canllawiauasb/cig-da-byw/fcigwarthegdefaidgeif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7838">
            <text:p>497838</text:p>
          </table:table-cell>
          <table:table-cell office:value-type="string">
            <text:p>/wales/about-fsa-wales/cymru/diwydiant/canllawiauasb/cig-da-byw/nicarbaz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9391">
            <text:p>669391</text:p>
          </table:table-cell>
          <table:table-cell office:value-type="string">
            <text:p>/wales/about-fsa-wales/cymru/diwydiant/canllawiauasb/hylend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5630">
            <text:p>565630</text:p>
          </table:table-cell>
          <table:table-cell office:value-type="string">
            <text:p>/wales/about-fsa-wales/cymru/diwydiant/canllawiauasb/hylendid/rheolicroeshalog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9996">
            <text:p>699996</text:p>
          </table:table-cell>
          <table:table-cell office:value-type="string">
            <text:p>/wales/about-fsa-wales/cymru/diwydiant/canllawiauasb/labelu/darparu-gwybodaeth-ar-fwyd-heb-ei-becynnu-ymlaen-ll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3971">
            <text:p>573971</text:p>
          </table:table-cell>
          <table:table-cell office:value-type="string">
            <text:p>/wales/about-fsa-wales/cymru/diwydiant/canllawiauasb/labelu/hebglwt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7832">
            <text:p>587832</text:p>
          </table:table-cell>
          <table:table-cell office:value-type="string">
            <text:p>/wales/about-fsa-wales/cymru/diwydiant/canllawiauasb/labelu/labelinodaudyddia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0760">
            <text:p>570760</text:p>
          </table:table-cell>
          <table:table-cell office:value-type="string">
            <text:p>/wales/about-fsa-wales/cymru/diwydiant/canllawiauasb/labelu/labelualergen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6335">
            <text:p>586335</text:p>
          </table:table-cell>
          <table:table-cell office:value-type="string">
            <text:p>/wales/about-fsa-wales/cymru/diwydiant/cigahylendidci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6342">
            <text:p>586342</text:p>
          </table:table-cell>
          <table:table-cell office:value-type="string">
            <text:p>/wales/about-fsa-wales/cymru/diwydiant/cigahylendidcig/adolygurheolaeth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9347">
            <text:p>599347</text:p>
          </table:table-cell>
          <table:table-cell office:value-type="string">
            <text:p>/wales/about-fsa-wales/cymru/diwydiant/cigahylendidcig/archwiliosafleoed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407">
            <text:p>702407</text:p>
          </table:table-cell>
          <table:table-cell office:value-type="string">
            <text:p>/wales/about-fsa-wales/cymru/diwydiant/cigahylendidcig/CanllawiauMI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7170">
            <text:p>587170</text:p>
          </table:table-cell>
          <table:table-cell office:value-type="string">
            <text:p>/wales/about-fsa-wales/cymru/diwydiant/cigahylendidcig/cigydd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5469">
            <text:p>595469</text:p>
          </table:table-cell>
          <table:table-cell office:value-type="string">
            <text:p>/wales/about-fsa-wales/cymru/diwydiant/cigahylendidcig/cigyddion/siopauci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3794">
            <text:p>563794</text:p>
          </table:table-cell>
          <table:table-cell office:value-type="string">
            <text:p>/wales/about-fsa-wales/cymru/diwydiant/ffermi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3799">
            <text:p>563799</text:p>
          </table:table-cell>
          <table:table-cell office:value-type="string">
            <text:p>/wales/about-fsa-wales/cymru/diwydiant/ffermio/bwydani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3804">
            <text:p>563804</text:p>
          </table:table-cell>
          <table:table-cell office:value-type="string">
            <text:p>/wales/about-fsa-wales/cymru/diwydiant/ffermio/bwydanif/deddfwriae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4299">
            <text:p>674299</text:p>
          </table:table-cell>
          <table:table-cell office:value-type="string">
            <text:p>/wales/about-fsa-wales/cymru/diwydiant/ffermio/bwydanif/deddfwriaeth/bwyd-anifeilia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4574">
            <text:p>714574</text:p>
          </table:table-cell>
          <table:table-cell office:value-type="string">
            <text:p>/wales/about-fsa-wales/cymru/diwydiant/ffermio/pysgod-pysgodcregy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4577">
            <text:p>714577</text:p>
          </table:table-cell>
          <table:table-cell office:value-type="string">
            <text:p>/wales/about-fsa-wales/cymru/diwydiant/ffermio/pysgod-pysgodcregyn/gofynion-rhew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0470">
            <text:p>700470</text:p>
          </table:table-cell>
          <table:table-cell office:value-type="string">
            <text:p>/wales/about-fsa-wales/cymru/diwydiant/gorfodi-mewnfori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0477">
            <text:p>700477</text:p>
          </table:table-cell>
          <table:table-cell office:value-type="string">
            <text:p>/wales/about-fsa-wales/cymru/diwydiant/gorfodi-mewnforio/gorfodi-mewndiro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4728">
            <text:p>594728</text:p>
          </table:table-cell>
          <table:table-cell office:value-type="string">
            <text:p>/wales/about-fsa-wales/cymru/diwydiant/hacc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7948">
            <text:p>597948</text:p>
          </table:table-cell>
          <table:table-cell office:value-type="string">
            <text:p>/wales/about-fsa-wales/cymru/diwydiant/ncpu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13956">
            <text:p>513956</text:p>
          </table:table-cell>
          <table:table-cell office:value-type="string">
            <text:p>/wales/about-fsa-wales/cymru/gorfod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1878">
            <text:p>661878</text:p>
          </table:table-cell>
          <table:table-cell office:value-type="string">
            <text:p>/wales/about-fsa-wales/cymru/gorfodi/adnoddgorf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21446">
            <text:p>521446</text:p>
          </table:table-cell>
          <table:table-cell office:value-type="string">
            <text:p>/wales/about-fsa-wales/cymru/gorfodi/adnoddgorfod/codymarf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2821">
            <text:p>712821</text:p>
          </table:table-cell>
          <table:table-cell office:value-type="string">
            <text:p>/wales/about-fsa-wales/cymru/gorfodi/adnoddgorfod/codymarfer/cartrefigof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21448">
            <text:p>521448</text:p>
          </table:table-cell>
          <table:table-cell office:value-type="string">
            <text:p>/wales/about-fsa-wales/cymru/gorfodi/adnoddgorfod/codymarfer/dogfenn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1897">
            <text:p>661897</text:p>
          </table:table-cell>
          <table:table-cell office:value-type="string">
            <text:p>/wales/about-fsa-wales/cymru/gorfodi/adnoddgorfod/codymarferbwydanifei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1916">
            <text:p>661916</text:p>
          </table:table-cell>
          <table:table-cell office:value-type="string">
            <text:p>/wales/about-fsa-wales/cymru/gorfodi/adnoddgorfod/codymarferbwydanifeil/dogfennauarolyg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4507">
            <text:p>564507</text:p>
          </table:table-cell>
          <table:table-cell office:value-type="string">
            <text:p>/wales/about-fsa-wales/cymru/gorfodi/adnoddgorfod/cytundebffra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1171">
            <text:p>541171</text:p>
          </table:table-cell>
          <table:table-cell office:value-type="string">
            <text:p>/wales/about-fsa-wales/cymru/gorfodi/adnoddgorfod/llythyr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7339">
            <text:p>617339</text:p>
          </table:table-cell>
          <table:table-cell office:value-type="string">
            <text:p>/wales/about-fsa-wales/cymru/gorfodi/adolygurheolswyd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29888">
            <text:p>529888</text:p>
          </table:table-cell>
          <table:table-cell office:value-type="string">
            <text:p>/wales/about-fsa-wales/cymru/gorfodi/csh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55896">
            <text:p>555896</text:p>
          </table:table-cell>
          <table:table-cell office:value-type="string">
            <text:p>/wales/about-fsa-wales/cymru/gorfodi/cshb/adnoddaucsh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1644">
            <text:p>561644</text:p>
          </table:table-cell>
          <table:table-cell office:value-type="string">
            <text:p>/wales/about-fsa-wales/cymru/gorfodi/cshb/adnoddaucshb/brandi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55899">
            <text:p>555899</text:p>
          </table:table-cell>
          <table:table-cell office:value-type="string">
            <text:p>/wales/about-fsa-wales/cymru/gorfodi/cshb/adnoddaucshb/canllawiaucshb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55940">
            <text:p>555940</text:p>
          </table:table-cell>
          <table:table-cell office:value-type="string">
            <text:p>/wales/about-fsa-wales/cymru/gorfodi/cshb/adnoddaucshb/pecynnau-cyfathrebu-cshb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5281">
            <text:p>595281</text:p>
          </table:table-cell>
          <table:table-cell office:value-type="string">
            <text:p>/wales/about-fsa-wales/cymru/gorfodi/cshb/adnoddaucshb/safonybr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7182">
            <text:p>567182</text:p>
          </table:table-cell>
          <table:table-cell office:value-type="string">
            <text:p>/wales/about-fsa-wales/cymru/gorfodi/cshb/cefndircsh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1306">
            <text:p>561306</text:p>
          </table:table-cell>
          <table:table-cell office:value-type="string">
            <text:p>/wales/about-fsa-wales/cymru/gorfodi/cshb/cefndircshb/cyfathreb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7220">
            <text:p>567220</text:p>
          </table:table-cell>
          <table:table-cell office:value-type="string">
            <text:p>/wales/about-fsa-wales/cymru/gorfodi/cshb/cefndircshb/gwerthusocshb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30044">
            <text:p>530044</text:p>
          </table:table-cell>
          <table:table-cell office:value-type="string">
            <text:p>/wales/about-fsa-wales/cymru/gorfodi/cshb/cshbcymr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5556">
            <text:p>595556</text:p>
          </table:table-cell>
          <table:table-cell office:value-type="string">
            <text:p>/wales/about-fsa-wales/cymru/gorfodi/cshb/gwerthusiadcsh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31706">
            <text:p>531706</text:p>
          </table:table-cell>
          <table:table-cell office:value-type="string">
            <text:p>/wales/about-fsa-wales/cymru/gorfodi/cshb/llywi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31719">
            <text:p>531719</text:p>
          </table:table-cell>
          <table:table-cell office:value-type="string">
            <text:p>/wales/about-fsa-wales/cymru/gorfodi/cshb/llywio/aelod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31713">
            <text:p>531713</text:p>
          </table:table-cell>
          <table:table-cell office:value-type="string">
            <text:p>/wales/about-fsa-wales/cymru/gorfodi/cshb/llywio/gorchwy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5217">
            <text:p>695217</text:p>
          </table:table-cell>
          <table:table-cell office:value-type="string">
            <text:p>/wales/about-fsa-wales/cymru/gorfodi/cshb/pecyncymorthcsh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31804">
            <text:p>531804</text:p>
          </table:table-cell>
          <table:table-cell office:value-type="string">
            <text:p>/wales/about-fsa-wales/cymru/gorfodi/hylend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31813">
            <text:p>531813</text:p>
          </table:table-cell>
          <table:table-cell office:value-type="string">
            <text:p>/wales/about-fsa-wales/cymru/gorfodi/hylendid/cofrestr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31818">
            <text:p>531818</text:p>
          </table:table-cell>
          <table:table-cell office:value-type="string">
            <text:p>/wales/about-fsa-wales/cymru/gorfodi/hylendid/dechr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5967">
            <text:p>655967</text:p>
          </table:table-cell>
          <table:table-cell office:value-type="string">
            <text:p>/wales/about-fsa-wales/cymru/gorfodi/monitr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5971">
            <text:p>655971</text:p>
          </table:table-cell>
          <table:table-cell office:value-type="string">
            <text:p>/wales/about-fsa-wales/cymru/gorfodi/monitro/cigceffy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9642">
            <text:p>659642</text:p>
          </table:table-cell>
          <table:table-cell office:value-type="string">
            <text:p>/wales/about-fsa-wales/cymru/gorfodi/monitro/cigceffyl/all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8123">
            <text:p>668123</text:p>
          </table:table-cell>
          <table:table-cell office:value-type="string">
            <text:p>/wales/about-fsa-wales/cymru/gorfodi/monitro/cigceffyl/allau/profionallau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8291">
            <text:p>658291</text:p>
          </table:table-cell>
          <table:table-cell office:value-type="string">
            <text:p>/wales/about-fsa-wales/cymru/gorfodi/monitro/cigceffyl/cyn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7889">
            <text:p>657889</text:p>
          </table:table-cell>
          <table:table-cell office:value-type="string">
            <text:p>/wales/about-fsa-wales/cymru/gorfodi/monitro/cigceffyl/prof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9597">
            <text:p>709597</text:p>
          </table:table-cell>
          <table:table-cell office:value-type="string">
            <text:p>/wales/about-fsa-wales/cymru/gorfodi/monitro/pysgod-cregyn-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9609">
            <text:p>709609</text:p>
          </table:table-cell>
          <table:table-cell office:value-type="string">
            <text:p>/wales/about-fsa-wales/cymru/gorfodi/monitro/pysgod-cregyn-cymru/cynaeaf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9625">
            <text:p>709625</text:p>
          </table:table-cell>
          <table:table-cell office:value-type="string">
            <text:p>/wales/about-fsa-wales/cymru/gorfodi/monitro/pysgod-cregyn-cymru/cynaeafu/13-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5651">
            <text:p>585651</text:p>
          </table:table-cell>
          <table:table-cell office:value-type="string">
            <text:p>/wales/about-fsa-wales/cymru/gorfodi/monitro/ukfsscymrae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9287">
            <text:p>669287</text:p>
          </table:table-cell>
          <table:table-cell office:value-type="string">
            <text:p>/wales/about-fsa-wales/cymru/gorfodi/rheol-dedd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9308">
            <text:p>669308</text:p>
          </table:table-cell>
          <table:table-cell office:value-type="string">
            <text:p>/wales/about-fsa-wales/cymru/gorfodi/rheol-deddf/ewro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9849">
            <text:p>669849</text:p>
          </table:table-cell>
          <table:table-cell office:value-type="string">
            <text:p>/wales/about-fsa-wales/cymru/gorfodi/rheol-deddf/ewrop/rheolaethau-swyddogo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8853">
            <text:p>708853</text:p>
          </table:table-cell>
          <table:table-cell office:value-type="string">
            <text:p>/wales/about-fsa-wales/cymru/gorfodi/rheol-deddf/rheoliadau-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4255">
            <text:p>564255</text:p>
          </table:table-cell>
          <table:table-cell office:value-type="string">
            <text:p>/wales/about-fsa-wales/cymru/gorfodi/rheol-deddf/rheoliadau-cymru/archwilio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6023">
            <text:p>576023</text:p>
          </table:table-cell>
          <table:table-cell office:value-type="string">
            <text:p>/wales/about-fsa-wales/cymru/gorfodi/rheol-deddf/rheoliadau-cymru/archwiliocymru/archwilio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89113">
            <text:p>589113</text:p>
          </table:table-cell>
          <table:table-cell office:value-type="string">
            <text:p>/wales/about-fsa-wales/cymru/gorfodi/rheol-deddf/rheoliadau-cymru/archwiliocymru/archwilio2011/adroddiadarchwiliowrecsammed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6032">
            <text:p>576032</text:p>
          </table:table-cell>
          <table:table-cell office:value-type="string">
            <text:p>/wales/about-fsa-wales/cymru/gorfodi/rheol-deddf/rheoliadau-cymru/archwiliocymru/archwilio2011/adroddiadcasnewydd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2859">
            <text:p>602859</text:p>
          </table:table-cell>
          <table:table-cell office:value-type="string">
            <text:p>/wales/about-fsa-wales/cymru/gorfodi/rheol-deddf/rheoliadau-cymru/archwiliocymru/archwilio2011/archwiliobromorgannwg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02797">
            <text:p>602797</text:p>
          </table:table-cell>
          <table:table-cell office:value-type="string">
            <text:p>/wales/about-fsa-wales/cymru/gorfodi/rheol-deddf/rheoliadau-cymru/archwiliocymru/archwilio2011/archwiliotorfaen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7388">
            <text:p>547388</text:p>
          </table:table-cell>
          <table:table-cell office:value-type="string">
            <text:p>/wales/about-fsa-wales/cymru/gorfodi/rheol-deddf/rheoliadau-cymru/archwiliocymru/archwilioa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4290">
            <text:p>564290</text:p>
          </table:table-cell>
          <table:table-cell office:value-type="string">
            <text:p>/wales/about-fsa-wales/cymru/gorfodi/rheol-deddf/rheoliadau-cymru/archwiliocymru/archwiliohaccp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5362">
            <text:p>565362</text:p>
          </table:table-cell>
          <table:table-cell office:value-type="string">
            <text:p>/wales/about-fsa-wales/cymru/gorfodi/rheol-deddf/rheoliadau-cymru/archwiliocymru/cynlluniaugweithred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8866">
            <text:p>708866</text:p>
          </table:table-cell>
          <table:table-cell office:value-type="string">
            <text:p>/wales/about-fsa-wales/cymru/gorfodi/rheol-deddf/rheoliadau-cymru/offerynnau-statudo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8924">
            <text:p>708924</text:p>
          </table:table-cell>
          <table:table-cell office:value-type="string">
            <text:p>/wales/about-fsa-wales/cymru/gorfodi/rheol-deddf/rheoliadau-cymru/offerynnau-statudol/oscymru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8877">
            <text:p>708877</text:p>
          </table:table-cell>
          <table:table-cell office:value-type="string">
            <text:p>/wales/about-fsa-wales/cymru/gorfodi/rheol-deddf/rheoliadau-cymru/offerynnau-statudol/oscymru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4069">
            <text:p>704069</text:p>
          </table:table-cell>
          <table:table-cell office:value-type="string">
            <text:p>/wales/about-fsa-wales/cymru/gorfodi/rheol-deddf/rheoliadgwybodaethamfw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4083">
            <text:p>704083</text:p>
          </table:table-cell>
          <table:table-cell office:value-type="string">
            <text:p>/wales/about-fsa-wales/cymru/gorfodi/rheol-deddf/rheoliadgwybodaethamfwyd/darparugwybodaethamfwydiddefnyddwy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091">
            <text:p>702091</text:p>
          </table:table-cell>
          <table:table-cell office:value-type="string">
            <text:p>/wales/about-fsa-wales/cymru/labelu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9117">
            <text:p>709117</text:p>
          </table:table-cell>
          <table:table-cell office:value-type="string">
            <text:p>/wales/about-fsa-wales/cymru/labelucymru/alergenau-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76953">
            <text:p>476953</text:p>
          </table:table-cell>
          <table:table-cell office:value-type="string">
            <text:p>/wales/about-fsa-wales/cymru/newyddiondatg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0559">
            <text:p>690559</text:p>
          </table:table-cell>
          <table:table-cell office:value-type="string">
            <text:p>/wales/about-fsa-wales/cymru/newyddiondatgan/llywio-polis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4179">
            <text:p>714179</text:p>
          </table:table-cell>
          <table:table-cell office:value-type="string">
            <text:p>/wales/about-fsa-wales/cymru/newyddiondatgan/llywio-polisi/labelu-a-gwybodaeth-am-alergen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9689">
            <text:p>699689</text:p>
          </table:table-cell>
          <table:table-cell office:value-type="string">
            <text:p>/wales/about-fsa-wales/cymru/newyddiondatgan/llywio-polisi/lladd-ar-fr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46978">
            <text:p>646978</text:p>
          </table:table-cell>
          <table:table-cell office:value-type="string">
            <text:p>/wales/about-fsa-wales/cymru/newyddiondatgan/ymgyrchoed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5089">
            <text:p>715089</text:p>
          </table:table-cell>
          <table:table-cell office:value-type="string">
            <text:p>/wales/about-fsa-wales/cymru/newyddiondatgan/ymgyrchoedd/ACTCymrae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5404">
            <text:p>715404</text:p>
          </table:table-cell>
          <table:table-cell office:value-type="string">
            <text:p>/wales/about-fsa-wales/cymru/newyddiondatgan/ymgyrchoedd/ACTCymraeg/ACT-wel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15354">
            <text:p>715354</text:p>
          </table:table-cell>
          <table:table-cell office:value-type="string">
            <text:p>/wales/about-fsa-wales/cymru/newyddiondatgan/ymgyrchoedd/ACTCymraeg/wdb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55473">
            <text:p>655473</text:p>
          </table:table-cell>
          <table:table-cell office:value-type="string">
            <text:p>/wales/about-fsa-wales/cymru/newyddiondatgan/ymgyrchoedd/cshbchwef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0139">
            <text:p>700139</text:p>
          </table:table-cell>
          <table:table-cell office:value-type="string">
            <text:p>/wales/about-fsa-wales/cymru/newyddiondatgan/ymgyrchoedd/dwynwen-ffola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7720">
            <text:p>707720</text:p>
          </table:table-cell>
          <table:table-cell office:value-type="string">
            <text:p>/wales/about-fsa-wales/cymru/newyddiondatgan/ymgyrchoedd/gwyliau-gartre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7277">
            <text:p>707277</text:p>
          </table:table-cell>
          <table:table-cell office:value-type="string">
            <text:p>/wales/about-fsa-wales/cymru/newyddiondatgan/ymgyrchoedd/wdb-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11416">
            <text:p>611416</text:p>
          </table:table-cell>
          <table:table-cell office:value-type="string">
            <text:p>/wales/about-fsa-wales/cymru/newyddiondatgan/ymgyrchoedd/wdb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3555">
            <text:p>673555</text:p>
          </table:table-cell>
          <table:table-cell office:value-type="string">
            <text:p>/wales/about-fsa-wales/cymru/newyddiondatgan/ymgyrchoedd/wdb2012/gwyddoniaeth-wd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3610">
            <text:p>673610</text:p>
          </table:table-cell>
          <table:table-cell office:value-type="string">
            <text:p>/wales/about-fsa-wales/cymru/newyddiondatgan/ymgyrchoedd/wdb2012/gwyddoniaeth-wdb/bwyd-dros-be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3999">
            <text:p>673999</text:p>
          </table:table-cell>
          <table:table-cell office:value-type="string">
            <text:p>/wales/about-fsa-wales/cymru/newyddiondatgan/ymgyrchoedd/wdb2012/gwyddoniaeth-wdb/defnyddio-erby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3587">
            <text:p>673587</text:p>
          </table:table-cell>
          <table:table-cell office:value-type="string">
            <text:p>/wales/about-fsa-wales/cymru/newyddiondatgan/ymgyrchoedd/wdb2012/gwyddoniaeth-wdb/pa-mor-o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73581">
            <text:p>673581</text:p>
          </table:table-cell>
          <table:table-cell office:value-type="string">
            <text:p>/wales/about-fsa-wales/cymru/newyddiondatgan/ymgyrchoedd/wdb2012/gwyddoniaeth-wdb/rhewi-bwy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35653">
            <text:p>535653</text:p>
          </table:table-cell>
          <table:table-cell office:value-type="string">
            <text:p>/wales/about-fsa-wales/cymru/newyddiondatgan/ymgyrchoedd/wdb2012/gwyliogerma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2296">
            <text:p>542296</text:p>
          </table:table-cell>
          <table:table-cell office:value-type="string">
            <text:p>/wales/about-fsa-wales/cymru/newyddiondatgan/ymgyrchoedd/wdb2012/gwyliogermau/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42173">
            <text:p>542173</text:p>
          </table:table-cell>
          <table:table-cell office:value-type="string">
            <text:p>/wales/about-fsa-wales/cymru/newyddiondatgan/ymgyrchoedd/wdb2012/gwyliogermau/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81032">
            <text:p>481032</text:p>
          </table:table-cell>
          <table:table-cell office:value-type="string">
            <text:p>/wales/about-fsa-wales/cymru/newyddiondatgan/ymgyrchoedd/wdb2012/gwyliogermau/adnoddauwd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95431">
            <text:p>695431</text:p>
          </table:table-cell>
          <table:table-cell office:value-type="string">
            <text:p>/wales/about-fsa-wales/cymru/newyddiondatgan/ymgyrchoedd/ymgyrchhylendidbwydd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46981">
            <text:p>646981</text:p>
          </table:table-cell>
          <table:table-cell office:value-type="string">
            <text:p>/wales/about-fsa-wales/cymru/newyddiondatgan/ymgyrchoedd/ymgyrchnadolig2012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1760">
            <text:p>701760</text:p>
          </table:table-cell>
          <table:table-cell office:value-type="string">
            <text:p>/wales/label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6193">
            <text:p>706193</text:p>
          </table:table-cell>
          <table:table-cell office:value-type="string">
            <text:p>/wales/labelwales/walesallergenlab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30790">
            <text:p>330790</text:p>
          </table:table-cell>
          <table:table-cell office:value-type="string">
            <text:p>/wales/regs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table:style-name="ce1" office:value-type="float" office:value="665419">
            <text:p>665419</text:p>
          </table:table-cell>
          <table:table-cell table:style-name="ce1" office:value-type="string">
            <text:p>/wales/regswales/regappraisals/</text:p>
          </table:table-cell>
          <table:table-cell table:style-name="ce1" office:value-type="string">
            <text:p>MultiBranch</text:p>
          </table:table-cell>
          <table:table-cell table:style-name="ce1" office:value-type="string">
            <text:p>eng</text:p>
          </table:table-cell>
          <table:table-cell table:style-name="ce1" table:number-columns-repeated="1020"/>
        </table:table-row>
        <table:table-row table:style-name="ro1">
          <table:table-cell office:value-type="float" office:value="667554">
            <text:p>667554</text:p>
          </table:table-cell>
          <table:table-cell office:value-type="string">
            <text:p>/wales/regswales/regappraisals/ia2010/animal-feed-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447">
            <text:p>665447</text:p>
          </table:table-cell>
          <table:table-cell office:value-type="string">
            <text:p>/wales/regswales/regappraisals/ia2011/extractionsolven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501">
            <text:p>665501</text:p>
          </table:table-cell>
          <table:table-cell office:value-type="string">
            <text:p>/wales/regswales/regappraisals/ia2011/feedandfood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493">
            <text:p>665493</text:p>
          </table:table-cell>
          <table:table-cell office:value-type="string">
            <text:p>/wales/regswales/regappraisals/ia2011/foodadditiv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497">
            <text:p>665497</text:p>
          </table:table-cell>
          <table:table-cell office:value-type="string">
            <text:p>/wales/regswales/regappraisals/ia2011/fruitjuice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491">
            <text:p>665491</text:p>
          </table:table-cell>
          <table:table-cell office:value-type="string">
            <text:p>/wales/regswales/regappraisals/ia2011/jellycups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503">
            <text:p>665503</text:p>
          </table:table-cell>
          <table:table-cell office:value-type="string">
            <text:p>/wales/regswales/regappraisals/ia2011/kitchenware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495">
            <text:p>665495</text:p>
          </table:table-cell>
          <table:table-cell office:value-type="string">
            <text:p>/wales/regswales/regappraisals/ia2011/labelling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505">
            <text:p>665505</text:p>
          </table:table-cell>
          <table:table-cell office:value-type="string">
            <text:p>/wales/regswales/regappraisals/ia2011/plastic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499">
            <text:p>665499</text:p>
          </table:table-cell>
          <table:table-cell office:value-type="string">
            <text:p>/wales/regswales/regappraisals/ia2011/water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960">
            <text:p>665960</text:p>
          </table:table-cell>
          <table:table-cell office:value-type="string">
            <text:p>/wales/regswales/regappraisals/ia2012/authorisedofficers2012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983">
            <text:p>665983</text:p>
          </table:table-cell>
          <table:table-cell office:value-type="string">
            <text:p>/wales/regswales/regappraisals/ia2012/foodadditives2012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985">
            <text:p>665985</text:p>
          </table:table-cell>
          <table:table-cell office:value-type="string">
            <text:p>/wales/regswales/regappraisals/ia2012/foodhygiene2012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988">
            <text:p>665988</text:p>
          </table:table-cell>
          <table:table-cell office:value-type="string">
            <text:p>/wales/regswales/regappraisals/ia2012/materials2012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487">
            <text:p>665487</text:p>
          </table:table-cell>
          <table:table-cell office:value-type="string">
            <text:p>/wales/regswales/regappraisals/ia2012/productsfromchina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997">
            <text:p>665997</text:p>
          </table:table-cell>
          <table:table-cell office:value-type="string">
            <text:p>/wales/regswales/regappraisals/ia2013/foodamendments2013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665994">
            <text:p>665994</text:p>
          </table:table-cell>
          <table:table-cell office:value-type="string">
            <text:p>/wales/regswales/regappraisals/ia2013/foodsafety2013-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9013">
            <text:p>29013</text:p>
          </table:table-cell>
          <table:table-cell office:value-type="string">
            <text:p>/wales/regswales/regsguid_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1932">
            <text:p>571932</text:p>
          </table:table-cell>
          <table:table-cell office:value-type="string">
            <text:p>/wales/regswales/regsguid_wales/allergenmisclabellingprovisio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9598">
            <text:p>499598</text:p>
          </table:table-cell>
          <table:table-cell office:value-type="string">
            <text:p>/wales/regswales/regsguid_wales/codepractice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99617">
            <text:p>499617</text:p>
          </table:table-cell>
          <table:table-cell office:value-type="string">
            <text:p>/wales/regswales/regsguid_wales/codepracticewales/copwalesdoc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63835">
            <text:p>563835</text:p>
          </table:table-cell>
          <table:table-cell office:value-type="string">
            <text:p>/wales/regswales/regsguid_wales/ecmarketinguseregul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2955">
            <text:p>572955</text:p>
          </table:table-cell>
          <table:table-cell office:value-type="string">
            <text:p>/wales/regswales/regsguid_wales/fbohighrisk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0455">
            <text:p>300455</text:p>
          </table:table-cell>
          <table:table-cell office:value-type="string">
            <text:p>/wales/regswales/regsguid_wales/feedingsttuffsgn2005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72949">
            <text:p>572949</text:p>
          </table:table-cell>
          <table:table-cell office:value-type="string">
            <text:p>/wales/regswales/regsguid_wales/guidanceeenforceoffecreg669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20691">
            <text:p>520691</text:p>
          </table:table-cell>
          <table:table-cell office:value-type="string">
            <text:p>/wales/regswales/regsguid_wales/guidancefeedingstuffregs05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97236">
            <text:p>297236</text:p>
          </table:table-cell>
          <table:table-cell office:value-type="string">
            <text:p>/wales/regswales/regsguid_wales/guidancegmo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13680">
            <text:p>213680</text:p>
          </table:table-cell>
          <table:table-cell office:value-type="string">
            <text:p>/wales/regswales/regsguid_wales/illegalmeat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81755">
            <text:p>381755</text:p>
          </table:table-cell>
          <table:table-cell office:value-type="string">
            <text:p>/wales/regswales/regsguid_wales/ingredientsdecguide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58395">
            <text:p>258395</text:p>
          </table:table-cell>
          <table:table-cell office:value-type="string">
            <text:p>/wales/regswales/regsguid_wales/tbfreewales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4034">
            <text:p>4034</text:p>
          </table:table-cell>
          <table:table-cell office:value-type="string">
            <text:p>/wales/regswales/regula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8755">
            <text:p>28755</text:p>
          </table:table-cell>
          <table:table-cell office:value-type="string">
            <text:p>/wales/regswales/regulations/ria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8787">
            <text:p>28787</text:p>
          </table:table-cell>
          <table:table-cell office:value-type="string">
            <text:p>/wales/regswales/regulations/riawales/butshopria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8757">
            <text:p>28757</text:p>
          </table:table-cell>
          <table:table-cell office:value-type="string">
            <text:p>/wales/regswales/regulations/riawales/butwales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0386">
            <text:p>300386</text:p>
          </table:table-cell>
          <table:table-cell office:value-type="string">
            <text:p>/wales/regswales/regulations/riawales/feedingstuffsria2005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8797">
            <text:p>28797</text:p>
          </table:table-cell>
          <table:table-cell office:value-type="string">
            <text:p>/wales/regswales/regulations/riawales/novellabelregswales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28814">
            <text:p>28814</text:p>
          </table:table-cell>
          <table:table-cell office:value-type="string">
            <text:p>/wales/regswales/regulations/riawales/novellabelregswelsh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0372">
            <text:p>300372</text:p>
          </table:table-cell>
          <table:table-cell office:value-type="string">
            <text:p>/wales/regswales/regulations/riawales/poultrymeatria2005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0369">
            <text:p>300369</text:p>
          </table:table-cell>
          <table:table-cell office:value-type="string">
            <text:p>/wales/regswales/regulations/riawales/tseria2005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1737">
            <text:p>301737</text:p>
          </table:table-cell>
          <table:table-cell office:value-type="string">
            <text:p>/wales/regswales/walessi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1739">
            <text:p>301739</text:p>
          </table:table-cell>
          <table:table-cell office:value-type="string">
            <text:p>/wales/regswales/walessibranch/walessi200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1741">
            <text:p>301741</text:p>
          </table:table-cell>
          <table:table-cell office:value-type="string">
            <text:p>/wales/regswales/walessibranch/walessi20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1745">
            <text:p>301745</text:p>
          </table:table-cell>
          <table:table-cell office:value-type="string">
            <text:p>/wales/regswales/walessibranch/walessi20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1748">
            <text:p>301748</text:p>
          </table:table-cell>
          <table:table-cell office:value-type="string">
            <text:p>/wales/regswales/walessibranch/walessi20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1751">
            <text:p>301751</text:p>
          </table:table-cell>
          <table:table-cell office:value-type="string">
            <text:p>/wales/regswales/walessibranch/walessi20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01753">
            <text:p>301753</text:p>
          </table:table-cell>
          <table:table-cell office:value-type="string">
            <text:p>/wales/regswales/walessibranch/walessi2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477">
            <text:p>702477</text:p>
          </table:table-cell>
          <table:table-cell office:value-type="string">
            <text:p>/wales/regswales/walessibranch/walessi20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479">
            <text:p>702479</text:p>
          </table:table-cell>
          <table:table-cell office:value-type="string">
            <text:p>/wales/regswales/walessibranch/walessi20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481">
            <text:p>702481</text:p>
          </table:table-cell>
          <table:table-cell office:value-type="string">
            <text:p>/wales/regswales/walessibranch/walessi20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2483">
            <text:p>702483</text:p>
          </table:table-cell>
          <table:table-cell office:value-type="string">
            <text:p>/wales/regswales/walessibranch/walessi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1799">
            <text:p>701799</text:p>
          </table:table-cell>
          <table:table-cell office:value-type="string">
            <text:p>/wales/regswales/walessibranch/walessi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1801">
            <text:p>701801</text:p>
          </table:table-cell>
          <table:table-cell office:value-type="string">
            <text:p>/wales/regswales/walessibranch/walessi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1805">
            <text:p>701805</text:p>
          </table:table-cell>
          <table:table-cell office:value-type="string">
            <text:p>/wales/regswales/walessibranch/walessi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701808">
            <text:p>701808</text:p>
          </table:table-cell>
          <table:table-cell office:value-type="string">
            <text:p>/wales/regswales/walessibranch/walessi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30874">
            <text:p>330874</text:p>
          </table:table-cell>
          <table:table-cell office:value-type="string">
            <text:p>/wales/research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30797">
            <text:p>330797</text:p>
          </table:table-cell>
          <table:table-cell office:value-type="string">
            <text:p>/wales/safetyhygiene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329553">
            <text:p>329553</text:p>
          </table:table-cell>
          <table:table-cell office:value-type="string">
            <text:p>/wales/safetyhygienewales/chernobylmon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7606">
            <text:p>597606</text:p>
          </table:table-cell>
          <table:table-cell office:value-type="string">
            <text:p>/wales/safetyhygienewales/school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7608">
            <text:p>597608</text:p>
          </table:table-cell>
          <table:table-cell office:value-type="string">
            <text:p>/wales/safetyhygienewales/schoolwales/cruci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7613">
            <text:p>597613</text:p>
          </table:table-cell>
          <table:table-cell office:value-type="string">
            <text:p>/wales/safetyhygienewales/schoolwales/elearnwscho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8528">
            <text:p>598528</text:p>
          </table:table-cell>
          <table:table-cell office:value-type="string">
            <text:p>/wales/safetyhygienewales/schoolwales/foodbust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597611">
            <text:p>597611</text:p>
          </table:table-cell>
          <table:table-cell office:value-type="string">
            <text:p>/wales/safetyhygienewales/schoolwales/schoolworkshop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  <table:table-cell table:number-columns-repeated="1020"/>
        </table:table-row>
        <table:table-row table:style-name="ro1">
          <table:table-cell office:value-type="float" office:value="117372">
            <text:p>117372</text:p>
          </table:table-cell>
          <table:table-cell office:value-type="string">
            <text:p>/wales/safetyhygienewales/shellmonitorwales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  <table:table-cell table:number-columns-repeated="1020"/>
        </table:table-row>
      </table:table>
      <table:table table:name="excluded" table:style-name="ta1">
        <table:table-column table:style-name="co1" table:number-columns-repeated="4" table:default-cell-style-name="Default"/>
        <table:table-row table:style-name="ro1">
          <table:table-cell office:value-type="float" office:value="4008">
            <text:p>4008</text:p>
          </table:table-cell>
          <table:table-cell office:value-type="string">
            <text:p>/wales/about-fsa-wales/contactus/</text:p>
          </table:table-cell>
          <table:table-cell office:value-type="string">
            <text:p>ContactU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907">
            <text:p>37907</text:p>
          </table:table-cell>
          <table:table-cell office:value-type="string">
            <text:p>/wales/about-fsa-wales/cymru/amdanomni/cysylltudeyrnasunedig/cysylltuasiantaeth/Cysylltu/</text:p>
          </table:table-cell>
          <table:table-cell office:value-type="string">
            <text:p>ContactU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988">
            <text:p>509988</text:p>
          </table:table-cell>
          <table:table-cell office:value-type="string">
            <text:p>/wales/about-fsa-wales/cymru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82">
            <text:p>616282</text:p>
          </table:table-cell>
          <table:table-cell office:value-type="string">
            <text:p>/wales/news-updates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222">
            <text:p>621222</text:p>
          </table:table-cell>
          <table:table-cell office:value-type="string">
            <text:p>/wales/</text:p>
          </table:table-cell>
          <table:table-cell office:value-type="string">
            <text:p>NationLandingPage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533183">
            <text:p>533183</text:p>
          </table:table-cell>
          <table:table-cell office:value-type="string">
            <text:p>/wales/about-fsa-wales/cymru/newyddiondatgan/newyddion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107">
            <text:p>534107</text:p>
          </table:table-cell>
          <table:table-cell office:value-type="string">
            <text:p>/wales/about-fsa-wales/cymru/newyddiondatgan/newyddion/datganiadau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088">
            <text:p>640088</text:p>
          </table:table-cell>
          <table:table-cell office:value-type="string">
            <text:p>/wales/news-updates/allergy-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84">
            <text:p>616284</text:p>
          </table:table-cell>
          <table:table-cell office:value-type="string">
            <text:p>/wales/news-updates/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345">
            <text:p>496345</text:p>
          </table:table-cell>
          <table:table-cell office:value-type="string">
            <text:p>/wales/news-updates/news/pressrelease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086">
            <text:p>640086</text:p>
          </table:table-cell>
          <table:table-cell office:value-type="string">
            <text:p>/wales/news-updates/recalls-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702977">
            <text:p>702977</text:p>
          </table:table-cell>
          <table:table-cell office:value-type="string">
            <text:p>/wales/about-fsa-wales/cymru/amdanomni/cysylltudeyrnasunedig/cysylltuasiantae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53">
            <text:p>604853</text:p>
          </table:table-cell>
          <table:table-cell office:value-type="string">
            <text:p>/wales/about-fsa-wales/cymru/amdanomni/swyddiasb/swyddigwa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84567">
            <text:p>684567</text:p>
          </table:table-cell>
          <table:table-cell office:value-type="string">
            <text:p>/wales/about-fsa-wales/cymru/amdanomni/swyddiasb/swyddigwag/cyfarwyddwr-cymru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417">
            <text:p>702417</text:p>
          </table:table-cell>
          <table:table-cell office:value-type="string">
            <text:p>/wales/about-fsa-wales/cymru/amdanomni/swyddiasb/swyddigwag/cyfieithydd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494">
            <text:p>655494</text:p>
          </table:table-cell>
          <table:table-cell office:value-type="string">
            <text:p>/wales/about-fsa-wales/cymru/amdanomni/swyddiasb/swyddigwag/swyddogcyfathrebu</text:p>
          </table:table-cell>
          <table:table-cell office:value-type="string">
            <text:p>Jobs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69401">
            <text:p>669401</text:p>
          </table:table-cell>
          <table:table-cell office:value-type="string">
            <text:p>/wales/about-fsa-wales/cymru/diwydiant/canllawiauasb/amaet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412">
            <text:p>669412</text:p>
          </table:table-cell>
          <table:table-cell office:value-type="string">
            <text:p>/wales/about-fsa-wales/cymru/diwydiant/canllawiauasb/bw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755">
            <text:p>563755</text:p>
          </table:table-cell>
          <table:table-cell office:value-type="string">
            <text:p>/wales/about-fsa-wales/cymru/diwydiant/canllawiauasb/canllawc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366">
            <text:p>669366</text:p>
          </table:table-cell>
          <table:table-cell office:value-type="string">
            <text:p>/wales/about-fsa-wales/cymru/diwydiant/canllawiauasb/cig-da-by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950">
            <text:p>708950</text:p>
          </table:table-cell>
          <table:table-cell office:value-type="string">
            <text:p>/wales/about-fsa-wales/cymru/diwydiant/canllawiauasb/gorfod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381">
            <text:p>669381</text:p>
          </table:table-cell>
          <table:table-cell office:value-type="string">
            <text:p>/wales/about-fsa-wales/cymru/diwydiant/canllawiauasb/label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94623">
            <text:p>694623</text:p>
          </table:table-cell>
          <table:table-cell office:value-type="string">
            <text:p>/wales/about-fsa-wales/cymru/gorfodi/cshb/adnoddaucshb/templedi-hylendid/baneri-gw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629">
            <text:p>694629</text:p>
          </table:table-cell>
          <table:table-cell office:value-type="string">
            <text:p>/wales/about-fsa-wales/cymru/gorfodi/cshb/adnoddaucshb/templedi-hylendid/briffi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619">
            <text:p>694619</text:p>
          </table:table-cell>
          <table:table-cell office:value-type="string">
            <text:p>/wales/about-fsa-wales/cymru/gorfodi/cshb/adnoddaucshb/templedi-hylendid/ffurflenni-templ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621">
            <text:p>694621</text:p>
          </table:table-cell>
          <table:table-cell office:value-type="string">
            <text:p>/wales/about-fsa-wales/cymru/gorfodi/cshb/adnoddaucshb/templedi-hylendid/llythyrau-templ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626">
            <text:p>694626</text:p>
          </table:table-cell>
          <table:table-cell office:value-type="string">
            <text:p>/wales/about-fsa-wales/cymru/gorfodi/cshb/adnoddaucshb/templedi-hylendid/timau-bw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534119">
            <text:p>534119</text:p>
          </table:table-cell>
          <table:table-cell office:value-type="string">
            <text:p>/wales/about-fsa-wales/cymru/newyddiondatgan/newyddion/archifnewcy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190">
            <text:p>533190</text:p>
          </table:table-cell>
          <table:table-cell office:value-type="string">
            <text:p>/wales/about-fsa-wales/cymru/newyddiondatgan/newyddion/archifnewcym/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6430">
            <text:p>426430</text:p>
          </table:table-cell>
          <table:table-cell office:value-type="string">
            <text:p>/wales/about-fsa-wales/cymru/newyddiondatgan/newyddion/archifnewcym/2007/ta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194">
            <text:p>533194</text:p>
          </table:table-cell>
          <table:table-cell office:value-type="string">
            <text:p>/wales/about-fsa-wales/cymru/newyddiondatgan/newyddion/archifnewcym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156">
            <text:p>471156</text:p>
          </table:table-cell>
          <table:table-cell office:value-type="string">
            <text:p>/wales/about-fsa-wales/cymru/newyddiondatgan/newyddion/archifnewcym/2008/aw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2492">
            <text:p>442492</text:p>
          </table:table-cell>
          <table:table-cell office:value-type="string">
            <text:p>/wales/about-fsa-wales/cymru/newyddiondatgan/newyddion/archifnewcym/2008/ch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711">
            <text:p>451711</text:p>
          </table:table-cell>
          <table:table-cell office:value-type="string">
            <text:p>/wales/about-fsa-wales/cymru/newyddiondatgan/newyddion/archifnewcym/2008/eb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692">
            <text:p>466692</text:p>
          </table:table-cell>
          <table:table-cell office:value-type="string">
            <text:p>/wales/about-fsa-wales/cymru/newyddiondatgan/newyddion/archifnewcym/2008/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700">
            <text:p>466700</text:p>
          </table:table-cell>
          <table:table-cell office:value-type="string">
            <text:p>/wales/about-fsa-wales/cymru/newyddiondatgan/newyddion/archifnewcym/2008/gor/canllawiauffrespurnaturio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312">
            <text:p>479312</text:p>
          </table:table-cell>
          <table:table-cell office:value-type="string">
            <text:p>/wales/about-fsa-wales/cymru/newyddiondatgan/newyddion/archifnewcym/2008/h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515">
            <text:p>439515</text:p>
          </table:table-cell>
          <table:table-cell office:value-type="string">
            <text:p>/wales/about-fsa-wales/cymru/newyddiondatgan/newyddion/archifnewcym/2008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044">
            <text:p>459044</text:p>
          </table:table-cell>
          <table:table-cell office:value-type="string">
            <text:p>/wales/about-fsa-wales/cymru/newyddiondatgan/newyddion/archifnewcym/2008/ma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679">
            <text:p>459679</text:p>
          </table:table-cell>
          <table:table-cell office:value-type="string">
            <text:p>/wales/about-fsa-wales/cymru/newyddiondatgan/newyddion/archifnewcym/2008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664">
            <text:p>471664</text:p>
          </table:table-cell>
          <table:table-cell office:value-type="string">
            <text:p>/wales/about-fsa-wales/cymru/newyddiondatgan/newyddion/archifnewcym/2008/m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958">
            <text:p>460958</text:p>
          </table:table-cell>
          <table:table-cell office:value-type="string">
            <text:p>/wales/about-fsa-wales/cymru/newyddiondatgan/newyddion/archifnewcym/2008/me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824">
            <text:p>483824</text:p>
          </table:table-cell>
          <table:table-cell office:value-type="string">
            <text:p>/wales/about-fsa-wales/cymru/newyddiondatgan/newyddion/archifnewcym/2008/rh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660">
            <text:p>479660</text:p>
          </table:table-cell>
          <table:table-cell office:value-type="string">
            <text:p>/wales/about-fsa-wales/cymru/newyddiondatgan/newyddion/archifnewcym/2008/ta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189">
            <text:p>488189</text:p>
          </table:table-cell>
          <table:table-cell office:value-type="string">
            <text:p>/wales/about-fsa-wales/cymru/newyddiondatgan/newyddion/archifnewcym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594">
            <text:p>513594</text:p>
          </table:table-cell>
          <table:table-cell office:value-type="string">
            <text:p>/wales/about-fsa-wales/cymru/newyddiondatgan/newyddion/archifnewcym/2009/aw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849">
            <text:p>493849</text:p>
          </table:table-cell>
          <table:table-cell office:value-type="string">
            <text:p>/wales/about-fsa-wales/cymru/newyddiondatgan/newyddion/archifnewcym/2009/ch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580">
            <text:p>502580</text:p>
          </table:table-cell>
          <table:table-cell office:value-type="string">
            <text:p>/wales/about-fsa-wales/cymru/newyddiondatgan/newyddion/archifnewcym/2009/eb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442">
            <text:p>510442</text:p>
          </table:table-cell>
          <table:table-cell office:value-type="string">
            <text:p>/wales/about-fsa-wales/cymru/newyddiondatgan/newyddion/archifnewcym/2009/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9903">
            <text:p>519903</text:p>
          </table:table-cell>
          <table:table-cell office:value-type="string">
            <text:p>/wales/about-fsa-wales/cymru/newyddiondatgan/newyddion/archifnewcym/2009/h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192">
            <text:p>488192</text:p>
          </table:table-cell>
          <table:table-cell office:value-type="string">
            <text:p>/wales/about-fsa-wales/cymru/newyddiondatgan/newyddion/archifnewcym/2009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467">
            <text:p>504467</text:p>
          </table:table-cell>
          <table:table-cell office:value-type="string">
            <text:p>/wales/about-fsa-wales/cymru/newyddiondatgan/newyddion/archifnewcym/2009/ma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826">
            <text:p>497826</text:p>
          </table:table-cell>
          <table:table-cell office:value-type="string">
            <text:p>/wales/about-fsa-wales/cymru/newyddiondatgan/newyddion/archifnewcym/2009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858">
            <text:p>533858</text:p>
          </table:table-cell>
          <table:table-cell office:value-type="string">
            <text:p>/wales/about-fsa-wales/cymru/newyddiondatgan/newyddion/archifnewcym/2009/m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398">
            <text:p>507398</text:p>
          </table:table-cell>
          <table:table-cell office:value-type="string">
            <text:p>/wales/about-fsa-wales/cymru/newyddiondatgan/newyddion/archifnewcym/2009/me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489">
            <text:p>527489</text:p>
          </table:table-cell>
          <table:table-cell office:value-type="string">
            <text:p>/wales/about-fsa-wales/cymru/newyddiondatgan/newyddion/archifnewcym/2009/rh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882">
            <text:p>525882</text:p>
          </table:table-cell>
          <table:table-cell office:value-type="string">
            <text:p>/wales/about-fsa-wales/cymru/newyddiondatgan/newyddion/archifnewcym/2009/ta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460">
            <text:p>531460</text:p>
          </table:table-cell>
          <table:table-cell office:value-type="string">
            <text:p>/wales/about-fsa-wales/cymru/newyddiondatgan/newyddion/archifnewcym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361">
            <text:p>551361</text:p>
          </table:table-cell>
          <table:table-cell office:value-type="string">
            <text:p>/wales/about-fsa-wales/cymru/newyddiondatgan/newyddion/archifnewcym/2010/aw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523">
            <text:p>535523</text:p>
          </table:table-cell>
          <table:table-cell office:value-type="string">
            <text:p>/wales/about-fsa-wales/cymru/newyddiondatgan/newyddion/archifnewcym/2010/ch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945">
            <text:p>540945</text:p>
          </table:table-cell>
          <table:table-cell office:value-type="string">
            <text:p>/wales/about-fsa-wales/cymru/newyddiondatgan/newyddion/archifnewcym/2010/eb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049">
            <text:p>550049</text:p>
          </table:table-cell>
          <table:table-cell office:value-type="string">
            <text:p>/wales/about-fsa-wales/cymru/newyddiondatgan/newyddion/archifnewcym/2010/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068">
            <text:p>560068</text:p>
          </table:table-cell>
          <table:table-cell office:value-type="string">
            <text:p>/wales/about-fsa-wales/cymru/newyddiondatgan/newyddion/archifnewcym/2010/h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465">
            <text:p>531465</text:p>
          </table:table-cell>
          <table:table-cell office:value-type="string">
            <text:p>/wales/about-fsa-wales/cymru/newyddiondatgan/newyddion/archifnewcym/2010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52">
            <text:p>543352</text:p>
          </table:table-cell>
          <table:table-cell office:value-type="string">
            <text:p>/wales/about-fsa-wales/cymru/newyddiondatgan/newyddion/archifnewcym/2010/ma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322">
            <text:p>539322</text:p>
          </table:table-cell>
          <table:table-cell office:value-type="string">
            <text:p>/wales/about-fsa-wales/cymru/newyddiondatgan/newyddion/archifnewcym/2010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834">
            <text:p>554834</text:p>
          </table:table-cell>
          <table:table-cell office:value-type="string">
            <text:p>/wales/about-fsa-wales/cymru/newyddiondatgan/newyddion/archifnewcym/2010/m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006">
            <text:p>546006</text:p>
          </table:table-cell>
          <table:table-cell office:value-type="string">
            <text:p>/wales/about-fsa-wales/cymru/newyddiondatgan/newyddion/archifnewcym/2010/me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345">
            <text:p>560345</text:p>
          </table:table-cell>
          <table:table-cell office:value-type="string">
            <text:p>/wales/about-fsa-wales/cymru/newyddiondatgan/newyddion/archifnewcym/2010/rh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702">
            <text:p>558702</text:p>
          </table:table-cell>
          <table:table-cell office:value-type="string">
            <text:p>/wales/about-fsa-wales/cymru/newyddiondatgan/newyddion/archifnewcym/2010/ta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585">
            <text:p>562585</text:p>
          </table:table-cell>
          <table:table-cell office:value-type="string">
            <text:p>/wales/about-fsa-wales/cymru/newyddiondatgan/newyddion/archifnewcym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16">
            <text:p>582716</text:p>
          </table:table-cell>
          <table:table-cell office:value-type="string">
            <text:p>/wales/about-fsa-wales/cymru/newyddiondatgan/newyddion/archifnewcym/2011/aw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923">
            <text:p>564923</text:p>
          </table:table-cell>
          <table:table-cell office:value-type="string">
            <text:p>/wales/about-fsa-wales/cymru/newyddiondatgan/newyddion/archifnewcym/2011/ch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154">
            <text:p>572154</text:p>
          </table:table-cell>
          <table:table-cell office:value-type="string">
            <text:p>/wales/about-fsa-wales/cymru/newyddiondatgan/newyddion/archifnewcym/2011/eb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743">
            <text:p>580743</text:p>
          </table:table-cell>
          <table:table-cell office:value-type="string">
            <text:p>/wales/about-fsa-wales/cymru/newyddiondatgan/newyddion/archifnewcym/2011/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119">
            <text:p>589119</text:p>
          </table:table-cell>
          <table:table-cell office:value-type="string">
            <text:p>/wales/about-fsa-wales/cymru/newyddiondatgan/newyddion/archifnewcym/2011/h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588">
            <text:p>562588</text:p>
          </table:table-cell>
          <table:table-cell office:value-type="string">
            <text:p>/wales/about-fsa-wales/cymru/newyddiondatgan/newyddion/archifnewcym/2011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544">
            <text:p>573544</text:p>
          </table:table-cell>
          <table:table-cell office:value-type="string">
            <text:p>/wales/about-fsa-wales/cymru/newyddiondatgan/newyddion/archifnewcym/2011/ma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701">
            <text:p>567701</text:p>
          </table:table-cell>
          <table:table-cell office:value-type="string">
            <text:p>/wales/about-fsa-wales/cymru/newyddiondatgan/newyddion/archifnewcym/2011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382">
            <text:p>585382</text:p>
          </table:table-cell>
          <table:table-cell office:value-type="string">
            <text:p>/wales/about-fsa-wales/cymru/newyddiondatgan/newyddion/archifnewcym/2011/m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510">
            <text:p>575510</text:p>
          </table:table-cell>
          <table:table-cell office:value-type="string">
            <text:p>/wales/about-fsa-wales/cymru/newyddiondatgan/newyddion/archifnewcym/2011/me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962">
            <text:p>594962</text:p>
          </table:table-cell>
          <table:table-cell office:value-type="string">
            <text:p>/wales/about-fsa-wales/cymru/newyddiondatgan/newyddion/archifnewcym/2011/rh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153">
            <text:p>593153</text:p>
          </table:table-cell>
          <table:table-cell office:value-type="string">
            <text:p>/wales/about-fsa-wales/cymru/newyddiondatgan/newyddion/archifnewcym/2011/ta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72">
            <text:p>597872</text:p>
          </table:table-cell>
          <table:table-cell office:value-type="string">
            <text:p>/wales/about-fsa-wales/cymru/newyddiondatgan/newyddion/archifnewcym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28">
            <text:p>613728</text:p>
          </table:table-cell>
          <table:table-cell office:value-type="string">
            <text:p>/wales/about-fsa-wales/cymru/newyddiondatgan/newyddion/archifnewcym/2012/aw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992">
            <text:p>600992</text:p>
          </table:table-cell>
          <table:table-cell office:value-type="string">
            <text:p>/wales/about-fsa-wales/cymru/newyddiondatgan/newyddion/archifnewcym/2012/chwe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015">
            <text:p>608015</text:p>
          </table:table-cell>
          <table:table-cell office:value-type="string">
            <text:p>/wales/about-fsa-wales/cymru/newyddiondatgan/newyddion/archifnewcym/2012/ebri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353">
            <text:p>612353</text:p>
          </table:table-cell>
          <table:table-cell office:value-type="string">
            <text:p>/wales/about-fsa-wales/cymru/newyddiondatgan/newyddion/archifnewcym/2012/gorf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32">
            <text:p>613732</text:p>
          </table:table-cell>
          <table:table-cell office:value-type="string">
            <text:p>/wales/about-fsa-wales/cymru/newyddiondatgan/newyddion/archifnewcym/2012/h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79">
            <text:p>597879</text:p>
          </table:table-cell>
          <table:table-cell office:value-type="string">
            <text:p>/wales/about-fsa-wales/cymru/newyddiondatgan/newyddion/archifnewcym/2012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226">
            <text:p>611226</text:p>
          </table:table-cell>
          <table:table-cell office:value-type="string">
            <text:p>/wales/about-fsa-wales/cymru/newyddiondatgan/newyddion/archifnewcym/2012/ma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741">
            <text:p>604741</text:p>
          </table:table-cell>
          <table:table-cell office:value-type="string">
            <text:p>/wales/about-fsa-wales/cymru/newyddiondatgan/newyddion/archifnewcym/2012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30">
            <text:p>613730</text:p>
          </table:table-cell>
          <table:table-cell office:value-type="string">
            <text:p>/wales/about-fsa-wales/cymru/newyddiondatgan/newyddion/archifnewcym/2012/m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351">
            <text:p>612351</text:p>
          </table:table-cell>
          <table:table-cell office:value-type="string">
            <text:p>/wales/about-fsa-wales/cymru/newyddiondatgan/newyddion/archifnewcym/2012/me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36">
            <text:p>613736</text:p>
          </table:table-cell>
          <table:table-cell office:value-type="string">
            <text:p>/wales/about-fsa-wales/cymru/newyddiondatgan/newyddion/archifnewcym/2012/rha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34">
            <text:p>613734</text:p>
          </table:table-cell>
          <table:table-cell office:value-type="string">
            <text:p>/wales/about-fsa-wales/cymru/newyddiondatgan/newyddion/archifnewcym/2012/ta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02">
            <text:p>650102</text:p>
          </table:table-cell>
          <table:table-cell office:value-type="string">
            <text:p>/wales/about-fsa-wales/cymru/newyddiondatgan/newyddion/archifnewcym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446">
            <text:p>682446</text:p>
          </table:table-cell>
          <table:table-cell office:value-type="string">
            <text:p>/wales/about-fsa-wales/cymru/newyddiondatgan/newyddion/archifnewcym/2013/aw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576">
            <text:p>653576</text:p>
          </table:table-cell>
          <table:table-cell office:value-type="string">
            <text:p>/wales/about-fsa-wales/cymru/newyddiondatgan/newyddion/archifnewcym/2013/chwe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718">
            <text:p>663718</text:p>
          </table:table-cell>
          <table:table-cell office:value-type="string">
            <text:p>/wales/about-fsa-wales/cymru/newyddiondatgan/newyddion/archifnewcym/2013/eb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607">
            <text:p>676607</text:p>
          </table:table-cell>
          <table:table-cell office:value-type="string">
            <text:p>/wales/about-fsa-wales/cymru/newyddiondatgan/newyddion/archifnewcym/2013/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728">
            <text:p>687728</text:p>
          </table:table-cell>
          <table:table-cell office:value-type="string">
            <text:p>/wales/about-fsa-wales/cymru/newyddiondatgan/newyddion/archifnewcym/2013/h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09">
            <text:p>650109</text:p>
          </table:table-cell>
          <table:table-cell office:value-type="string">
            <text:p>/wales/about-fsa-wales/cymru/newyddiondatgan/newyddion/archifnewcym/2013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300">
            <text:p>668300</text:p>
          </table:table-cell>
          <table:table-cell office:value-type="string">
            <text:p>/wales/about-fsa-wales/cymru/newyddiondatgan/newyddion/archifnewcym/2013/ma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38">
            <text:p>658138</text:p>
          </table:table-cell>
          <table:table-cell office:value-type="string">
            <text:p>/wales/about-fsa-wales/cymru/newyddiondatgan/newyddion/archifnewcym/2013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58">
            <text:p>683558</text:p>
          </table:table-cell>
          <table:table-cell office:value-type="string">
            <text:p>/wales/about-fsa-wales/cymru/newyddiondatgan/newyddion/archifnewcym/2013/m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650">
            <text:p>672650</text:p>
          </table:table-cell>
          <table:table-cell office:value-type="string">
            <text:p>/wales/about-fsa-wales/cymru/newyddiondatgan/newyddion/archifnewcym/2013/me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03">
            <text:p>696503</text:p>
          </table:table-cell>
          <table:table-cell office:value-type="string">
            <text:p>/wales/about-fsa-wales/cymru/newyddiondatgan/newyddion/archifnewcym/2013/rh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341">
            <text:p>693341</text:p>
          </table:table-cell>
          <table:table-cell office:value-type="string">
            <text:p>/wales/about-fsa-wales/cymru/newyddiondatgan/newyddion/archifnewcym/2013/ta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395">
            <text:p>699395</text:p>
          </table:table-cell>
          <table:table-cell office:value-type="string">
            <text:p>/wales/about-fsa-wales/cymru/newyddiondatgan/newyddion/archifnewcym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307">
            <text:p>712307</text:p>
          </table:table-cell>
          <table:table-cell office:value-type="string">
            <text:p>/wales/about-fsa-wales/cymru/newyddiondatgan/newyddion/archifnewcym/2014/05Ma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062">
            <text:p>702062</text:p>
          </table:table-cell>
          <table:table-cell office:value-type="string">
            <text:p>/wales/about-fsa-wales/cymru/newyddiondatgan/newyddion/archifnewcym/2014/ch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216">
            <text:p>709216</text:p>
          </table:table-cell>
          <table:table-cell office:value-type="string">
            <text:p>/wales/about-fsa-wales/cymru/newyddiondatgan/newyddion/archifnewcym/2014/eb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398">
            <text:p>699398</text:p>
          </table:table-cell>
          <table:table-cell office:value-type="string">
            <text:p>/wales/about-fsa-wales/cymru/newyddiondatgan/newyddion/archifnewcym/2014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39">
            <text:p>705839</text:p>
          </table:table-cell>
          <table:table-cell office:value-type="string">
            <text:p>/wales/about-fsa-wales/cymru/newyddiondatgan/newyddion/archifnewcym/2014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951">
            <text:p>715951</text:p>
          </table:table-cell>
          <table:table-cell office:value-type="string">
            <text:p>/wales/about-fsa-wales/cymru/newyddiondatgan/newyddion/archifnewcym/2014/Newyddionmehef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113">
            <text:p>564113</text:p>
          </table:table-cell>
          <table:table-cell office:value-type="string">
            <text:p>/wales/about-fsa-wales/cymru/newyddiondatgan/newyddion/datganiadau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962">
            <text:p>566962</text:p>
          </table:table-cell>
          <table:table-cell office:value-type="string">
            <text:p>/wales/about-fsa-wales/cymru/newyddiondatgan/newyddion/datganiadau/2011/chwe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157">
            <text:p>572157</text:p>
          </table:table-cell>
          <table:table-cell office:value-type="string">
            <text:p>/wales/about-fsa-wales/cymru/newyddiondatgan/newyddion/datganiadau/2011/eb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235">
            <text:p>564235</text:p>
          </table:table-cell>
          <table:table-cell office:value-type="string">
            <text:p>/wales/about-fsa-wales/cymru/newyddiondatgan/newyddion/datganiadau/2011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043">
            <text:p>568043</text:p>
          </table:table-cell>
          <table:table-cell office:value-type="string">
            <text:p>/wales/about-fsa-wales/cymru/newyddiondatgan/newyddion/datganiadau/2011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367">
            <text:p>595367</text:p>
          </table:table-cell>
          <table:table-cell office:value-type="string">
            <text:p>/wales/about-fsa-wales/cymru/newyddiondatgan/newyddion/datganiadau/2011/rh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749">
            <text:p>593749</text:p>
          </table:table-cell>
          <table:table-cell office:value-type="string">
            <text:p>/wales/about-fsa-wales/cymru/newyddiondatgan/newyddion/datganiadau/2011/ta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48">
            <text:p>602848</text:p>
          </table:table-cell>
          <table:table-cell office:value-type="string">
            <text:p>/wales/about-fsa-wales/cymru/newyddiondatgan/newyddion/datganiadau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38">
            <text:p>613738</text:p>
          </table:table-cell>
          <table:table-cell office:value-type="string">
            <text:p>/wales/about-fsa-wales/cymru/newyddiondatgan/newyddion/datganiadau/2012/aw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79">
            <text:p>602879</text:p>
          </table:table-cell>
          <table:table-cell office:value-type="string">
            <text:p>/wales/about-fsa-wales/cymru/newyddiondatgan/newyddion/datganiadau/2012/ch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16">
            <text:p>613716</text:p>
          </table:table-cell>
          <table:table-cell office:value-type="string">
            <text:p>/wales/about-fsa-wales/cymru/newyddiondatgan/newyddion/datganiadau/2012/eb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25">
            <text:p>613725</text:p>
          </table:table-cell>
          <table:table-cell office:value-type="string">
            <text:p>/wales/about-fsa-wales/cymru/newyddiondatgan/newyddion/datganiadau/2012/go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42">
            <text:p>613742</text:p>
          </table:table-cell>
          <table:table-cell office:value-type="string">
            <text:p>/wales/about-fsa-wales/cymru/newyddiondatgan/newyddion/datganiadau/2012/hy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10">
            <text:p>613710</text:p>
          </table:table-cell>
          <table:table-cell office:value-type="string">
            <text:p>/wales/about-fsa-wales/cymru/newyddiondatgan/newyddion/datganiadau/2012/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19">
            <text:p>613719</text:p>
          </table:table-cell>
          <table:table-cell office:value-type="string">
            <text:p>/wales/about-fsa-wales/cymru/newyddiondatgan/newyddion/datganiadau/2012/ma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13">
            <text:p>613713</text:p>
          </table:table-cell>
          <table:table-cell office:value-type="string">
            <text:p>/wales/about-fsa-wales/cymru/newyddiondatgan/newyddion/datganiadau/2012/maw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40">
            <text:p>613740</text:p>
          </table:table-cell>
          <table:table-cell office:value-type="string">
            <text:p>/wales/about-fsa-wales/cymru/newyddiondatgan/newyddion/datganiadau/2012/med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22">
            <text:p>613722</text:p>
          </table:table-cell>
          <table:table-cell office:value-type="string">
            <text:p>/wales/about-fsa-wales/cymru/newyddiondatgan/newyddion/datganiadau/2012/me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46">
            <text:p>613746</text:p>
          </table:table-cell>
          <table:table-cell office:value-type="string">
            <text:p>/wales/about-fsa-wales/cymru/newyddiondatgan/newyddion/datganiadau/2012/rha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44">
            <text:p>613744</text:p>
          </table:table-cell>
          <table:table-cell office:value-type="string">
            <text:p>/wales/about-fsa-wales/cymru/newyddiondatgan/newyddion/datganiadau/2012/ta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97325">
            <text:p>697325</text:p>
          </table:table-cell>
          <table:table-cell office:value-type="string">
            <text:p>/wales/about-fsa-wales/cymru/newyddiondatgan/ymgyrchoedd/bwyd-dros-y-nadolig/amser-dathlu-heb-wastraff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154">
            <text:p>695154</text:p>
          </table:table-cell>
          <table:table-cell office:value-type="string">
            <text:p>/wales/about-fsa-wales/cymru/newyddiondatgan/ymgyrchoedd/bwyd-dros-y-nadolig/bwyta-all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158">
            <text:p>695158</text:p>
          </table:table-cell>
          <table:table-cell office:value-type="string">
            <text:p>/wales/about-fsa-wales/cymru/newyddiondatgan/ymgyrchoedd/bwyd-dros-y-nadolig/diogelwch-yn-y-cartre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73261">
            <text:p>673261</text:p>
          </table:table-cell>
          <table:table-cell office:value-type="string">
            <text:p>/wales/about-fsa-wales/cymru/newyddiondatgan/ymgyrchoedd/wdb2013/clinig-oerge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239">
            <text:p>673239</text:p>
          </table:table-cell>
          <table:table-cell office:value-type="string">
            <text:p>/wales/about-fsa-wales/cymru/newyddiondatgan/ymgyrchoedd/wdb2013/cwi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252">
            <text:p>673252</text:p>
          </table:table-cell>
          <table:table-cell office:value-type="string">
            <text:p>/wales/about-fsa-wales/cymru/newyddiondatgan/ymgyrchoedd/wdb2013/cyfryngau-cymdeithas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266">
            <text:p>673266</text:p>
          </table:table-cell>
          <table:table-cell office:value-type="string">
            <text:p>/wales/about-fsa-wales/cymru/newyddiondatgan/ymgyrchoedd/wdb2013/gair-i-ga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244">
            <text:p>673244</text:p>
          </table:table-cell>
          <table:table-cell office:value-type="string">
            <text:p>/wales/about-fsa-wales/cymru/newyddiondatgan/ymgyrchoedd/wdb2013/pobl-ifan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35">
            <text:p>715135</text:p>
          </table:table-cell>
          <table:table-cell office:value-type="string">
            <text:p>/wales/about-fsa-wales/cymru/newyddiondatgan/ymgyrchoedd/wdb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472267">
            <text:p>472267</text:p>
          </table:table-cell>
          <table:table-cell office:value-type="string">
            <text:p>/wales/about-fsa-wales/cymru/ymgynghori/nghymru/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261">
            <text:p>472261</text:p>
          </table:table-cell>
          <table:table-cell office:value-type="string">
            <text:p>/wales/about-fsa-wales/cymru/ymgynghori/nghymru/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251">
            <text:p>472251</text:p>
          </table:table-cell>
          <table:table-cell office:value-type="string">
            <text:p>/wales/about-fsa-wales/cymru/ymgynghori/nghymru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121">
            <text:p>488121</text:p>
          </table:table-cell>
          <table:table-cell office:value-type="string">
            <text:p>/wales/about-fsa-wales/cymru/ymgynghori/nghymru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75">
            <text:p>535475</text:p>
          </table:table-cell>
          <table:table-cell office:value-type="string">
            <text:p>/wales/about-fsa-wales/cymru/ymgynghori/nghymru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265">
            <text:p>564265</text:p>
          </table:table-cell>
          <table:table-cell office:value-type="string">
            <text:p>/wales/about-fsa-wales/cymru/ymgynghori/nghymru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096">
            <text:p>599096</text:p>
          </table:table-cell>
          <table:table-cell office:value-type="string">
            <text:p>/wales/about-fsa-wales/cymru/ymgynghori/nghymru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29">
            <text:p>649929</text:p>
          </table:table-cell>
          <table:table-cell office:value-type="string">
            <text:p>/wales/about-fsa-wales/cymru/ymgynghori/nghymru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011">
            <text:p>701011</text:p>
          </table:table-cell>
          <table:table-cell office:value-type="string">
            <text:p>/wales/about-fsa-wales/cymru/ymgynghori/nghymru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16286">
            <text:p>616286</text:p>
          </table:table-cell>
          <table:table-cell office:value-type="string">
            <text:p>/wales/news-updates/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02">
            <text:p>616302</text:p>
          </table:table-cell>
          <table:table-cell office:value-type="string">
            <text:p>/wales/news-updates/new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770">
            <text:p>646770</text:p>
          </table:table-cell>
          <table:table-cell office:value-type="string">
            <text:p>/wales/news-updates/new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444">
            <text:p>616444</text:p>
          </table:table-cell>
          <table:table-cell office:value-type="string">
            <text:p>/wales/news-updates/new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90">
            <text:p>616290</text:p>
          </table:table-cell>
          <table:table-cell office:value-type="string">
            <text:p>/wales/news-updates/new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93">
            <text:p>616293</text:p>
          </table:table-cell>
          <table:table-cell office:value-type="string">
            <text:p>/wales/news-updates/new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58">
            <text:p>616358</text:p>
          </table:table-cell>
          <table:table-cell office:value-type="string">
            <text:p>/wales/news-updates/new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97">
            <text:p>616297</text:p>
          </table:table-cell>
          <table:table-cell office:value-type="string">
            <text:p>/wales/news-updates/new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99">
            <text:p>642599</text:p>
          </table:table-cell>
          <table:table-cell office:value-type="string">
            <text:p>/wales/news-updates/new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853">
            <text:p>637853</text:p>
          </table:table-cell>
          <table:table-cell office:value-type="string">
            <text:p>/wales/news-updates/new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678">
            <text:p>630678</text:p>
          </table:table-cell>
          <table:table-cell office:value-type="string">
            <text:p>/wales/news-updates/news/2012/wales-news-augu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33">
            <text:p>649333</text:p>
          </table:table-cell>
          <table:table-cell office:value-type="string">
            <text:p>/wales/news-updates/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46">
            <text:p>663046</text:p>
          </table:table-cell>
          <table:table-cell office:value-type="string">
            <text:p>/wales/news-updates/new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146">
            <text:p>682146</text:p>
          </table:table-cell>
          <table:table-cell office:value-type="string">
            <text:p>/wales/news-updates/news/2013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404">
            <text:p>698404</text:p>
          </table:table-cell>
          <table:table-cell office:value-type="string">
            <text:p>/wales/news-updates/new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05">
            <text:p>653605</text:p>
          </table:table-cell>
          <table:table-cell office:value-type="string">
            <text:p>/wales/news-updates/new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36">
            <text:p>649336</text:p>
          </table:table-cell>
          <table:table-cell office:value-type="string">
            <text:p>/wales/news-updates/new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749">
            <text:p>679749</text:p>
          </table:table-cell>
          <table:table-cell office:value-type="string">
            <text:p>/wales/news-updates/new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127">
            <text:p>675127</text:p>
          </table:table-cell>
          <table:table-cell office:value-type="string">
            <text:p>/wales/news-updates/news/2013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012">
            <text:p>659012</text:p>
          </table:table-cell>
          <table:table-cell office:value-type="string">
            <text:p>/wales/news-updates/news/2013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179">
            <text:p>670179</text:p>
          </table:table-cell>
          <table:table-cell office:value-type="string">
            <text:p>/wales/news-updates/new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62">
            <text:p>687862</text:p>
          </table:table-cell>
          <table:table-cell office:value-type="string">
            <text:p>/wales/news-updates/new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685">
            <text:p>690685</text:p>
          </table:table-cell>
          <table:table-cell office:value-type="string">
            <text:p>/wales/news-updates/new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94">
            <text:p>683594</text:p>
          </table:table-cell>
          <table:table-cell office:value-type="string">
            <text:p>/wales/news-updates/news/2013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35">
            <text:p>698735</text:p>
          </table:table-cell>
          <table:table-cell office:value-type="string">
            <text:p>/wales/news-updates/new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447">
            <text:p>709447</text:p>
          </table:table-cell>
          <table:table-cell office:value-type="string">
            <text:p>/wales/news-updates/news/2014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016">
            <text:p>702016</text:p>
          </table:table-cell>
          <table:table-cell office:value-type="string">
            <text:p>/wales/news-updates/news/2014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38">
            <text:p>698738</text:p>
          </table:table-cell>
          <table:table-cell office:value-type="string">
            <text:p>/wales/news-updates/news/2014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46">
            <text:p>715646</text:p>
          </table:table-cell>
          <table:table-cell office:value-type="string">
            <text:p>/wales/news-updates/news/2014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435">
            <text:p>709435</text:p>
          </table:table-cell>
          <table:table-cell office:value-type="string">
            <text:p>/wales/news-updates/news/2014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600">
            <text:p>712600</text:p>
          </table:table-cell>
          <table:table-cell office:value-type="string">
            <text:p>/wales/news-updates/news/2014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27">
            <text:p>562227</text:p>
          </table:table-cell>
          <table:table-cell office:value-type="string">
            <text:p>/wales/news-updates/news/pressrelease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438">
            <text:p>572438</text:p>
          </table:table-cell>
          <table:table-cell office:value-type="string">
            <text:p>/wales/news-updates/news/pressreleases/2011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25">
            <text:p>583125</text:p>
          </table:table-cell>
          <table:table-cell office:value-type="string">
            <text:p>/wales/news-updates/news/pressreleases/2011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029">
            <text:p>595029</text:p>
          </table:table-cell>
          <table:table-cell office:value-type="string">
            <text:p>/wales/news-updates/news/pressreleases/2011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54">
            <text:p>565454</text:p>
          </table:table-cell>
          <table:table-cell office:value-type="string">
            <text:p>/wales/news-updates/news/pressreleases/2011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32">
            <text:p>562232</text:p>
          </table:table-cell>
          <table:table-cell office:value-type="string">
            <text:p>/wales/news-updates/news/pressreleases/2011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067">
            <text:p>581067</text:p>
          </table:table-cell>
          <table:table-cell office:value-type="string">
            <text:p>/wales/news-updates/news/pressreleases/2011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753">
            <text:p>575753</text:p>
          </table:table-cell>
          <table:table-cell office:value-type="string">
            <text:p>/wales/news-updates/news/pressreleases/2011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470">
            <text:p>567470</text:p>
          </table:table-cell>
          <table:table-cell office:value-type="string">
            <text:p>/wales/news-updates/news/pressreleases/2011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763">
            <text:p>575763</text:p>
          </table:table-cell>
          <table:table-cell office:value-type="string">
            <text:p>/wales/news-updates/news/pressreleases/2011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617">
            <text:p>592617</text:p>
          </table:table-cell>
          <table:table-cell office:value-type="string">
            <text:p>/wales/news-updates/news/pressreleases/2011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507">
            <text:p>589507</text:p>
          </table:table-cell>
          <table:table-cell office:value-type="string">
            <text:p>/wales/news-updates/news/pressreleases/2011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504">
            <text:p>589504</text:p>
          </table:table-cell>
          <table:table-cell office:value-type="string">
            <text:p>/wales/news-updates/news/pressreleases/2011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81">
            <text:p>597681</text:p>
          </table:table-cell>
          <table:table-cell office:value-type="string">
            <text:p>/wales/news-updates/news/pressrelease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041">
            <text:p>608041</text:p>
          </table:table-cell>
          <table:table-cell office:value-type="string">
            <text:p>/wales/news-updates/news/pressrelease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67">
            <text:p>601467</text:p>
          </table:table-cell>
          <table:table-cell office:value-type="string">
            <text:p>/wales/news-updates/news/pressrelease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705">
            <text:p>597705</text:p>
          </table:table-cell>
          <table:table-cell office:value-type="string">
            <text:p>/wales/news-updates/news/pressrelease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76">
            <text:p>613176</text:p>
          </table:table-cell>
          <table:table-cell office:value-type="string">
            <text:p>/wales/news-updates/news/pressrelease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213">
            <text:p>605213</text:p>
          </table:table-cell>
          <table:table-cell office:value-type="string">
            <text:p>/wales/news-updates/news/pressrelease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667551">
            <text:p>667551</text:p>
          </table:table-cell>
          <table:table-cell office:value-type="string">
            <text:p>/wales/regswales/regappraisals/ia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443">
            <text:p>665443</text:p>
          </table:table-cell>
          <table:table-cell office:value-type="string">
            <text:p>/wales/regswales/regappraisals/ia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449">
            <text:p>665449</text:p>
          </table:table-cell>
          <table:table-cell office:value-type="string">
            <text:p>/wales/regswales/regappraisals/ia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451">
            <text:p>665451</text:p>
          </table:table-cell>
          <table:table-cell office:value-type="string">
            <text:p>/wales/regswales/regappraisals/ia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consultations" table:style-name="ta1">
        <table:table-column table:style-name="co1" table:number-columns-repeated="4" table:default-cell-style-name="Default"/>
        <table:table-row table:style-name="ro1">
          <table:table-cell office:value-type="float" office:value="353392">
            <text:p>353392</text:p>
          </table:table-cell>
          <table:table-cell office:value-type="string">
            <text:p>/wales/about-fsa-wales/cymru/ymgynghori/nghymru/2006/datgan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763">
            <text:p>351763</text:p>
          </table:table-cell>
          <table:table-cell office:value-type="string">
            <text:p>/wales/about-fsa-wales/cymru/ymgynghori/nghymru/2006/eufarmhygienecymrae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9545">
            <text:p>329545</text:p>
          </table:table-cell>
          <table:table-cell office:value-type="string">
            <text:p>/wales/about-fsa-wales/cymru/ymgynghori/nghymru/2006/feedamendwelsh06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3029">
            <text:p>343029</text:p>
          </table:table-cell>
          <table:table-cell office:value-type="string">
            <text:p>/wales/about-fsa-wales/cymru/ymgynghori/nghymru/2006/feedlawcop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0552">
            <text:p>340552</text:p>
          </table:table-cell>
          <table:table-cell office:value-type="string">
            <text:p>/wales/about-fsa-wales/cymru/ymgynghori/nghymru/2006/feedsubstanceswe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1382">
            <text:p>341382</text:p>
          </table:table-cell>
          <table:table-cell office:value-type="string">
            <text:p>/wales/about-fsa-wales/cymru/ymgynghori/nghymru/2006/moccharges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9581">
            <text:p>349581</text:p>
          </table:table-cell>
          <table:table-cell office:value-type="string">
            <text:p>/wales/about-fsa-wales/cymru/ymgynghori/nghymru/2006/parnuts06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478">
            <text:p>348478</text:p>
          </table:table-cell>
          <table:table-cell office:value-type="string">
            <text:p>/wales/about-fsa-wales/cymru/ymgynghori/nghymru/2006/qff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547">
            <text:p>401547</text:p>
          </table:table-cell>
          <table:table-cell office:value-type="string">
            <text:p>/wales/about-fsa-wales/cymru/ymgynghori/nghymru/2007/competency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1198">
            <text:p>381198</text:p>
          </table:table-cell>
          <table:table-cell office:value-type="string">
            <text:p>/wales/about-fsa-wales/cymru/ymgynghori/nghymru/2007/des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4210">
            <text:p>394210</text:p>
          </table:table-cell>
          <table:table-cell office:value-type="string">
            <text:p>/wales/about-fsa-wales/cymru/ymgynghori/nghymru/2007/feedguidegoodpracticew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657">
            <text:p>425657</text:p>
          </table:table-cell>
          <table:table-cell office:value-type="string">
            <text:p>/wales/about-fsa-wales/cymru/ymgynghori/nghymru/2007/fpncymrae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377">
            <text:p>422377</text:p>
          </table:table-cell>
          <table:table-cell office:value-type="string">
            <text:p>/wales/about-fsa-wales/cymru/ymgynghori/nghymru/2007/hygcym2008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316">
            <text:p>431316</text:p>
          </table:table-cell>
          <table:table-cell office:value-type="string">
            <text:p>/wales/about-fsa-wales/cymru/ymgynghori/nghymru/2007/infformcymraeg2007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411">
            <text:p>440411</text:p>
          </table:table-cell>
          <table:table-cell office:value-type="string">
            <text:p>/wales/about-fsa-wales/cymru/ymgynghori/nghymru/2007/llaethsychallaethtew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336">
            <text:p>431336</text:p>
          </table:table-cell>
          <table:table-cell office:value-type="string">
            <text:p>/wales/about-fsa-wales/cymru/ymgynghori/nghymru/2007/mocccymraeg2008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7233">
            <text:p>427233</text:p>
          </table:table-cell>
          <table:table-cell office:value-type="string">
            <text:p>/wales/about-fsa-wales/cymru/ymgynghori/nghymru/2007/tsebeefboneswelsh2007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0100">
            <text:p>420100</text:p>
          </table:table-cell>
          <table:table-cell office:value-type="string">
            <text:p>/wales/about-fsa-wales/cymru/ymgynghori/nghymru/2007/undsub2007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5014">
            <text:p>435014</text:p>
          </table:table-cell>
          <table:table-cell office:value-type="string">
            <text:p>/wales/about-fsa-wales/cymru/ymgynghori/nghymru/2007/welshhoney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0284">
            <text:p>430284</text:p>
          </table:table-cell>
          <table:table-cell office:value-type="string">
            <text:p>/wales/about-fsa-wales/cymru/ymgynghori/nghymru/2007/wlscymraeg2007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787">
            <text:p>467787</text:p>
          </table:table-cell>
          <table:table-cell office:value-type="string">
            <text:p>/wales/about-fsa-wales/cymru/ymgynghori/nghymru/2008/botwliaet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958">
            <text:p>455958</text:p>
          </table:table-cell>
          <table:table-cell office:value-type="string">
            <text:p>/wales/about-fsa-wales/cymru/ymgynghori/nghymru/2008/bwydyddnewyd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907">
            <text:p>456907</text:p>
          </table:table-cell>
          <table:table-cell office:value-type="string">
            <text:p>/wales/about-fsa-wales/cymru/ymgynghori/nghymru/2008/cynhyrchuwya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3500">
            <text:p>453500</text:p>
          </table:table-cell>
          <table:table-cell office:value-type="string">
            <text:p>/wales/about-fsa-wales/cymru/ymgynghori/nghymru/2008/cynniggymunedewropeaidd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284">
            <text:p>445284</text:p>
          </table:table-cell>
          <table:table-cell office:value-type="string">
            <text:p>/wales/about-fsa-wales/cymru/ymgynghori/nghymru/2008/CynnigRheoliadNewydd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076">
            <text:p>454076</text:p>
          </table:table-cell>
          <table:table-cell office:value-type="string">
            <text:p>/wales/about-fsa-wales/cymru/ymgynghori/nghymru/2008/deddfdiogelwchbwydcanllaw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679">
            <text:p>465679</text:p>
          </table:table-cell>
          <table:table-cell office:value-type="string">
            <text:p>/wales/about-fsa-wales/cymru/ymgynghori/nghymru/2008/diwygiofformiwla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824">
            <text:p>477824</text:p>
          </table:table-cell>
          <table:table-cell office:value-type="string">
            <text:p>/wales/about-fsa-wales/cymru/ymgynghori/nghymru/2008/draftfeedingstuffs2009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9052">
            <text:p>449052</text:p>
          </table:table-cell>
          <table:table-cell office:value-type="string">
            <text:p>/wales/about-fsa-wales/cymru/ymgynghori/nghymru/2008/dullyrasiantaeth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547">
            <text:p>483547</text:p>
          </table:table-cell>
          <table:table-cell office:value-type="string">
            <text:p>/wales/about-fsa-wales/cymru/ymgynghori/nghymru/2008/foodcont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426">
            <text:p>480426</text:p>
          </table:table-cell>
          <table:table-cell office:value-type="string">
            <text:p>/wales/about-fsa-wales/cymru/ymgynghori/nghymru/2008/foodoper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675">
            <text:p>448675</text:p>
          </table:table-cell>
          <table:table-cell office:value-type="string">
            <text:p>/wales/about-fsa-wales/cymru/ymgynghori/nghymru/2008/labelumaeth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302">
            <text:p>488302</text:p>
          </table:table-cell>
          <table:table-cell office:value-type="string">
            <text:p>/wales/about-fsa-wales/cymru/ymgynghori/nghymru/2008/meathygienecharges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888">
            <text:p>471888</text:p>
          </table:table-cell>
          <table:table-cell office:value-type="string">
            <text:p>/wales/about-fsa-wales/cymru/ymgynghori/nghymru/2008/plascym2008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9638">
            <text:p>449638</text:p>
          </table:table-cell>
          <table:table-cell office:value-type="string">
            <text:p>/wales/about-fsa-wales/cymru/ymgynghori/nghymru/2008/rheoliadaudrafft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52">
            <text:p>467052</text:p>
          </table:table-cell>
          <table:table-cell office:value-type="string">
            <text:p>/wales/about-fsa-wales/cymru/ymgynghori/nghymru/2008/rheoliaddrafftycomisiwn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952">
            <text:p>479952</text:p>
          </table:table-cell>
          <table:table-cell office:value-type="string">
            <text:p>/wales/about-fsa-wales/cymru/ymgynghori/nghymru/2008/settingnutprofiles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170">
            <text:p>460170</text:p>
          </table:table-cell>
          <table:table-cell office:value-type="string">
            <text:p>/wales/about-fsa-wales/cymru/ymgynghori/nghymru/2008/sotd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610">
            <text:p>518610</text:p>
          </table:table-cell>
          <table:table-cell office:value-type="string">
            <text:p>/wales/about-fsa-wales/cymru/ymgynghori/nghymru/2009/atchwane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828">
            <text:p>527828</text:p>
          </table:table-cell>
          <table:table-cell office:value-type="string">
            <text:p>/wales/about-fsa-wales/cymru/ymgynghori/nghymru/2009/caloria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769">
            <text:p>509769</text:p>
          </table:table-cell>
          <table:table-cell office:value-type="string">
            <text:p>/wales/about-fsa-wales/cymru/ymgynghori/nghymru/2009/ffra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128">
            <text:p>488128</text:p>
          </table:table-cell>
          <table:table-cell office:value-type="string">
            <text:p>/wales/about-fsa-wales/cymru/ymgynghori/nghymru/2009/fishcons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890">
            <text:p>517890</text:p>
          </table:table-cell>
          <table:table-cell office:value-type="string">
            <text:p>/wales/about-fsa-wales/cymru/ymgynghori/nghymru/2009/labelubra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896">
            <text:p>517896</text:p>
          </table:table-cell>
          <table:table-cell office:value-type="string">
            <text:p>/wales/about-fsa-wales/cymru/ymgynghori/nghymru/2009/llaet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111">
            <text:p>513111</text:p>
          </table:table-cell>
          <table:table-cell office:value-type="string">
            <text:p>/wales/about-fsa-wales/cymru/ymgynghori/nghymru/2009/parnuts2010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569">
            <text:p>520569</text:p>
          </table:table-cell>
          <table:table-cell office:value-type="string">
            <text:p>/wales/about-fsa-wales/cymru/ymgynghori/nghymru/2009/parnutscymru09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207">
            <text:p>492207</text:p>
          </table:table-cell>
          <table:table-cell office:value-type="string">
            <text:p>/wales/about-fsa-wales/cymru/ymgynghori/nghymru/2009/rheolarbelbwy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027">
            <text:p>499027</text:p>
          </table:table-cell>
          <table:table-cell office:value-type="string">
            <text:p>/wales/about-fsa-wales/cymru/ymgynghori/nghymru/2009/strategaeth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480">
            <text:p>498480</text:p>
          </table:table-cell>
          <table:table-cell office:value-type="string">
            <text:p>/wales/about-fsa-wales/cymru/ymgynghori/nghymru/2009/ymgdatmath09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635">
            <text:p>548635</text:p>
          </table:table-cell>
          <table:table-cell office:value-type="string">
            <text:p>/wales/about-fsa-wales/cymru/ymgynghori/nghymru/2010/arbelydr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165">
            <text:p>554165</text:p>
          </table:table-cell>
          <table:table-cell office:value-type="string">
            <text:p>/wales/about-fsa-wales/cymru/ymgynghori/nghymru/2010/biotocsinaumoro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770">
            <text:p>561770</text:p>
          </table:table-cell>
          <table:table-cell office:value-type="string">
            <text:p>/wales/about-fsa-wales/cymru/ymgynghori/nghymru/2010/bisphenolacymr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90">
            <text:p>535490</text:p>
          </table:table-cell>
          <table:table-cell office:value-type="string">
            <text:p>/wales/about-fsa-wales/cymru/ymgynghori/nghymru/2010/bwydanifeiliaid2010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71">
            <text:p>549871</text:p>
          </table:table-cell>
          <table:table-cell office:value-type="string">
            <text:p>/wales/about-fsa-wales/cymru/ymgynghori/nghymru/2010/ecoli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028">
            <text:p>539028</text:p>
          </table:table-cell>
          <table:table-cell office:value-type="string">
            <text:p>/wales/about-fsa-wales/cymru/ymgynghori/nghymru/2010/efb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901">
            <text:p>561901</text:p>
          </table:table-cell>
          <table:table-cell office:value-type="string">
            <text:p>/wales/about-fsa-wales/cymru/ymgynghori/nghymru/2010/ffrwythauaneithdara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75">
            <text:p>548175</text:p>
          </table:table-cell>
          <table:table-cell office:value-type="string">
            <text:p>/wales/about-fsa-wales/cymru/ymgynghori/nghymru/2010/halogion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785">
            <text:p>539785</text:p>
          </table:table-cell>
          <table:table-cell office:value-type="string">
            <text:p>/wales/about-fsa-wales/cymru/ymgynghori/nghymru/2010/nodaudyddia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39">
            <text:p>555139</text:p>
          </table:table-cell>
          <table:table-cell office:value-type="string">
            <text:p>/wales/about-fsa-wales/cymru/ymgynghori/nghymru/2010/rheolaethauswyddogo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902">
            <text:p>551902</text:p>
          </table:table-cell>
          <table:table-cell office:value-type="string">
            <text:p>/wales/about-fsa-wales/cymru/ymgynghori/nghymru/2010/rheoliadaudwr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493">
            <text:p>560493</text:p>
          </table:table-cell>
          <table:table-cell office:value-type="string">
            <text:p>/wales/about-fsa-wales/cymru/ymgynghori/nghymru/2010/stratddiw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923">
            <text:p>546923</text:p>
          </table:table-cell>
          <table:table-cell office:value-type="string">
            <text:p>/wales/about-fsa-wales/cymru/ymgynghori/nghymru/2010/strategaet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718">
            <text:p>558718</text:p>
          </table:table-cell>
          <table:table-cell office:value-type="string">
            <text:p>/wales/about-fsa-wales/cymru/ymgynghori/nghymru/2010/taliadaurheolaethauci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396">
            <text:p>549396</text:p>
          </table:table-cell>
          <table:table-cell office:value-type="string">
            <text:p>/wales/about-fsa-wales/cymru/ymgynghori/nghymru/2010/ychbwy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395">
            <text:p>593395</text:p>
          </table:table-cell>
          <table:table-cell office:value-type="string">
            <text:p>/wales/about-fsa-wales/cymru/ymgynghori/nghymru/2011/chernobyl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864">
            <text:p>596864</text:p>
          </table:table-cell>
          <table:table-cell office:value-type="string">
            <text:p>/wales/about-fsa-wales/cymru/ymgynghori/nghymru/2011/echdynnumewnbwy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148">
            <text:p>595148</text:p>
          </table:table-cell>
          <table:table-cell office:value-type="string">
            <text:p>/wales/about-fsa-wales/cymru/ymgynghori/nghymru/2011/hylendidbwyd2012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270">
            <text:p>564270</text:p>
          </table:table-cell>
          <table:table-cell office:value-type="string">
            <text:p>/wales/about-fsa-wales/cymru/ymgynghori/nghymru/2011/hylendidllaet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813">
            <text:p>572813</text:p>
          </table:table-cell>
          <table:table-cell office:value-type="string">
            <text:p>/wales/about-fsa-wales/cymru/ymgynghori/nghymru/2011/llestriceginplasti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781">
            <text:p>571781</text:p>
          </table:table-cell>
          <table:table-cell office:value-type="string">
            <text:p>/wales/about-fsa-wales/cymru/ymgynghori/nghymru/2011/profibse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104">
            <text:p>567104</text:p>
          </table:table-cell>
          <table:table-cell office:value-type="string">
            <text:p>/wales/about-fsa-wales/cymru/ymgynghori/nghymru/2011/ranscymr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013">
            <text:p>584013</text:p>
          </table:table-cell>
          <table:table-cell office:value-type="string">
            <text:p>/wales/about-fsa-wales/cymru/ymgynghori/nghymru/2011/swyddogionawdurdodedi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699">
            <text:p>570699</text:p>
          </table:table-cell>
          <table:table-cell office:value-type="string">
            <text:p>/wales/about-fsa-wales/cymru/ymgynghori/nghymru/2011/ychwanegionbwydlycopene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87">
            <text:p>576587</text:p>
          </table:table-cell>
          <table:table-cell office:value-type="string">
            <text:p>/wales/about-fsa-wales/cymru/ymgynghori/nghymru/2011/ymgtoddyddion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42">
            <text:p>647942</text:p>
          </table:table-cell>
          <table:table-cell office:value-type="string">
            <text:p>/wales/about-fsa-wales/cymru/ymgynghori/nghymru/2012/FIRCymrae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/wales/about-fsa-wales/cymru/ymgynghori/nghymru/2012/iareg8532004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761">
            <text:p>636761</text:p>
          </table:table-cell>
          <table:table-cell office:value-type="string">
            <text:p>/wales/about-fsa-wales/cymru/ymgynghori/nghymru/2012/labelupysgod2012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147">
            <text:p>606147</text:p>
          </table:table-cell>
          <table:table-cell office:value-type="string">
            <text:p>/wales/about-fsa-wales/cymru/ymgynghori/nghymru/2012/reviewframepolicymakingcy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955">
            <text:p>634955</text:p>
          </table:table-cell>
          <table:table-cell office:value-type="string">
            <text:p>/wales/about-fsa-wales/cymru/ymgynghori/nghymru/2012/rheolbwydcymru2013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100">
            <text:p>599100</text:p>
          </table:table-cell>
          <table:table-cell office:value-type="string">
            <text:p>/wales/about-fsa-wales/cymru/ymgynghori/nghymru/2012/rheoldeunaceite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47">
            <text:p>630547</text:p>
          </table:table-cell>
          <table:table-cell office:value-type="string">
            <text:p>/wales/about-fsa-wales/cymru/ymgynghori/nghymru/2012/traaceabilitywels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12">
            <text:p>647912</text:p>
          </table:table-cell>
          <table:table-cell office:value-type="string">
            <text:p>/wales/about-fsa-wales/cymru/ymgynghori/nghymru/2012/ymbelydreddmewnbwy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34">
            <text:p>687834</text:p>
          </table:table-cell>
          <table:table-cell office:value-type="string">
            <text:p>/wales/about-fsa-wales/cymru/ymgynghori/nghymru/2013/adolygiadcodymarfercyfraithbwy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781">
            <text:p>679781</text:p>
          </table:table-cell>
          <table:table-cell office:value-type="string">
            <text:p>/wales/about-fsa-wales/cymru/ymgynghori/nghymru/2013/casein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377">
            <text:p>690377</text:p>
          </table:table-cell>
          <table:table-cell office:value-type="string">
            <text:p>/wales/about-fsa-wales/cymru/ymgynghori/nghymru/2013/cynnigrheolswyd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26">
            <text:p>683526</text:p>
          </table:table-cell>
          <table:table-cell office:value-type="string">
            <text:p>/wales/about-fsa-wales/cymru/ymgynghori/nghymru/2013/egin-ha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269">
            <text:p>698269</text:p>
          </table:table-cell>
          <table:table-cell office:value-type="string">
            <text:p>/wales/about-fsa-wales/cymru/ymgynghori/nghymru/2013/ffytosterolau-cymr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858">
            <text:p>679858</text:p>
          </table:table-cell>
          <table:table-cell office:value-type="string">
            <text:p>/wales/about-fsa-wales/cymru/ymgynghori/nghymru/2013/llaethcyddwys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653">
            <text:p>679653</text:p>
          </table:table-cell>
          <table:table-cell office:value-type="string">
            <text:p>/wales/about-fsa-wales/cymru/ymgynghori/nghymru/2013/suddoedd-ffrwytha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061">
            <text:p>682061</text:p>
          </table:table-cell>
          <table:table-cell office:value-type="string">
            <text:p>/wales/about-fsa-wales/cymru/ymgynghori/nghymru/2013/yngynghoriad-jam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933">
            <text:p>707933</text:p>
          </table:table-cell>
          <table:table-cell office:value-type="string">
            <text:p>/wales/about-fsa-wales/cymru/ymgynghori/nghymru/2014/arolygiadau-cig-moch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15">
            <text:p>704115</text:p>
          </table:table-cell>
          <table:table-cell office:value-type="string">
            <text:p>/wales/about-fsa-wales/cymru/ymgynghori/nghymru/2014/cyflasynnau-mw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021">
            <text:p>701021</text:p>
          </table:table-cell>
          <table:table-cell office:value-type="string">
            <text:p>/wales/about-fsa-wales/cymru/ymgynghori/nghymru/2014/cynhyrchion-cig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750">
            <text:p>707750</text:p>
          </table:table-cell>
          <table:table-cell office:value-type="string">
            <text:p>/wales/about-fsa-wales/cymru/ymgynghori/nghymru/2014/feirysau-cadwyn-fwy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638">
            <text:p>701638</text:p>
          </table:table-cell>
          <table:table-cell office:value-type="string">
            <text:p>/wales/about-fsa-wales/cymru/ymgynghori/nghymru/2014/llaeth-amrwd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796">
            <text:p>715796</text:p>
          </table:table-cell>
          <table:table-cell office:value-type="string">
            <text:p>/wales/about-fsa-wales/cymru/ymgynghori/nghymru/2014/olewauhylif-brasterau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044">
            <text:p>713044</text:p>
          </table:table-cell>
          <table:table-cell office:value-type="string">
            <text:p>/wales/about-fsa-wales/cymru/ymgynghori/nghymru/2014/rheoliadau-hylendid-bwyd-2014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570">
            <text:p>704570</text:p>
          </table:table-cell>
          <table:table-cell office:value-type="string">
            <text:p>/wales/about-fsa-wales/cymru/ymgynghori/nghymru/2014/trefniadauarchwilio</text:p>
          </table:table-cell>
          <table:table-cell office:value-type="string">
            <text:p>Consultation</text:p>
          </table:table-cell>
          <table:table-cell office:value-type="string">
            <text:p>eng</text:p>
          </table:table-cell>
        </table:table-row>
      </table:table>
      <table:table table:name="audits" table:style-name="ta1">
        <table:table-column table:style-name="co1" table:number-columns-repeated="4" table:default-cell-style-name="Default"/>
        <table:table-row table:style-name="ro1">
          <table:table-cell office:value-type="float" office:value="708821">
            <text:p>708821</text:p>
          </table:table-cell>
          <table:table-cell office:value-type="string">
            <text:p>/wales/about-fsa-wales/cymru/gorfodi/archwilio-cymru/</text:p>
          </table:table-cell>
          <table:table-cell office:value-type="string">
            <text:p>AuditReport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702813">
            <text:p>702813</text:p>
          </table:table-cell>
          <table:table-cell office:value-type="string">
            <text:p>/wales/about-fsa-wales/cymru/amdanomni/gwaithyrasb/cwestiynaucyffredin-defnyddwyr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792">
            <text:p>699792</text:p>
          </table:table-cell>
          <table:table-cell office:value-type="string">
            <text:p>/wales/about-fsa-wales/cymru/cyngor/alerg/labelialergenau/cyngor-glwten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396">
            <text:p>684396</text:p>
          </table:table-cell>
          <table:table-cell office:value-type="string">
            <text:p>/wales/about-fsa-wales/cymru/diwydiant/canllawiauasb/hylendid/cyngor-arlwyo-elusennau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999">
            <text:p>655999</text:p>
          </table:table-cell>
          <table:table-cell office:value-type="string">
            <text:p>/wales/about-fsa-wales/cymru/gorfodi/monitro/cigceffyl/atebioncigceffyl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127">
            <text:p>709127</text:p>
          </table:table-cell>
          <table:table-cell office:value-type="string">
            <text:p>/wales/about-fsa-wales/cymru/labelucymru/alergenau-cymru/holi-ac-ateb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195">
            <text:p>706195</text:p>
          </table:table-cell>
          <table:table-cell office:value-type="string">
            <text:p>/wales/labelwales/walesallergenlabel/allergenmanagement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news" table:style-name="ta1">
        <table:table-column table:style-name="co1" table:number-columns-repeated="4" table:default-cell-style-name="Default"/>
        <table:table-row table:style-name="ro1">
          <table:table-cell office:value-type="float" office:value="427332">
            <text:p>427332</text:p>
          </table:table-cell>
          <table:table-cell office:value-type="string">
            <text:p>/wales/about-fsa-wales/cymru/newyddiondatgan/newyddion/archifnewcym/2007/tac/nutstrat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6434">
            <text:p>426434</text:p>
          </table:table-cell>
          <table:table-cell office:value-type="string">
            <text:p>/wales/about-fsa-wales/cymru/newyddiondatgan/newyddion/archifnewcym/2007/tac/ot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6440">
            <text:p>426440</text:p>
          </table:table-cell>
          <table:table-cell office:value-type="string">
            <text:p>/wales/about-fsa-wales/cymru/newyddiondatgan/newyddion/archifnewcym/2007/tac/wfaf071109caerd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162">
            <text:p>471162</text:p>
          </table:table-cell>
          <table:table-cell office:value-type="string">
            <text:p>/wales/about-fsa-wales/cymru/newyddiondatgan/newyddion/archifnewcym/2008/aws/wfacsep0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919">
            <text:p>445919</text:p>
          </table:table-cell>
          <table:table-cell office:value-type="string">
            <text:p>/wales/about-fsa-wales/cymru/newyddiondatgan/newyddion/archifnewcym/2008/chw/ArolwgDiweddaraf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268">
            <text:p>443268</text:p>
          </table:table-cell>
          <table:table-cell office:value-type="string">
            <text:p>/wales/about-fsa-wales/cymru/newyddiondatgan/newyddion/archifnewcym/2008/chw/brasdir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982">
            <text:p>445982</text:p>
          </table:table-cell>
          <table:table-cell office:value-type="string">
            <text:p>/wales/about-fsa-wales/cymru/newyddiondatgan/newyddion/archifnewcym/2008/chw/dvdnewydd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676">
            <text:p>446676</text:p>
          </table:table-cell>
          <table:table-cell office:value-type="string">
            <text:p>/wales/about-fsa-wales/cymru/newyddiondatgan/newyddion/archifnewcym/2008/chw/GwefanGymraeg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419">
            <text:p>448419</text:p>
          </table:table-cell>
          <table:table-cell office:value-type="string">
            <text:p>/wales/about-fsa-wales/cymru/newyddiondatgan/newyddion/archifnewcym/2008/chw/gwirioneddgwyddoniaeth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2494">
            <text:p>442494</text:p>
          </table:table-cell>
          <table:table-cell office:value-type="string">
            <text:p>/wales/about-fsa-wales/cymru/newyddiondatgan/newyddion/archifnewcym/2008/chw/PenodiSteveGarrett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935">
            <text:p>443935</text:p>
          </table:table-cell>
          <table:table-cell office:value-type="string">
            <text:p>/wales/about-fsa-wales/cymru/newyddiondatgan/newyddion/archifnewcym/2008/chw/PenodiTriAelod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416">
            <text:p>443416</text:p>
          </table:table-cell>
          <table:table-cell office:value-type="string">
            <text:p>/wales/about-fsa-wales/cymru/newyddiondatgan/newyddion/archifnewcym/2008/chw/pys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289">
            <text:p>443289</text:p>
          </table:table-cell>
          <table:table-cell office:value-type="string">
            <text:p>/wales/about-fsa-wales/cymru/newyddiondatgan/newyddion/archifnewcym/2008/chw/WFAC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97">
            <text:p>444497</text:p>
          </table:table-cell>
          <table:table-cell office:value-type="string">
            <text:p>/wales/about-fsa-wales/cymru/newyddiondatgan/newyddion/archifnewcym/2008/chw/WFAC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28">
            <text:p>444028</text:p>
          </table:table-cell>
          <table:table-cell office:value-type="string">
            <text:p>/wales/about-fsa-wales/cymru/newyddiondatgan/newyddion/archifnewcym/2008/chw/YmchwiliadCyhoeddusEcoli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714">
            <text:p>451714</text:p>
          </table:table-cell>
          <table:table-cell office:value-type="string">
            <text:p>/wales/about-fsa-wales/cymru/newyddiondatgan/newyddion/archifnewcym/2008/ebr/Catadasb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3178">
            <text:p>453178</text:p>
          </table:table-cell>
          <table:table-cell office:value-type="string">
            <text:p>/wales/about-fsa-wales/cymru/newyddiondatgan/newyddion/archifnewcym/2008/ebr/weleatwell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11">
            <text:p>467011</text:p>
          </table:table-cell>
          <table:table-cell office:value-type="string">
            <text:p>/wales/about-fsa-wales/cymru/newyddiondatgan/newyddion/archifnewcym/2008/gor/adroddiadblynydd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10">
            <text:p>467210</text:p>
          </table:table-cell>
          <table:table-cell office:value-type="string">
            <text:p>/wales/about-fsa-wales/cymru/newyddiondatgan/newyddion/archifnewcym/2008/gor/bwydydddanwact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984">
            <text:p>466984</text:p>
          </table:table-cell>
          <table:table-cell office:value-type="string">
            <text:p>/wales/about-fsa-wales/cymru/newyddiondatgan/newyddion/archifnewcym/2008/gor/gwahoddiadiddatg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339">
            <text:p>479339</text:p>
          </table:table-cell>
          <table:table-cell office:value-type="string">
            <text:p>/wales/about-fsa-wales/cymru/newyddiondatgan/newyddion/archifnewcym/2008/hyd/foodsafetyweek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315">
            <text:p>479315</text:p>
          </table:table-cell>
          <table:table-cell office:value-type="string">
            <text:p>/wales/about-fsa-wales/cymru/newyddiondatgan/newyddion/archifnewcym/2008/hyd/wfacnov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822">
            <text:p>439822</text:p>
          </table:table-cell>
          <table:table-cell office:value-type="string">
            <text:p>/wales/about-fsa-wales/cymru/newyddiondatgan/newyddion/archifnewcym/2008/ion/alergbwyd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186">
            <text:p>440186</text:p>
          </table:table-cell>
          <table:table-cell office:value-type="string">
            <text:p>/wales/about-fsa-wales/cymru/newyddiondatgan/newyddion/archifnewcym/2008/ion/ArlwywyrBwydIachach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636">
            <text:p>439636</text:p>
          </table:table-cell>
          <table:table-cell office:value-type="string">
            <text:p>/wales/about-fsa-wales/cymru/newyddiondatgan/newyddion/archifnewcym/2008/ion/fformwlafabanod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919">
            <text:p>439919</text:p>
          </table:table-cell>
          <table:table-cell office:value-type="string">
            <text:p>/wales/about-fsa-wales/cymru/newyddiondatgan/newyddion/archifnewcym/2008/ion/Hystel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752">
            <text:p>439752</text:p>
          </table:table-cell>
          <table:table-cell office:value-type="string">
            <text:p>/wales/about-fsa-wales/cymru/newyddiondatgan/newyddion/archifnewcym/2008/ion/labelupecynnau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896">
            <text:p>440896</text:p>
          </table:table-cell>
          <table:table-cell office:value-type="string">
            <text:p>/wales/about-fsa-wales/cymru/newyddiondatgan/newyddion/archifnewcym/2008/ion/PwyllACCE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021">
            <text:p>459021</text:p>
          </table:table-cell>
          <table:table-cell office:value-type="string">
            <text:p>/wales/about-fsa-wales/cymru/newyddiondatgan/newyddion/archifnewcym/2008/mai/cardiaucog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430">
            <text:p>457430</text:p>
          </table:table-cell>
          <table:table-cell office:value-type="string">
            <text:p>/wales/about-fsa-wales/cymru/newyddiondatgan/newyddion/archifnewcym/2008/mai/llaethbaban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031">
            <text:p>458031</text:p>
          </table:table-cell>
          <table:table-cell office:value-type="string">
            <text:p>/wales/about-fsa-wales/cymru/newyddiondatgan/newyddion/archifnewcym/2008/mai/rysait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9943">
            <text:p>449943</text:p>
          </table:table-cell>
          <table:table-cell office:value-type="string">
            <text:p>/wales/about-fsa-wales/cymru/newyddiondatgan/newyddion/archifnewcym/2008/maw/BwydDiogel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905">
            <text:p>459905</text:p>
          </table:table-cell>
          <table:table-cell office:value-type="string">
            <text:p>/wales/about-fsa-wales/cymru/newyddiondatgan/newyddion/archifnewcym/2008/maw/gawbb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668">
            <text:p>471668</text:p>
          </table:table-cell>
          <table:table-cell office:value-type="string">
            <text:p>/wales/about-fsa-wales/cymru/newyddiondatgan/newyddion/archifnewcym/2008/med/farmnotes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2316">
            <text:p>462316</text:p>
          </table:table-cell>
          <table:table-cell office:value-type="string">
            <text:p>/wales/about-fsa-wales/cymru/newyddiondatgan/newyddion/archifnewcym/2008/meh/aelodaunewyddw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963">
            <text:p>460963</text:p>
          </table:table-cell>
          <table:table-cell office:value-type="string">
            <text:p>/wales/about-fsa-wales/cymru/newyddiondatgan/newyddion/archifnewcym/2008/meh/cawlach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3893">
            <text:p>463893</text:p>
          </table:table-cell>
          <table:table-cell office:value-type="string">
            <text:p>/wales/about-fsa-wales/cymru/newyddiondatgan/newyddion/archifnewcym/2008/meh/gwobraudewisiach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4731">
            <text:p>484731</text:p>
          </table:table-cell>
          <table:table-cell office:value-type="string">
            <text:p>/wales/about-fsa-wales/cymru/newyddiondatgan/newyddion/archifnewcym/2008/rha/diweddariadporccymrae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3827">
            <text:p>483827</text:p>
          </table:table-cell>
          <table:table-cell office:value-type="string">
            <text:p>/wales/about-fsa-wales/cymru/newyddiondatgan/newyddion/archifnewcym/2008/rha/FSApork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4173">
            <text:p>484173</text:p>
          </table:table-cell>
          <table:table-cell office:value-type="string">
            <text:p>/wales/about-fsa-wales/cymru/newyddiondatgan/newyddion/archifnewcym/2008/rha/Irishbeef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4311">
            <text:p>484311</text:p>
          </table:table-cell>
          <table:table-cell office:value-type="string">
            <text:p>/wales/about-fsa-wales/cymru/newyddiondatgan/newyddion/archifnewcym/2008/rha/paenutadvice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4152">
            <text:p>484152</text:p>
          </table:table-cell>
          <table:table-cell office:value-type="string">
            <text:p>/wales/about-fsa-wales/cymru/newyddiondatgan/newyddion/archifnewcym/2008/rha/pork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4348">
            <text:p>484348</text:p>
          </table:table-cell>
          <table:table-cell office:value-type="string">
            <text:p>/wales/about-fsa-wales/cymru/newyddiondatgan/newyddion/archifnewcym/2008/rha/updateefsaporkadvice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6246">
            <text:p>486246</text:p>
          </table:table-cell>
          <table:table-cell office:value-type="string">
            <text:p>/wales/about-fsa-wales/cymru/newyddiondatgan/newyddion/archifnewcym/2008/rha/wfacjan0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664">
            <text:p>479664</text:p>
          </table:table-cell>
          <table:table-cell office:value-type="string">
            <text:p>/wales/about-fsa-wales/cymru/newyddiondatgan/newyddion/archifnewcym/2008/tac/caffeine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345">
            <text:p>480345</text:p>
          </table:table-cell>
          <table:table-cell office:value-type="string">
            <text:p>/wales/about-fsa-wales/cymru/newyddiondatgan/newyddion/archifnewcym/2008/tac/couoforig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2256">
            <text:p>482256</text:p>
          </table:table-cell>
          <table:table-cell office:value-type="string">
            <text:p>/wales/about-fsa-wales/cymru/newyddiondatgan/newyddion/archifnewcym/2008/tac/mhsiacancelled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1885">
            <text:p>481885</text:p>
          </table:table-cell>
          <table:table-cell office:value-type="string">
            <text:p>/wales/about-fsa-wales/cymru/newyddiondatgan/newyddion/archifnewcym/2008/tac/mhsne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27">
            <text:p>513827</text:p>
          </table:table-cell>
          <table:table-cell office:value-type="string">
            <text:p>/wales/about-fsa-wales/cymru/newyddiondatgan/newyddion/archifnewcym/2009/aws/bocs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601">
            <text:p>513601</text:p>
          </table:table-cell>
          <table:table-cell office:value-type="string">
            <text:p>/wales/about-fsa-wales/cymru/newyddiondatgan/newyddion/archifnewcym/2009/aws/bwydysaw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155">
            <text:p>514155</text:p>
          </table:table-cell>
          <table:table-cell office:value-type="string">
            <text:p>/wales/about-fsa-wales/cymru/newyddiondatgan/newyddion/archifnewcym/2009/aws/gweddi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4933">
            <text:p>494933</text:p>
          </table:table-cell>
          <table:table-cell office:value-type="string">
            <text:p>/wales/about-fsa-wales/cymru/newyddiondatgan/newyddion/archifnewcym/2009/chw/aildrefnucyfarfod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4071">
            <text:p>494071</text:p>
          </table:table-cell>
          <table:table-cell office:value-type="string">
            <text:p>/wales/about-fsa-wales/cymru/newyddiondatgan/newyddion/archifnewcym/2009/chw/brasdircv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5997">
            <text:p>495997</text:p>
          </table:table-cell>
          <table:table-cell office:value-type="string">
            <text:p>/wales/about-fsa-wales/cymru/newyddiondatgan/newyddion/archifnewcym/2009/chw/crempo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855">
            <text:p>493855</text:p>
          </table:table-cell>
          <table:table-cell office:value-type="string">
            <text:p>/wales/about-fsa-wales/cymru/newyddiondatgan/newyddion/archifnewcym/2009/chw/lesssatfat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975">
            <text:p>493975</text:p>
          </table:table-cell>
          <table:table-cell office:value-type="string">
            <text:p>/wales/about-fsa-wales/cymru/newyddiondatgan/newyddion/archifnewcym/2009/chw/sanffol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4918">
            <text:p>494918</text:p>
          </table:table-cell>
          <table:table-cell office:value-type="string">
            <text:p>/wales/about-fsa-wales/cymru/newyddiondatgan/newyddion/archifnewcym/2009/chw/UWICjointseminarwel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583">
            <text:p>502583</text:p>
          </table:table-cell>
          <table:table-cell office:value-type="string">
            <text:p>/wales/about-fsa-wales/cymru/newyddiondatgan/newyddion/archifnewcym/2009/ebr/wfac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447">
            <text:p>510447</text:p>
          </table:table-cell>
          <table:table-cell office:value-type="string">
            <text:p>/wales/about-fsa-wales/cymru/newyddiondatgan/newyddion/archifnewcym/2009/gor/cadeir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562">
            <text:p>520562</text:p>
          </table:table-cell>
          <table:table-cell office:value-type="string">
            <text:p>/wales/about-fsa-wales/cymru/newyddiondatgan/newyddion/archifnewcym/2009/hyd/gweithdyb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9954">
            <text:p>519954</text:p>
          </table:table-cell>
          <table:table-cell office:value-type="string">
            <text:p>/wales/about-fsa-wales/cymru/newyddiondatgan/newyddion/archifnewcym/2009/hyd/hal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975">
            <text:p>520975</text:p>
          </table:table-cell>
          <table:table-cell office:value-type="string">
            <text:p>/wales/about-fsa-wales/cymru/newyddiondatgan/newyddion/archifnewcym/2009/hyd/sfbbgw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195">
            <text:p>488195</text:p>
          </table:table-cell>
          <table:table-cell office:value-type="string">
            <text:p>/wales/about-fsa-wales/cymru/newyddiondatgan/newyddion/archifnewcym/2009/ion/lloiFC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214">
            <text:p>489214</text:p>
          </table:table-cell>
          <table:table-cell office:value-type="string">
            <text:p>/wales/about-fsa-wales/cymru/newyddiondatgan/newyddion/archifnewcym/2009/ion/taliadauc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794">
            <text:p>504794</text:p>
          </table:table-cell>
          <table:table-cell office:value-type="string">
            <text:p>/wales/about-fsa-wales/cymru/newyddiondatgan/newyddion/archifnewcym/2009/mai/digoniachiweithi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473">
            <text:p>504473</text:p>
          </table:table-cell>
          <table:table-cell office:value-type="string">
            <text:p>/wales/about-fsa-wales/cymru/newyddiondatgan/newyddion/archifnewcym/2009/mai/hyffaler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880">
            <text:p>504880</text:p>
          </table:table-cell>
          <table:table-cell office:value-type="string">
            <text:p>/wales/about-fsa-wales/cymru/newyddiondatgan/newyddion/archifnewcym/2009/mai/targedauhal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89">
            <text:p>498989</text:p>
          </table:table-cell>
          <table:table-cell office:value-type="string">
            <text:p>/wales/about-fsa-wales/cymru/newyddiondatgan/newyddion/archifnewcym/2009/maw/cstrategol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295">
            <text:p>499295</text:p>
          </table:table-cell>
          <table:table-cell office:value-type="string">
            <text:p>/wales/about-fsa-wales/cymru/newyddiondatgan/newyddion/archifnewcym/2009/maw/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402">
            <text:p>499402</text:p>
          </table:table-cell>
          <table:table-cell office:value-type="string">
            <text:p>/wales/about-fsa-wales/cymru/newyddiondatgan/newyddion/archifnewcym/2009/maw/gwenwynplw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829">
            <text:p>497829</text:p>
          </table:table-cell>
          <table:table-cell office:value-type="string">
            <text:p>/wales/about-fsa-wales/cymru/newyddiondatgan/newyddion/archifnewcym/2009/maw/nicarbazin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01">
            <text:p>498901</text:p>
          </table:table-cell>
          <table:table-cell office:value-type="string">
            <text:p>/wales/about-fsa-wales/cymru/newyddiondatgan/newyddion/archifnewcym/2009/maw/sulymam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983">
            <text:p>508983</text:p>
          </table:table-cell>
          <table:table-cell office:value-type="string">
            <text:p>/wales/about-fsa-wales/cymru/newyddiondatgan/newyddion/archifnewcym/2009/meh/c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542">
            <text:p>508542</text:p>
          </table:table-cell>
          <table:table-cell office:value-type="string">
            <text:p>/wales/about-fsa-wales/cymru/newyddiondatgan/newyddion/archifnewcym/2009/meh/gwyliochwarae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429">
            <text:p>507429</text:p>
          </table:table-cell>
          <table:table-cell office:value-type="string">
            <text:p>/wales/about-fsa-wales/cymru/newyddiondatgan/newyddion/archifnewcym/2009/meh/WD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497">
            <text:p>527497</text:p>
          </table:table-cell>
          <table:table-cell office:value-type="string">
            <text:p>/wales/about-fsa-wales/cymru/newyddiondatgan/newyddion/archifnewcym/2009/rha/aler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886">
            <text:p>525886</text:p>
          </table:table-cell>
          <table:table-cell office:value-type="string">
            <text:p>/wales/about-fsa-wales/cymru/newyddiondatgan/newyddion/archifnewcym/2009/tac/hei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384">
            <text:p>551384</text:p>
          </table:table-cell>
          <table:table-cell office:value-type="string">
            <text:p>/wales/about-fsa-wales/cymru/newyddiondatgan/newyddion/archifnewcym/2010/aws/cloni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623">
            <text:p>552623</text:p>
          </table:table-cell>
          <table:table-cell office:value-type="string">
            <text:p>/wales/about-fsa-wales/cymru/newyddiondatgan/newyddion/archifnewcym/2010/aws/csh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358">
            <text:p>551358</text:p>
          </table:table-cell>
          <table:table-cell office:value-type="string">
            <text:p>/wales/about-fsa-wales/cymru/newyddiondatgan/newyddion/archifnewcym/2010/aws/iaucywi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526">
            <text:p>535526</text:p>
          </table:table-cell>
          <table:table-cell office:value-type="string">
            <text:p>/wales/about-fsa-wales/cymru/newyddiondatgan/newyddion/archifnewcym/2010/chw/sot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950">
            <text:p>540950</text:p>
          </table:table-cell>
          <table:table-cell office:value-type="string">
            <text:p>/wales/about-fsa-wales/cymru/newyddiondatgan/newyddion/archifnewcym/2010/ebr/gohiriow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060">
            <text:p>550060</text:p>
          </table:table-cell>
          <table:table-cell office:value-type="string">
            <text:p>/wales/about-fsa-wales/cymru/newyddiondatgan/newyddion/archifnewcym/2010/gor/archwili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546">
            <text:p>550546</text:p>
          </table:table-cell>
          <table:table-cell office:value-type="string">
            <text:p>/wales/about-fsa-wales/cymru/newyddiondatgan/newyddion/archifnewcym/2010/gor/asbnew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230">
            <text:p>532230</text:p>
          </table:table-cell>
          <table:table-cell office:value-type="string">
            <text:p>/wales/about-fsa-wales/cymru/newyddiondatgan/newyddion/archifnewcym/2010/ion/hylend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471">
            <text:p>531471</text:p>
          </table:table-cell>
          <table:table-cell office:value-type="string">
            <text:p>/wales/about-fsa-wales/cymru/newyddiondatgan/newyddion/archifnewcym/2010/ion/llaet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57">
            <text:p>543357</text:p>
          </table:table-cell>
          <table:table-cell office:value-type="string">
            <text:p>/wales/about-fsa-wales/cymru/newyddiondatgan/newyddion/archifnewcym/2010/mai/catalogadnoddau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334">
            <text:p>539334</text:p>
          </table:table-cell>
          <table:table-cell office:value-type="string">
            <text:p>/wales/about-fsa-wales/cymru/newyddiondatgan/newyddion/archifnewcym/2010/maw/adroddiad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18">
            <text:p>539418</text:p>
          </table:table-cell>
          <table:table-cell office:value-type="string">
            <text:p>/wales/about-fsa-wales/cymru/newyddiondatgan/newyddion/archifnewcym/2010/maw/w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838">
            <text:p>554838</text:p>
          </table:table-cell>
          <table:table-cell office:value-type="string">
            <text:p>/wales/about-fsa-wales/cymru/newyddiondatgan/newyddion/archifnewcym/2010/med/fsacymrae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564">
            <text:p>546564</text:p>
          </table:table-cell>
          <table:table-cell office:value-type="string">
            <text:p>/wales/about-fsa-wales/cymru/newyddiondatgan/newyddion/archifnewcym/2010/meh/bygiau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011">
            <text:p>546011</text:p>
          </table:table-cell>
          <table:table-cell office:value-type="string">
            <text:p>/wales/about-fsa-wales/cymru/newyddiondatgan/newyddion/archifnewcym/2010/meh/lleihaubeichi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534">
            <text:p>546534</text:p>
          </table:table-cell>
          <table:table-cell office:value-type="string">
            <text:p>/wales/about-fsa-wales/cymru/newyddiondatgan/newyddion/archifnewcym/2010/meh/sgoriohylendid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708">
            <text:p>548708</text:p>
          </table:table-cell>
          <table:table-cell office:value-type="string">
            <text:p>/wales/about-fsa-wales/cymru/newyddiondatgan/newyddion/archifnewcym/2010/meh/wfac2207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373">
            <text:p>560373</text:p>
          </table:table-cell>
          <table:table-cell office:value-type="string">
            <text:p>/wales/about-fsa-wales/cymru/newyddiondatgan/newyddion/archifnewcym/2010/rha/adolyguhylend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348">
            <text:p>560348</text:p>
          </table:table-cell>
          <table:table-cell office:value-type="string">
            <text:p>/wales/about-fsa-wales/cymru/newyddiondatgan/newyddion/archifnewcym/2010/rha/campylobac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545">
            <text:p>560545</text:p>
          </table:table-cell>
          <table:table-cell office:value-type="string">
            <text:p>/wales/about-fsa-wales/cymru/newyddiondatgan/newyddion/archifnewcym/2010/rha/strategaethddiwygied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355">
            <text:p>561355</text:p>
          </table:table-cell>
          <table:table-cell office:value-type="string">
            <text:p>/wales/about-fsa-wales/cymru/newyddiondatgan/newyddion/archifnewcym/2010/rha/twrc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004">
            <text:p>561004</text:p>
          </table:table-cell>
          <table:table-cell office:value-type="string">
            <text:p>/wales/about-fsa-wales/cymru/newyddiondatgan/newyddion/archifnewcym/2010/rha/wfacionawr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61">
            <text:p>559861</text:p>
          </table:table-cell>
          <table:table-cell office:value-type="string">
            <text:p>/wales/about-fsa-wales/cymru/newyddiondatgan/newyddion/archifnewcym/2010/tac/cloni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150">
            <text:p>560150</text:p>
          </table:table-cell>
          <table:table-cell office:value-type="string">
            <text:p>/wales/about-fsa-wales/cymru/newyddiondatgan/newyddion/archifnewcym/2010/tac/cshbtachwe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27">
            <text:p>559827</text:p>
          </table:table-cell>
          <table:table-cell office:value-type="string">
            <text:p>/wales/about-fsa-wales/cymru/newyddiondatgan/newyddion/archifnewcym/2010/tac/cwe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705">
            <text:p>558705</text:p>
          </table:table-cell>
          <table:table-cell office:value-type="string">
            <text:p>/wales/about-fsa-wales/cymru/newyddiondatgan/newyddion/archifnewcym/2010/tac/rheolaethauc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72">
            <text:p>559872</text:p>
          </table:table-cell>
          <table:table-cell office:value-type="string">
            <text:p>/wales/about-fsa-wales/cymru/newyddiondatgan/newyddion/archifnewcym/2010/tac/ychwaneg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954">
            <text:p>583954</text:p>
          </table:table-cell>
          <table:table-cell office:value-type="string">
            <text:p>/wales/about-fsa-wales/cymru/newyddiondatgan/newyddion/archifnewcym/2011/aws/bwrddasb0709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36">
            <text:p>585436</text:p>
          </table:table-cell>
          <table:table-cell office:value-type="string">
            <text:p>/wales/about-fsa-wales/cymru/newyddiondatgan/newyddion/archifnewcym/2011/aws/cymeradwyobusnes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19">
            <text:p>582719</text:p>
          </table:table-cell>
          <table:table-cell office:value-type="string">
            <text:p>/wales/about-fsa-wales/cymru/newyddiondatgan/newyddion/archifnewcym/2011/aws/dvdcigydd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985">
            <text:p>582985</text:p>
          </table:table-cell>
          <table:table-cell office:value-type="string">
            <text:p>/wales/about-fsa-wales/cymru/newyddiondatgan/newyddion/archifnewcym/2011/aws/gwaharddaelodbwr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998">
            <text:p>582998</text:p>
          </table:table-cell>
          <table:table-cell office:value-type="string">
            <text:p>/wales/about-fsa-wales/cymru/newyddiondatgan/newyddion/archifnewcym/2011/aws/wfac010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926">
            <text:p>564926</text:p>
          </table:table-cell>
          <table:table-cell office:value-type="string">
            <text:p>/wales/about-fsa-wales/cymru/newyddiondatgan/newyddion/archifnewcym/2011/chw/anifeiliaidhe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983">
            <text:p>566983</text:p>
          </table:table-cell>
          <table:table-cell office:value-type="string">
            <text:p>/wales/about-fsa-wales/cymru/newyddiondatgan/newyddion/archifnewcym/2011/chw/csh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615">
            <text:p>565615</text:p>
          </table:table-cell>
          <table:table-cell office:value-type="string">
            <text:p>/wales/about-fsa-wales/cymru/newyddiondatgan/newyddion/archifnewcym/2011/chw/newyddionec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788">
            <text:p>566788</text:p>
          </table:table-cell>
          <table:table-cell office:value-type="string">
            <text:p>/wales/about-fsa-wales/cymru/newyddiondatgan/newyddion/archifnewcym/2011/chw/wfac03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24">
            <text:p>572724</text:p>
          </table:table-cell>
          <table:table-cell office:value-type="string">
            <text:p>/wales/about-fsa-wales/cymru/newyddiondatgan/newyddion/archifnewcym/2011/ebr/wfacmai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855">
            <text:p>581855</text:p>
          </table:table-cell>
          <table:table-cell office:value-type="string">
            <text:p>/wales/about-fsa-wales/cymru/newyddiondatgan/newyddion/archifnewcym/2011/gor/adroddiadblynyddol1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746">
            <text:p>580746</text:p>
          </table:table-cell>
          <table:table-cell office:value-type="string">
            <text:p>/wales/about-fsa-wales/cymru/newyddiondatgan/newyddion/archifnewcym/2011/gor/ecoli010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410">
            <text:p>581410</text:p>
          </table:table-cell>
          <table:table-cell office:value-type="string">
            <text:p>/wales/about-fsa-wales/cymru/newyddiondatgan/newyddion/archifnewcym/2011/gor/ecoli110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238">
            <text:p>581238</text:p>
          </table:table-cell>
          <table:table-cell office:value-type="string">
            <text:p>/wales/about-fsa-wales/cymru/newyddiondatgan/newyddion/archifnewcym/2011/gor/ecolief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124">
            <text:p>589124</text:p>
          </table:table-cell>
          <table:table-cell office:value-type="string">
            <text:p>/wales/about-fsa-wales/cymru/newyddiondatgan/newyddion/archifnewcym/2011/hyd/adroddiadarchwiliowrecs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795">
            <text:p>589795</text:p>
          </table:table-cell>
          <table:table-cell office:value-type="string">
            <text:p>/wales/about-fsa-wales/cymru/newyddiondatgan/newyddion/archifnewcym/2011/hyd/cyfarfodgwybdoaethamf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059">
            <text:p>591059</text:p>
          </table:table-cell>
          <table:table-cell office:value-type="string">
            <text:p>/wales/about-fsa-wales/cymru/newyddiondatgan/newyddion/archifnewcym/2011/hyd/wfac1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836">
            <text:p>564836</text:p>
          </table:table-cell>
          <table:table-cell office:value-type="string">
            <text:p>/wales/about-fsa-wales/cymru/newyddiondatgan/newyddion/archifnewcym/2011/ion/archwilioabertaw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206">
            <text:p>564206</text:p>
          </table:table-cell>
          <table:table-cell office:value-type="string">
            <text:p>/wales/about-fsa-wales/cymru/newyddiondatgan/newyddion/archifnewcym/2011/ion/archwiliotorfa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592">
            <text:p>562592</text:p>
          </table:table-cell>
          <table:table-cell office:value-type="string">
            <text:p>/wales/about-fsa-wales/cymru/newyddiondatgan/newyddion/archifnewcym/2011/ion/diocsin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376">
            <text:p>563376</text:p>
          </table:table-cell>
          <table:table-cell office:value-type="string">
            <text:p>/wales/about-fsa-wales/cymru/newyddiondatgan/newyddion/archifnewcym/2011/ion/diocsinau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673">
            <text:p>562673</text:p>
          </table:table-cell>
          <table:table-cell office:value-type="string">
            <text:p>/wales/about-fsa-wales/cymru/newyddiondatgan/newyddion/archifnewcym/2011/ion/diweddariaddiocsin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903">
            <text:p>563903</text:p>
          </table:table-cell>
          <table:table-cell office:value-type="string">
            <text:p>/wales/about-fsa-wales/cymru/newyddiondatgan/newyddion/archifnewcym/2011/ion/jelicwpan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798">
            <text:p>562798</text:p>
          </table:table-cell>
          <table:table-cell office:value-type="string">
            <text:p>/wales/about-fsa-wales/cymru/newyddiondatgan/newyddion/archifnewcym/2011/ion/wyaudiocsin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74">
            <text:p>563874</text:p>
          </table:table-cell>
          <table:table-cell office:value-type="string">
            <text:p>/wales/about-fsa-wales/cymru/newyddiondatgan/newyddion/archifnewcym/2011/ion/ychwaneg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548">
            <text:p>573548</text:p>
          </table:table-cell>
          <table:table-cell office:value-type="string">
            <text:p>/wales/about-fsa-wales/cymru/newyddiondatgan/newyddion/archifnewcym/2011/mai/cyngorclonia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038">
            <text:p>575038</text:p>
          </table:table-cell>
          <table:table-cell office:value-type="string">
            <text:p>/wales/about-fsa-wales/cymru/newyddiondatgan/newyddion/archifnewcym/2011/mai/ecoligerman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51">
            <text:p>573751</text:p>
          </table:table-cell>
          <table:table-cell office:value-type="string">
            <text:p>/wales/about-fsa-wales/cymru/newyddiondatgan/newyddion/archifnewcym/2011/mai/taliadaucigmai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039">
            <text:p>568039</text:p>
          </table:table-cell>
          <table:table-cell office:value-type="string">
            <text:p>/wales/about-fsa-wales/cymru/newyddiondatgan/newyddion/archifnewcym/2011/maw/archwilioblaenaugw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711">
            <text:p>567711</text:p>
          </table:table-cell>
          <table:table-cell office:value-type="string">
            <text:p>/wales/about-fsa-wales/cymru/newyddiondatgan/newyddion/archifnewcym/2011/maw/cyfarfodfi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320">
            <text:p>570320</text:p>
          </table:table-cell>
          <table:table-cell office:value-type="string">
            <text:p>/wales/about-fsa-wales/cymru/newyddiondatgan/newyddion/archifnewcym/2011/maw/diweddariadjap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198">
            <text:p>568198</text:p>
          </table:table-cell>
          <table:table-cell office:value-type="string">
            <text:p>/wales/about-fsa-wales/cymru/newyddiondatgan/newyddion/archifnewcym/2011/maw/glwt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125">
            <text:p>570125</text:p>
          </table:table-cell>
          <table:table-cell office:value-type="string">
            <text:p>/wales/about-fsa-wales/cymru/newyddiondatgan/newyddion/archifnewcym/2011/maw/jap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719">
            <text:p>570719</text:p>
          </table:table-cell>
          <table:table-cell office:value-type="string">
            <text:p>/wales/about-fsa-wales/cymru/newyddiondatgan/newyddion/archifnewcym/2011/maw/llaetht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758">
            <text:p>569758</text:p>
          </table:table-cell>
          <table:table-cell office:value-type="string">
            <text:p>/wales/about-fsa-wales/cymru/newyddiondatgan/newyddion/archifnewcym/2011/maw/penodiadaelodauw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413">
            <text:p>570413</text:p>
          </table:table-cell>
          <table:table-cell office:value-type="string">
            <text:p>/wales/about-fsa-wales/cymru/newyddiondatgan/newyddion/archifnewcym/2011/maw/strategaeth2015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796">
            <text:p>586796</text:p>
          </table:table-cell>
          <table:table-cell office:value-type="string">
            <text:p>/wales/about-fsa-wales/cymru/newyddiondatgan/newyddion/archifnewcym/2011/med/adroddiadprifwyddon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67">
            <text:p>585467</text:p>
          </table:table-cell>
          <table:table-cell office:value-type="string">
            <text:p>/wales/about-fsa-wales/cymru/newyddiondatgan/newyddion/archifnewcym/2011/med/aelodbwr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200">
            <text:p>586200</text:p>
          </table:table-cell>
          <table:table-cell office:value-type="string">
            <text:p>/wales/about-fsa-wales/cymru/newyddiondatgan/newyddion/archifnewcym/2011/med/arbenigwyrrheolaethauswyddog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01">
            <text:p>587001</text:p>
          </table:table-cell>
          <table:table-cell office:value-type="string">
            <text:p>/wales/about-fsa-wales/cymru/newyddiondatgan/newyddion/archifnewcym/2011/med/canllawiaulabelibwydmedi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76">
            <text:p>588876</text:p>
          </table:table-cell>
          <table:table-cell office:value-type="string">
            <text:p>/wales/about-fsa-wales/cymru/newyddiondatgan/newyddion/archifnewcym/2011/med/datacyhoedd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008">
            <text:p>586008</text:p>
          </table:table-cell>
          <table:table-cell office:value-type="string">
            <text:p>/wales/about-fsa-wales/cymru/newyddiondatgan/newyddion/archifnewcym/2011/med/effaithrheolaethauc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100">
            <text:p>586100</text:p>
          </table:table-cell>
          <table:table-cell office:value-type="string">
            <text:p>/wales/about-fsa-wales/cymru/newyddiondatgan/newyddion/archifnewcym/2011/med/penderfyniadbwrddmedi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686">
            <text:p>587686</text:p>
          </table:table-cell>
          <table:table-cell office:value-type="string">
            <text:p>/wales/about-fsa-wales/cymru/newyddiondatgan/newyddion/archifnewcym/2011/med/profionanifeilia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611">
            <text:p>586611</text:p>
          </table:table-cell>
          <table:table-cell office:value-type="string">
            <text:p>/wales/about-fsa-wales/cymru/newyddiondatgan/newyddion/archifnewcym/2011/med/pwyllgorgweddillionmilfeddyg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933">
            <text:p>585933</text:p>
          </table:table-cell>
          <table:table-cell office:value-type="string">
            <text:p>/wales/about-fsa-wales/cymru/newyddiondatgan/newyddion/archifnewcym/2011/med/salmonelapt14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386">
            <text:p>585386</text:p>
          </table:table-cell>
          <table:table-cell office:value-type="string">
            <text:p>/wales/about-fsa-wales/cymru/newyddiondatgan/newyddion/archifnewcym/2011/med/unocsh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289">
            <text:p>576289</text:p>
          </table:table-cell>
          <table:table-cell office:value-type="string">
            <text:p>/wales/about-fsa-wales/cymru/newyddiondatgan/newyddion/archifnewcym/2011/meh/adroddiadcasnew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513">
            <text:p>575513</text:p>
          </table:table-cell>
          <table:table-cell office:value-type="string">
            <text:p>/wales/about-fsa-wales/cymru/newyddiondatgan/newyddion/archifnewcym/2011/meh/ecoli0306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846">
            <text:p>575846</text:p>
          </table:table-cell>
          <table:table-cell office:value-type="string">
            <text:p>/wales/about-fsa-wales/cymru/newyddiondatgan/newyddion/archifnewcym/2011/meh/ecoli0606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79">
            <text:p>576579</text:p>
          </table:table-cell>
          <table:table-cell office:value-type="string">
            <text:p>/wales/about-fsa-wales/cymru/newyddiondatgan/newyddion/archifnewcym/2011/meh/ecoli1006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260">
            <text:p>580260</text:p>
          </table:table-cell>
          <table:table-cell office:value-type="string">
            <text:p>/wales/about-fsa-wales/cymru/newyddiondatgan/newyddion/archifnewcym/2011/meh/ecoli2706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855">
            <text:p>575855</text:p>
          </table:table-cell>
          <table:table-cell office:value-type="string">
            <text:p>/wales/about-fsa-wales/cymru/newyddiondatgan/newyddion/archifnewcym/2011/meh/wdb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67">
            <text:p>576567</text:p>
          </table:table-cell>
          <table:table-cell office:value-type="string">
            <text:p>/wales/about-fsa-wales/cymru/newyddiondatgan/newyddion/archifnewcym/2011/meh/wfacgorff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965">
            <text:p>594965</text:p>
          </table:table-cell>
          <table:table-cell office:value-type="string">
            <text:p>/wales/about-fsa-wales/cymru/newyddiondatgan/newyddion/archifnewcym/2011/rha/diogelwchnadol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126">
            <text:p>595126</text:p>
          </table:table-cell>
          <table:table-cell office:value-type="string">
            <text:p>/wales/about-fsa-wales/cymru/newyddiondatgan/newyddion/archifnewcym/2011/rha/rheoliadlabelubwydnew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384">
            <text:p>595384</text:p>
          </table:table-cell>
          <table:table-cell office:value-type="string">
            <text:p>/wales/about-fsa-wales/cymru/newyddiondatgan/newyddion/archifnewcym/2011/rha/wy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499">
            <text:p>595499</text:p>
          </table:table-cell>
          <table:table-cell office:value-type="string">
            <text:p>/wales/about-fsa-wales/cymru/newyddiondatgan/newyddion/archifnewcym/2011/rha/ymchwilcsh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490">
            <text:p>593490</text:p>
          </table:table-cell>
          <table:table-cell office:value-type="string">
            <text:p>/wales/about-fsa-wales/cymru/newyddiondatgan/newyddion/archifnewcym/2011/tac/chernob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853">
            <text:p>593853</text:p>
          </table:table-cell>
          <table:table-cell office:value-type="string">
            <text:p>/wales/about-fsa-wales/cymru/newyddiondatgan/newyddion/archifnewcym/2011/tac/llysi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014">
            <text:p>594014</text:p>
          </table:table-cell>
          <table:table-cell office:value-type="string">
            <text:p>/wales/about-fsa-wales/cymru/newyddiondatgan/newyddion/archifnewcym/2011/tac/rhybudddropvodk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235">
            <text:p>594235</text:p>
          </table:table-cell>
          <table:table-cell office:value-type="string">
            <text:p>/wales/about-fsa-wales/cymru/newyddiondatgan/newyddion/archifnewcym/2011/tac/wystry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158">
            <text:p>593158</text:p>
          </table:table-cell>
          <table:table-cell office:value-type="string">
            <text:p>/wales/about-fsa-wales/cymru/newyddiondatgan/newyddion/archifnewcym/2011/tac/ychwane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713">
            <text:p>627713</text:p>
          </table:table-cell>
          <table:table-cell office:value-type="string">
            <text:p>/wales/about-fsa-wales/cymru/newyddiondatgan/newyddion/archifnewcym/2012/aws/rhybudddma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895">
            <text:p>630895</text:p>
          </table:table-cell>
          <table:table-cell office:value-type="string">
            <text:p>/wales/about-fsa-wales/cymru/newyddiondatgan/newyddion/archifnewcym/2012/aws/smokies08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707">
            <text:p>630707</text:p>
          </table:table-cell>
          <table:table-cell office:value-type="string">
            <text:p>/wales/about-fsa-wales/cymru/newyddiondatgan/newyddion/archifnewcym/2012/aws/wfac6medi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743">
            <text:p>628743</text:p>
          </table:table-cell>
          <table:table-cell office:value-type="string">
            <text:p>/wales/about-fsa-wales/cymru/newyddiondatgan/newyddion/archifnewcym/2012/aws/ygemaueura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995">
            <text:p>600995</text:p>
          </table:table-cell>
          <table:table-cell office:value-type="string">
            <text:p>/wales/about-fsa-wales/cymru/newyddiondatgan/newyddion/archifnewcym/2012/chwef/achosionosalmonelanew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870">
            <text:p>602870</text:p>
          </table:table-cell>
          <table:table-cell office:value-type="string">
            <text:p>/wales/about-fsa-wales/cymru/newyddiondatgan/newyddion/archifnewcym/2012/chwef/adroddiadbromorgannw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786">
            <text:p>602786</text:p>
          </table:table-cell>
          <table:table-cell office:value-type="string">
            <text:p>/wales/about-fsa-wales/cymru/newyddiondatgan/newyddion/archifnewcym/2012/chwef/adroddiadtorfa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300">
            <text:p>601300</text:p>
          </table:table-cell>
          <table:table-cell office:value-type="string">
            <text:p>/wales/about-fsa-wales/cymru/newyddiondatgan/newyddion/archifnewcym/2012/chwef/cshbcymr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335">
            <text:p>601335</text:p>
          </table:table-cell>
          <table:table-cell office:value-type="string">
            <text:p>/wales/about-fsa-wales/cymru/newyddiondatgan/newyddion/archifnewcym/2012/chwef/hysbysebaca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346">
            <text:p>601346</text:p>
          </table:table-cell>
          <table:table-cell office:value-type="string">
            <text:p>/wales/about-fsa-wales/cymru/newyddiondatgan/newyddion/archifnewcym/2012/chwef/lansiodvdcigydd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170">
            <text:p>604170</text:p>
          </table:table-cell>
          <table:table-cell office:value-type="string">
            <text:p>/wales/about-fsa-wales/cymru/newyddiondatgan/newyddion/archifnewcym/2012/chwef/rheolaethauswyddog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255">
            <text:p>608255</text:p>
          </table:table-cell>
          <table:table-cell office:value-type="string">
            <text:p>/wales/about-fsa-wales/cymru/newyddiondatgan/newyddion/archifnewcym/2012/ebrill/scudamor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094">
            <text:p>608094</text:p>
          </table:table-cell>
          <table:table-cell office:value-type="string">
            <text:p>/wales/about-fsa-wales/cymru/newyddiondatgan/newyddion/archifnewcym/2012/ebrill/ymgyrcholympai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284">
            <text:p>619284</text:p>
          </table:table-cell>
          <table:table-cell office:value-type="string">
            <text:p>/wales/about-fsa-wales/cymru/newyddiondatgan/newyddion/archifnewcym/2012/gorff/adroddiadblynyddol11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836">
            <text:p>615836</text:p>
          </table:table-cell>
          <table:table-cell office:value-type="string">
            <text:p>/wales/about-fsa-wales/cymru/newyddiondatgan/newyddion/archifnewcym/2012/gorff/agosirlline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297">
            <text:p>619297</text:p>
          </table:table-cell>
          <table:table-cell office:value-type="string">
            <text:p>/wales/about-fsa-wales/cymru/newyddiondatgan/newyddion/archifnewcym/2012/gorff/arolwgolabel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35">
            <text:p>616235</text:p>
          </table:table-cell>
          <table:table-cell office:value-type="string">
            <text:p>/wales/about-fsa-wales/cymru/newyddiondatgan/newyddion/archifnewcym/2012/gorff/bagiauarwah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226">
            <text:p>621226</text:p>
          </table:table-cell>
          <table:table-cell office:value-type="string">
            <text:p>/wales/about-fsa-wales/cymru/newyddiondatgan/newyddion/archifnewcym/2012/gorff/dimangenifentr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195">
            <text:p>617195</text:p>
          </table:table-cell>
          <table:table-cell office:value-type="string">
            <text:p>/wales/about-fsa-wales/cymru/newyddiondatgan/newyddion/archifnewcym/2012/gorff/herstrateg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185">
            <text:p>622185</text:p>
          </table:table-cell>
          <table:table-cell office:value-type="string">
            <text:p>/wales/about-fsa-wales/cymru/newyddiondatgan/newyddion/archifnewcym/2012/gorff/marciaubarodew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727">
            <text:p>619727</text:p>
          </table:table-cell>
          <table:table-cell office:value-type="string">
            <text:p>/wales/about-fsa-wales/cymru/newyddiondatgan/newyddion/archifnewcym/2012/gorff/penodicatherinebrow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111">
            <text:p>622111</text:p>
          </table:table-cell>
          <table:table-cell office:value-type="string">
            <text:p>/wales/about-fsa-wales/cymru/newyddiondatgan/newyddion/archifnewcym/2012/gorff/pethaunpoeth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88">
            <text:p>616288</text:p>
          </table:table-cell>
          <table:table-cell office:value-type="string">
            <text:p>/wales/about-fsa-wales/cymru/newyddiondatgan/newyddion/archifnewcym/2012/gorff/rhybuddyrasiantaet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506">
            <text:p>616506</text:p>
          </table:table-cell>
          <table:table-cell office:value-type="string">
            <text:p>/wales/about-fsa-wales/cymru/newyddiondatgan/newyddion/archifnewcym/2012/gorff/ymatebief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740">
            <text:p>619740</text:p>
          </table:table-cell>
          <table:table-cell office:value-type="string">
            <text:p>/wales/about-fsa-wales/cymru/newyddiondatgan/newyddion/archifnewcym/2012/gorff/ymatebw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693">
            <text:p>641693</text:p>
          </table:table-cell>
          <table:table-cell office:value-type="string">
            <text:p>/wales/about-fsa-wales/cymru/newyddiondatgan/newyddion/archifnewcym/2012/hyd/agendawfac11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416">
            <text:p>642416</text:p>
          </table:table-cell>
          <table:table-cell office:value-type="string">
            <text:p>/wales/about-fsa-wales/cymru/newyddiondatgan/newyddion/archifnewcym/2012/hyd/cyfarfodyddiranddeilia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02">
            <text:p>640602</text:p>
          </table:table-cell>
          <table:table-cell office:value-type="string">
            <text:p>/wales/about-fsa-wales/cymru/newyddiondatgan/newyddion/archifnewcym/2012/hyd/nodynatgoff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946">
            <text:p>641946</text:p>
          </table:table-cell>
          <table:table-cell office:value-type="string">
            <text:p>/wales/about-fsa-wales/cymru/newyddiondatgan/newyddion/archifnewcym/2012/hyd/nodynatgoffa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374">
            <text:p>637374</text:p>
          </table:table-cell>
          <table:table-cell office:value-type="string">
            <text:p>/wales/about-fsa-wales/cymru/newyddiondatgan/newyddion/archifnewcym/2012/hyd/safonauhylendidyngwell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993">
            <text:p>598993</text:p>
          </table:table-cell>
          <table:table-cell office:value-type="string">
            <text:p>/wales/about-fsa-wales/cymru/newyddiondatgan/newyddion/archifnewcym/2012/ion/eddysg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10">
            <text:p>598410</text:p>
          </table:table-cell>
          <table:table-cell office:value-type="string">
            <text:p>/wales/about-fsa-wales/cymru/newyddiondatgan/newyddion/archifnewcym/2012/ion/ennillcydnabyddiaet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684">
            <text:p>598684</text:p>
          </table:table-cell>
          <table:table-cell office:value-type="string">
            <text:p>/wales/about-fsa-wales/cymru/newyddiondatgan/newyddion/archifnewcym/2012/ion/glwt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928">
            <text:p>599928</text:p>
          </table:table-cell>
          <table:table-cell office:value-type="string">
            <text:p>/wales/about-fsa-wales/cymru/newyddiondatgan/newyddion/archifnewcym/2012/ion/hylendid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030">
            <text:p>598030</text:p>
          </table:table-cell>
          <table:table-cell office:value-type="string">
            <text:p>/wales/about-fsa-wales/cymru/newyddiondatgan/newyddion/archifnewcym/2012/ion/lliwiau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810">
            <text:p>598810</text:p>
          </table:table-cell>
          <table:table-cell office:value-type="string">
            <text:p>/wales/about-fsa-wales/cymru/newyddiondatgan/newyddion/archifnewcym/2012/ion/rheolaethauswyddog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029">
            <text:p>599029</text:p>
          </table:table-cell>
          <table:table-cell office:value-type="string">
            <text:p>/wales/about-fsa-wales/cymru/newyddiondatgan/newyddion/archifnewcym/2012/ion/safleoeddcymeradw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891">
            <text:p>597891</text:p>
          </table:table-cell>
          <table:table-cell office:value-type="string">
            <text:p>/wales/about-fsa-wales/cymru/newyddiondatgan/newyddion/archifnewcym/2012/ion/wfacion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349">
            <text:p>612349</text:p>
          </table:table-cell>
          <table:table-cell office:value-type="string">
            <text:p>/wales/about-fsa-wales/cymru/newyddiondatgan/newyddion/archifnewcym/2012/mai/biobrofionarlyg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230">
            <text:p>611230</text:p>
          </table:table-cell>
          <table:table-cell office:value-type="string">
            <text:p>/wales/about-fsa-wales/cymru/newyddiondatgan/newyddion/archifnewcym/2012/mai/cyfarfodwfacmai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731">
            <text:p>612731</text:p>
          </table:table-cell>
          <table:table-cell office:value-type="string">
            <text:p>/wales/about-fsa-wales/cymru/newyddiondatgan/newyddion/archifnewcym/2012/mai/cyhoeddiymchw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995">
            <text:p>612995</text:p>
          </table:table-cell>
          <table:table-cell office:value-type="string">
            <text:p>/wales/about-fsa-wales/cymru/newyddiondatgan/newyddion/archifnewcym/2012/mai/cynllungorfodolcynta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89">
            <text:p>613189</text:p>
          </table:table-cell>
          <table:table-cell office:value-type="string">
            <text:p>/wales/about-fsa-wales/cymru/newyddiondatgan/newyddion/archifnewcym/2012/mai/digwyddiadau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267">
            <text:p>612267</text:p>
          </table:table-cell>
          <table:table-cell office:value-type="string">
            <text:p>/wales/about-fsa-wales/cymru/newyddiondatgan/newyddion/archifnewcym/2012/mai/fideoshylendidarle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837">
            <text:p>612837</text:p>
          </table:table-cell>
          <table:table-cell office:value-type="string">
            <text:p>/wales/about-fsa-wales/cymru/newyddiondatgan/newyddion/archifnewcym/2012/mai/partionstr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376">
            <text:p>605376</text:p>
          </table:table-cell>
          <table:table-cell office:value-type="string">
            <text:p>/wales/about-fsa-wales/cymru/newyddiondatgan/newyddion/archifnewcym/2012/maw/asidlact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532">
            <text:p>605532</text:p>
          </table:table-cell>
          <table:table-cell office:value-type="string">
            <text:p>/wales/about-fsa-wales/cymru/newyddiondatgan/newyddion/archifnewcym/2012/maw/asidlactigcigeid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537">
            <text:p>606537</text:p>
          </table:table-cell>
          <table:table-cell office:value-type="string">
            <text:p>/wales/about-fsa-wales/cymru/newyddiondatgan/newyddion/archifnewcym/2012/maw/chernobylcy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435">
            <text:p>607435</text:p>
          </table:table-cell>
          <table:table-cell office:value-type="string">
            <text:p>/wales/about-fsa-wales/cymru/newyddiondatgan/newyddion/archifnewcym/2012/maw/rhybuddmistr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752">
            <text:p>604752</text:p>
          </table:table-cell>
          <table:table-cell office:value-type="string">
            <text:p>/wales/about-fsa-wales/cymru/newyddiondatgan/newyddion/archifnewcym/2012/maw/wfac1503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766">
            <text:p>614766</text:p>
          </table:table-cell>
          <table:table-cell office:value-type="string">
            <text:p>/wales/about-fsa-wales/cymru/newyddiondatgan/newyddion/archifnewcym/2012/meh/barodiherioras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421">
            <text:p>613421</text:p>
          </table:table-cell>
          <table:table-cell office:value-type="string">
            <text:p>/wales/about-fsa-wales/cymru/newyddiondatgan/newyddion/archifnewcym/2012/meh/canslow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238">
            <text:p>615238</text:p>
          </table:table-cell>
          <table:table-cell office:value-type="string">
            <text:p>/wales/about-fsa-wales/cymru/newyddiondatgan/newyddion/archifnewcym/2012/meh/cyfarfodagoredw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820">
            <text:p>613820</text:p>
          </table:table-cell>
          <table:table-cell office:value-type="string">
            <text:p>/wales/about-fsa-wales/cymru/newyddiondatgan/newyddion/archifnewcym/2012/meh/cyfarfodybwr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257">
            <text:p>615257</text:p>
          </table:table-cell>
          <table:table-cell office:value-type="string">
            <text:p>/wales/about-fsa-wales/cymru/newyddiondatgan/newyddion/archifnewcym/2012/meh/datganiadyralb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192">
            <text:p>614192</text:p>
          </table:table-cell>
          <table:table-cell office:value-type="string">
            <text:p>/wales/about-fsa-wales/cymru/newyddiondatgan/newyddion/archifnewcym/2012/meh/ffatrigigyneuo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368">
            <text:p>615368</text:p>
          </table:table-cell>
          <table:table-cell office:value-type="string">
            <text:p>/wales/about-fsa-wales/cymru/newyddiondatgan/newyddion/archifnewcym/2012/meh/frozenvalu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686">
            <text:p>614686</text:p>
          </table:table-cell>
          <table:table-cell office:value-type="string">
            <text:p>/wales/about-fsa-wales/cymru/newyddiondatgan/newyddion/archifnewcym/2012/meh/gwahoddiadigynhadle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286">
            <text:p>615286</text:p>
          </table:table-cell>
          <table:table-cell office:value-type="string">
            <text:p>/wales/about-fsa-wales/cymru/newyddiondatgan/newyddion/archifnewcym/2012/meh/holiatebecoli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059">
            <text:p>614059</text:p>
          </table:table-cell>
          <table:table-cell office:value-type="string">
            <text:p>/wales/about-fsa-wales/cymru/newyddiondatgan/newyddion/archifnewcym/2012/meh/hufeniachokablo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148">
            <text:p>614148</text:p>
          </table:table-cell>
          <table:table-cell office:value-type="string">
            <text:p>/wales/about-fsa-wales/cymru/newyddiondatgan/newyddion/archifnewcym/2012/meh/lefelaumetel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438">
            <text:p>614438</text:p>
          </table:table-cell>
          <table:table-cell office:value-type="string">
            <text:p>/wales/about-fsa-wales/cymru/newyddiondatgan/newyddion/archifnewcym/2012/meh/pastapasak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230">
            <text:p>614230</text:p>
          </table:table-cell>
          <table:table-cell office:value-type="string">
            <text:p>/wales/about-fsa-wales/cymru/newyddiondatgan/newyddion/archifnewcym/2012/meh/penodiadaunew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666">
            <text:p>613666</text:p>
          </table:table-cell>
          <table:table-cell office:value-type="string">
            <text:p>/wales/about-fsa-wales/cymru/newyddiondatgan/newyddion/archifnewcym/2012/meh/risgdiogbwydarbedari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697">
            <text:p>614697</text:p>
          </table:table-cell>
          <table:table-cell office:value-type="string">
            <text:p>/wales/about-fsa-wales/cymru/newyddiondatgan/newyddion/archifnewcym/2012/meh/sainsburysyngal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993">
            <text:p>614993</text:p>
          </table:table-cell>
          <table:table-cell office:value-type="string">
            <text:p>/wales/about-fsa-wales/cymru/newyddiondatgan/newyddion/archifnewcym/2012/meh/tynnuconauyn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374">
            <text:p>613374</text:p>
          </table:table-cell>
          <table:table-cell office:value-type="string">
            <text:p>/wales/about-fsa-wales/cymru/newyddiondatgan/newyddion/archifnewcym/2012/meh/ymatebyras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692">
            <text:p>615692</text:p>
          </table:table-cell>
          <table:table-cell office:value-type="string">
            <text:p>/wales/about-fsa-wales/cymru/newyddiondatgan/newyddion/archifnewcym/2012/meh/ymchwiltwymynq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853">
            <text:p>646853</text:p>
          </table:table-cell>
          <table:table-cell office:value-type="string">
            <text:p>/wales/about-fsa-wales/cymru/newyddiondatgan/newyddion/archifnewcym/2012/rhag/cyfarfodwfacrhagfyr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897">
            <text:p>646897</text:p>
          </table:table-cell>
          <table:table-cell office:value-type="string">
            <text:p>/wales/about-fsa-wales/cymru/newyddiondatgan/newyddion/archifnewcym/2012/rhag/cynllunrheoli20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955">
            <text:p>646955</text:p>
          </table:table-cell>
          <table:table-cell office:value-type="string">
            <text:p>/wales/about-fsa-wales/cymru/newyddiondatgan/newyddion/archifnewcym/2012/rhag/gweddnew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037">
            <text:p>648037</text:p>
          </table:table-cell>
          <table:table-cell office:value-type="string">
            <text:p>/wales/about-fsa-wales/cymru/newyddiondatgan/newyddion/archifnewcym/2012/rhag/jeffrook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553">
            <text:p>644553</text:p>
          </table:table-cell>
          <table:table-cell office:value-type="string">
            <text:p>/wales/about-fsa-wales/cymru/newyddiondatgan/newyddion/archifnewcym/2012/tach/cyhoeddiadamaelod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997">
            <text:p>642997</text:p>
          </table:table-cell>
          <table:table-cell office:value-type="string">
            <text:p>/wales/about-fsa-wales/cymru/newyddiondatgan/newyddion/archifnewcym/2012/tach/difethanadol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246">
            <text:p>646246</text:p>
          </table:table-cell>
          <table:table-cell office:value-type="string">
            <text:p>/wales/about-fsa-wales/cymru/newyddiondatgan/newyddion/archifnewcym/2012/tach/dirymurheolaeth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975">
            <text:p>642975</text:p>
          </table:table-cell>
          <table:table-cell office:value-type="string">
            <text:p>/wales/about-fsa-wales/cymru/newyddiondatgan/newyddion/archifnewcym/2012/tach/eisiaucadeir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021">
            <text:p>643021</text:p>
          </table:table-cell>
          <table:table-cell office:value-type="string">
            <text:p>/wales/about-fsa-wales/cymru/newyddiondatgan/newyddion/archifnewcym/2012/tach/Rhybu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568">
            <text:p>682568</text:p>
          </table:table-cell>
          <table:table-cell office:value-type="string">
            <text:p>/wales/about-fsa-wales/cymru/newyddiondatgan/newyddion/archifnewcym/2013/awst/dn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46">
            <text:p>682646</text:p>
          </table:table-cell>
          <table:table-cell office:value-type="string">
            <text:p>/wales/about-fsa-wales/cymru/newyddiondatgan/newyddion/archifnewcym/2013/awst/stecs-gwaedl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452">
            <text:p>682452</text:p>
          </table:table-cell>
          <table:table-cell office:value-type="string">
            <text:p>/wales/about-fsa-wales/cymru/newyddiondatgan/newyddion/archifnewcym/2013/awst/wfac09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094">
            <text:p>656094</text:p>
          </table:table-cell>
          <table:table-cell office:value-type="string">
            <text:p>/wales/about-fsa-wales/cymru/newyddiondatgan/newyddion/archifnewcym/2013/chwef/aresti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214">
            <text:p>655214</text:p>
          </table:table-cell>
          <table:table-cell office:value-type="string">
            <text:p>/wales/about-fsa-wales/cymru/newyddiondatgan/newyddion/archifnewcym/2013/chwef/blebwyt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161">
            <text:p>657161</text:p>
          </table:table-cell>
          <table:table-cell office:value-type="string">
            <text:p>/wales/about-fsa-wales/cymru/newyddiondatgan/newyddion/archifnewcym/2013/chwef/byrgyrsbm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936">
            <text:p>655936</text:p>
          </table:table-cell>
          <table:table-cell office:value-type="string">
            <text:p>/wales/about-fsa-wales/cymru/newyddiondatgan/newyddion/archifnewcym/2013/chwef/canlyniadaubu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704">
            <text:p>655704</text:p>
          </table:table-cell>
          <table:table-cell office:value-type="string">
            <text:p>/wales/about-fsa-wales/cymru/newyddiondatgan/newyddion/archifnewcym/2013/chwef/cigceffylgorllcymr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444">
            <text:p>655444</text:p>
          </table:table-cell>
          <table:table-cell office:value-type="string">
            <text:p>/wales/about-fsa-wales/cymru/newyddiondatgan/newyddion/archifnewcym/2013/chwef/cigceffyltesc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582">
            <text:p>653582</text:p>
          </table:table-cell>
          <table:table-cell office:value-type="string">
            <text:p>/wales/about-fsa-wales/cymru/newyddiondatgan/newyddion/archifnewcym/2013/chwef/cighal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64">
            <text:p>656164</text:p>
          </table:table-cell>
          <table:table-cell office:value-type="string">
            <text:p>/wales/about-fsa-wales/cymru/newyddiondatgan/newyddion/archifnewcym/2013/chwef/cyhoeddicanlyniad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643">
            <text:p>655643</text:p>
          </table:table-cell>
          <table:table-cell office:value-type="string">
            <text:p>/wales/about-fsa-wales/cymru/newyddiondatgan/newyddion/archifnewcym/2013/chwef/cyngorcigceff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116">
            <text:p>655116</text:p>
          </table:table-cell>
          <table:table-cell office:value-type="string">
            <text:p>/wales/about-fsa-wales/cymru/newyddiondatgan/newyddion/archifnewcym/2013/chwef/datasbcighalog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914">
            <text:p>654914</text:p>
          </table:table-cell>
          <table:table-cell office:value-type="string">
            <text:p>/wales/about-fsa-wales/cymru/newyddiondatgan/newyddion/archifnewcym/2013/chwef/datganiadcigceff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66">
            <text:p>657366</text:p>
          </table:table-cell>
          <table:table-cell office:value-type="string">
            <text:p>/wales/about-fsa-wales/cymru/newyddiondatgan/newyddion/archifnewcym/2013/chwef/diweddariadprof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741">
            <text:p>654741</text:p>
          </table:table-cell>
          <table:table-cell office:value-type="string">
            <text:p>/wales/about-fsa-wales/cymru/newyddiondatgan/newyddion/archifnewcym/2013/chwef/diweddariadrhagbrof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894">
            <text:p>656894</text:p>
          </table:table-cell>
          <table:table-cell office:value-type="string">
            <text:p>/wales/about-fsa-wales/cymru/newyddiondatgan/newyddion/archifnewcym/2013/chwef/ehanguprofionc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807">
            <text:p>654807</text:p>
          </table:table-cell>
          <table:table-cell office:value-type="string">
            <text:p>/wales/about-fsa-wales/cymru/newyddiondatgan/newyddion/archifnewcym/2013/chwef/find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78">
            <text:p>653678</text:p>
          </table:table-cell>
          <table:table-cell office:value-type="string">
            <text:p>/wales/about-fsa-wales/cymru/newyddiondatgan/newyddion/archifnewcym/2013/chwef/hebg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460">
            <text:p>655460</text:p>
          </table:table-cell>
          <table:table-cell office:value-type="string">
            <text:p>/wales/about-fsa-wales/cymru/newyddiondatgan/newyddion/archifnewcym/2013/chwef/proficeffyl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469">
            <text:p>654469</text:p>
          </table:table-cell>
          <table:table-cell office:value-type="string">
            <text:p>/wales/about-fsa-wales/cymru/newyddiondatgan/newyddion/archifnewcym/2013/chwef/protocolprof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771">
            <text:p>653771</text:p>
          </table:table-cell>
          <table:table-cell office:value-type="string">
            <text:p>/wales/about-fsa-wales/cymru/newyddiondatgan/newyddion/archifnewcym/2013/chwef/trefnbrof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412">
            <text:p>654412</text:p>
          </table:table-cell>
          <table:table-cell office:value-type="string">
            <text:p>/wales/about-fsa-wales/cymru/newyddiondatgan/newyddion/archifnewcym/2013/chwef/wfac2702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192">
            <text:p>667192</text:p>
          </table:table-cell>
          <table:table-cell office:value-type="string">
            <text:p>/wales/about-fsa-wales/cymru/newyddiondatgan/newyddion/archifnewcym/2013/ebr/adnoddaudatblyg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594">
            <text:p>666594</text:p>
          </table:table-cell>
          <table:table-cell office:value-type="string">
            <text:p>/wales/about-fsa-wales/cymru/newyddiondatgan/newyddion/archifnewcym/2013/ebr/adolygucigcef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976">
            <text:p>665976</text:p>
          </table:table-cell>
          <table:table-cell office:value-type="string">
            <text:p>/wales/about-fsa-wales/cymru/newyddiondatgan/newyddion/archifnewcym/2013/ebr/aelodauwfacnew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855">
            <text:p>663855</text:p>
          </table:table-cell>
          <table:table-cell office:value-type="string">
            <text:p>/wales/about-fsa-wales/cymru/newyddiondatgan/newyddion/archifnewcym/2013/ebr/asacomplai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926">
            <text:p>667926</text:p>
          </table:table-cell>
          <table:table-cell office:value-type="string">
            <text:p>/wales/about-fsa-wales/cymru/newyddiondatgan/newyddion/archifnewcym/2013/ebr/cadeiryddas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521">
            <text:p>667521</text:p>
          </table:table-cell>
          <table:table-cell office:value-type="string">
            <text:p>/wales/about-fsa-wales/cymru/newyddiondatgan/newyddion/archifnewcym/2013/ebr/canlyniadterfyn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481">
            <text:p>666481</text:p>
          </table:table-cell>
          <table:table-cell office:value-type="string">
            <text:p>/wales/about-fsa-wales/cymru/newyddiondatgan/newyddion/archifnewcym/2013/ebr/cigceffewr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009">
            <text:p>665009</text:p>
          </table:table-cell>
          <table:table-cell office:value-type="string">
            <text:p>/wales/about-fsa-wales/cymru/newyddiondatgan/newyddion/archifnewcym/2013/ebr/cigceffyldiweddara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728">
            <text:p>663728</text:p>
          </table:table-cell>
          <table:table-cell office:value-type="string">
            <text:p>/wales/about-fsa-wales/cymru/newyddiondatgan/newyddion/archifnewcym/2013/ebr/cyfarfodbwrdd17eb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004">
            <text:p>665004</text:p>
          </table:table-cell>
          <table:table-cell office:value-type="string">
            <text:p>/wales/about-fsa-wales/cymru/newyddiondatgan/newyddion/archifnewcym/2013/ebr/lefeliselbu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306">
            <text:p>679306</text:p>
          </table:table-cell>
          <table:table-cell office:value-type="string">
            <text:p>/wales/about-fsa-wales/cymru/newyddiondatgan/newyddion/archifnewcym/2013/gor/adroddiad-blynydd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369">
            <text:p>679369</text:p>
          </table:table-cell>
          <table:table-cell office:value-type="string">
            <text:p>/wales/about-fsa-wales/cymru/newyddiondatgan/newyddion/archifnewcym/2013/gor/adroddiadiechydllesadiogelwch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267">
            <text:p>677267</text:p>
          </table:table-cell>
          <table:table-cell office:value-type="string">
            <text:p>/wales/about-fsa-wales/cymru/newyddiondatgan/newyddion/archifnewcym/2013/gor/bwytadailcyr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643">
            <text:p>678643</text:p>
          </table:table-cell>
          <table:table-cell office:value-type="string">
            <text:p>/wales/about-fsa-wales/cymru/newyddiondatgan/newyddion/archifnewcym/2013/gor/cynllungweithreduas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242">
            <text:p>679242</text:p>
          </table:table-cell>
          <table:table-cell office:value-type="string">
            <text:p>/wales/about-fsa-wales/cymru/newyddiondatgan/newyddion/archifnewcym/2013/gor/dnaceffylpastaic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842">
            <text:p>678842</text:p>
          </table:table-cell>
          <table:table-cell office:value-type="string">
            <text:p>/wales/about-fsa-wales/cymru/newyddiondatgan/newyddion/archifnewcym/2013/gor/listeria07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384">
            <text:p>677384</text:p>
          </table:table-cell>
          <table:table-cell office:value-type="string">
            <text:p>/wales/about-fsa-wales/cymru/newyddiondatgan/newyddion/archifnewcym/2013/gor/morrisonsgalwyn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856">
            <text:p>677856</text:p>
          </table:table-cell>
          <table:table-cell office:value-type="string">
            <text:p>/wales/about-fsa-wales/cymru/newyddiondatgan/newyddion/archifnewcym/2013/gor/sgoriauhylendidbwydgor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626">
            <text:p>676626</text:p>
          </table:table-cell>
          <table:table-cell office:value-type="string">
            <text:p>/wales/about-fsa-wales/cymru/newyddiondatgan/newyddion/archifnewcym/2013/gor/t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023">
            <text:p>677023</text:p>
          </table:table-cell>
          <table:table-cell office:value-type="string">
            <text:p>/wales/about-fsa-wales/cymru/newyddiondatgan/newyddion/archifnewcym/2013/gor/tescofines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654">
            <text:p>688654</text:p>
          </table:table-cell>
          <table:table-cell office:value-type="string">
            <text:p>/wales/about-fsa-wales/cymru/newyddiondatgan/newyddion/archifnewcym/2013/hyd/cig-ceff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739">
            <text:p>687739</text:p>
          </table:table-cell>
          <table:table-cell office:value-type="string">
            <text:p>/wales/about-fsa-wales/cymru/newyddiondatgan/newyddion/archifnewcym/2013/hyd/cycbabar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622">
            <text:p>692622</text:p>
          </table:table-cell>
          <table:table-cell office:value-type="string">
            <text:p>/wales/about-fsa-wales/cymru/newyddiondatgan/newyddion/archifnewcym/2013/hyd/DNAceffylauRwmani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601">
            <text:p>690601</text:p>
          </table:table-cell>
          <table:table-cell office:value-type="string">
            <text:p>/wales/about-fsa-wales/cymru/newyddiondatgan/newyddion/archifnewcym/2013/hyd/gwahoddiadwfac31hydref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111">
            <text:p>692111</text:p>
          </table:table-cell>
          <table:table-cell office:value-type="string">
            <text:p>/wales/about-fsa-wales/cymru/newyddiondatgan/newyddion/archifnewcym/2013/hyd/gweithdy-alergen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614">
            <text:p>690614</text:p>
          </table:table-cell>
          <table:table-cell office:value-type="string">
            <text:p>/wales/about-fsa-wales/cymru/newyddiondatgan/newyddion/archifnewcym/2013/hyd/oxyelitepr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582">
            <text:p>690582</text:p>
          </table:table-cell>
          <table:table-cell office:value-type="string">
            <text:p>/wales/about-fsa-wales/cymru/newyddiondatgan/newyddion/archifnewcym/2013/hyd/peryglon-DN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031">
            <text:p>690031</text:p>
          </table:table-cell>
          <table:table-cell office:value-type="string">
            <text:p>/wales/about-fsa-wales/cymru/newyddiondatgan/newyddion/archifnewcym/2013/hyd/recriwtioaelodaubwr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037">
            <text:p>688037</text:p>
          </table:table-cell>
          <table:table-cell office:value-type="string">
            <text:p>/wales/about-fsa-wales/cymru/newyddiondatgan/newyddion/archifnewcym/2013/hyd/tescofrozenclassicturkeydinn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11">
            <text:p>653411</text:p>
          </table:table-cell>
          <table:table-cell office:value-type="string">
            <text:p>/wales/about-fsa-wales/cymru/newyddiondatgan/newyddion/archifnewcym/2013/ion/alerge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515">
            <text:p>652515</text:p>
          </table:table-cell>
          <table:table-cell office:value-type="string">
            <text:p>/wales/about-fsa-wales/cymru/newyddiondatgan/newyddion/archifnewcym/2013/ion/cigceff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046">
            <text:p>651046</text:p>
          </table:table-cell>
          <table:table-cell office:value-type="string">
            <text:p>/wales/about-fsa-wales/cymru/newyddiondatgan/newyddion/archifnewcym/2013/ion/cigceffyldiwe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15">
            <text:p>650115</text:p>
          </table:table-cell>
          <table:table-cell office:value-type="string">
            <text:p>/wales/about-fsa-wales/cymru/newyddiondatgan/newyddion/archifnewcym/2013/ion/cyfarfodwfac01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245">
            <text:p>651245</text:p>
          </table:table-cell>
          <table:table-cell office:value-type="string">
            <text:p>/wales/about-fsa-wales/cymru/newyddiondatgan/newyddion/archifnewcym/2013/ion/dnaceffdiweddariad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922">
            <text:p>650922</text:p>
          </table:table-cell>
          <table:table-cell office:value-type="string">
            <text:p>/wales/about-fsa-wales/cymru/newyddiondatgan/newyddion/archifnewcym/2013/ion/dnaceffyl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243">
            <text:p>650243</text:p>
          </table:table-cell>
          <table:table-cell office:value-type="string">
            <text:p>/wales/about-fsa-wales/cymru/newyddiondatgan/newyddion/archifnewcym/2013/ion/gmion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333">
            <text:p>652333</text:p>
          </table:table-cell>
          <table:table-cell office:value-type="string">
            <text:p>/wales/about-fsa-wales/cymru/newyddiondatgan/newyddion/archifnewcym/2013/ion/norofeirw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256">
            <text:p>669256</text:p>
          </table:table-cell>
          <table:table-cell office:value-type="string">
            <text:p>/wales/about-fsa-wales/cymru/newyddiondatgan/newyddion/archifnewcym/2013/mai/diwygio-rheoliad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539">
            <text:p>670539</text:p>
          </table:table-cell>
          <table:table-cell office:value-type="string">
            <text:p>/wales/about-fsa-wales/cymru/newyddiondatgan/newyddion/archifnewcym/2013/mai/pysgn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303">
            <text:p>668303</text:p>
          </table:table-cell>
          <table:table-cell office:value-type="string">
            <text:p>/wales/about-fsa-wales/cymru/newyddiondatgan/newyddion/archifnewcym/2013/mai/trinc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612">
            <text:p>669612</text:p>
          </table:table-cell>
          <table:table-cell office:value-type="string">
            <text:p>/wales/about-fsa-wales/cymru/newyddiondatgan/newyddion/archifnewcym/2013/mai/wfacmai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846">
            <text:p>662846</text:p>
          </table:table-cell>
          <table:table-cell office:value-type="string">
            <text:p>/wales/about-fsa-wales/cymru/newyddiondatgan/newyddion/archifnewcym/2013/maw/arolwgargynhyrchioneid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918">
            <text:p>658918</text:p>
          </table:table-cell>
          <table:table-cell office:value-type="string">
            <text:p>/wales/about-fsa-wales/cymru/newyddiondatgan/newyddion/archifnewcym/2013/maw/bwrddas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076">
            <text:p>659076</text:p>
          </table:table-cell>
          <table:table-cell office:value-type="string">
            <text:p>/wales/about-fsa-wales/cymru/newyddiondatgan/newyddion/archifnewcym/2013/maw/csh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634">
            <text:p>659634</text:p>
          </table:table-cell>
          <table:table-cell office:value-type="string">
            <text:p>/wales/about-fsa-wales/cymru/newyddiondatgan/newyddion/archifnewcym/2013/maw/diweddarafcigcef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367">
            <text:p>661367</text:p>
          </table:table-cell>
          <table:table-cell office:value-type="string">
            <text:p>/wales/about-fsa-wales/cymru/newyddiondatgan/newyddion/archifnewcym/2013/maw/farmbox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613">
            <text:p>662613</text:p>
          </table:table-cell>
          <table:table-cell office:value-type="string">
            <text:p>/wales/about-fsa-wales/cymru/newyddiondatgan/newyddion/archifnewcym/2013/maw/gwahoddi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084">
            <text:p>662084</text:p>
          </table:table-cell>
          <table:table-cell office:value-type="string">
            <text:p>/wales/about-fsa-wales/cymru/newyddiondatgan/newyddion/archifnewcym/2013/maw/gwerthusocynlluniauhylend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42">
            <text:p>658142</text:p>
          </table:table-cell>
          <table:table-cell office:value-type="string">
            <text:p>/wales/about-fsa-wales/cymru/newyddiondatgan/newyddion/archifnewcym/2013/maw/sampluu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174">
            <text:p>659174</text:p>
          </table:table-cell>
          <table:table-cell office:value-type="string">
            <text:p>/wales/about-fsa-wales/cymru/newyddiondatgan/newyddion/archifnewcym/2013/maw/sul-y-mam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390">
            <text:p>658390</text:p>
          </table:table-cell>
          <table:table-cell office:value-type="string">
            <text:p>/wales/about-fsa-wales/cymru/newyddiondatgan/newyddion/archifnewcym/2013/maw/trydyddsetprof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531">
            <text:p>686531</text:p>
          </table:table-cell>
          <table:table-cell office:value-type="string">
            <text:p>/wales/about-fsa-wales/cymru/newyddiondatgan/newyddion/archifnewcym/2013/med/adroddiadyprifwyddon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563">
            <text:p>685563</text:p>
          </table:table-cell>
          <table:table-cell office:value-type="string">
            <text:p>/wales/about-fsa-wales/cymru/newyddiondatgan/newyddion/archifnewcym/2013/med/alergen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61">
            <text:p>683561</text:p>
          </table:table-cell>
          <table:table-cell office:value-type="string">
            <text:p>/wales/about-fsa-wales/cymru/newyddiondatgan/newyddion/archifnewcym/2013/med/cyngor-alergedd-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495">
            <text:p>684495</text:p>
          </table:table-cell>
          <table:table-cell office:value-type="string">
            <text:p>/wales/about-fsa-wales/cymru/newyddiondatgan/newyddion/archifnewcym/2013/med/cynlluncampylobac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946">
            <text:p>684946</text:p>
          </table:table-cell>
          <table:table-cell office:value-type="string">
            <text:p>/wales/about-fsa-wales/cymru/newyddiondatgan/newyddion/archifnewcym/2013/med/farmboxgalwyn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355">
            <text:p>685355</text:p>
          </table:table-cell>
          <table:table-cell office:value-type="string">
            <text:p>/wales/about-fsa-wales/cymru/newyddiondatgan/newyddion/archifnewcym/2013/med/salmonelacymlloe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653">
            <text:p>672653</text:p>
          </table:table-cell>
          <table:table-cell office:value-type="string">
            <text:p>/wales/about-fsa-wales/cymru/newyddiondatgan/newyddion/archifnewcym/2013/meh/adolygiadcigceff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038">
            <text:p>676038</text:p>
          </table:table-cell>
          <table:table-cell office:value-type="string">
            <text:p>/wales/about-fsa-wales/cymru/newyddiondatgan/newyddion/archifnewcym/2013/meh/cynllun-rheoli-cenedlaeth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217">
            <text:p>675217</text:p>
          </table:table-cell>
          <table:table-cell office:value-type="string">
            <text:p>/wales/about-fsa-wales/cymru/newyddiondatgan/newyddion/archifnewcym/2013/meh/gwahoddiadwfac07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248">
            <text:p>673248</text:p>
          </table:table-cell>
          <table:table-cell office:value-type="string">
            <text:p>/wales/about-fsa-wales/cymru/newyddiondatgan/newyddion/archifnewcym/2013/meh/wdb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544">
            <text:p>697544</text:p>
          </table:table-cell>
          <table:table-cell office:value-type="string">
            <text:p>/wales/about-fsa-wales/cymru/newyddiondatgan/newyddion/archifnewcym/2013/rha/adolygiad-elliot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028">
            <text:p>698028</text:p>
          </table:table-cell>
          <table:table-cell office:value-type="string">
            <text:p>/wales/about-fsa-wales/cymru/newyddiondatgan/newyddion/archifnewcym/2013/rha/cynllun-rheol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366">
            <text:p>698366</text:p>
          </table:table-cell>
          <table:table-cell office:value-type="string">
            <text:p>/wales/about-fsa-wales/cymru/newyddiondatgan/newyddion/archifnewcym/2013/rha/labelu-bwyd-20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08">
            <text:p>696508</text:p>
          </table:table-cell>
          <table:table-cell office:value-type="string">
            <text:p>/wales/about-fsa-wales/cymru/newyddiondatgan/newyddion/archifnewcym/2013/rha/nadoli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247">
            <text:p>697247</text:p>
          </table:table-cell>
          <table:table-cell office:value-type="string">
            <text:p>/wales/about-fsa-wales/cymru/newyddiondatgan/newyddion/archifnewcym/2013/rha/nadolig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629">
            <text:p>698629</text:p>
          </table:table-cell>
          <table:table-cell office:value-type="string">
            <text:p>/wales/about-fsa-wales/cymru/newyddiondatgan/newyddion/archifnewcym/2013/rha/twrci-diweddara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507">
            <text:p>698507</text:p>
          </table:table-cell>
          <table:table-cell office:value-type="string">
            <text:p>/wales/about-fsa-wales/cymru/newyddiondatgan/newyddion/archifnewcym/2013/rha/twrcisevernsid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477">
            <text:p>693477</text:p>
          </table:table-cell>
          <table:table-cell office:value-type="string">
            <text:p>/wales/about-fsa-wales/cymru/newyddiondatgan/newyddion/archifnewcym/2013/tac/crucial-cr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472">
            <text:p>695472</text:p>
          </table:table-cell>
          <table:table-cell office:value-type="string">
            <text:p>/wales/about-fsa-wales/cymru/newyddiondatgan/newyddion/archifnewcym/2013/tac/deddfcsh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263">
            <text:p>695263</text:p>
          </table:table-cell>
          <table:table-cell office:value-type="string">
            <text:p>/wales/about-fsa-wales/cymru/newyddiondatgan/newyddion/archifnewcym/2013/tac/mr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03">
            <text:p>693603</text:p>
          </table:table-cell>
          <table:table-cell office:value-type="string">
            <text:p>/wales/about-fsa-wales/cymru/newyddiondatgan/newyddion/archifnewcym/2013/tac/OxyElitePro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344">
            <text:p>693344</text:p>
          </table:table-cell>
          <table:table-cell office:value-type="string">
            <text:p>/wales/about-fsa-wales/cymru/newyddiondatgan/newyddion/archifnewcym/2013/tac/seminar-rheolaethau-swyddogo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821">
            <text:p>715821</text:p>
          </table:table-cell>
          <table:table-cell office:value-type="string">
            <text:p>/wales/about-fsa-wales/cymru/newyddiondatgan/newyddion/archifnewcym/2014/05Mai/cyfarfod-pysgodcregy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395">
            <text:p>713395</text:p>
          </table:table-cell>
          <table:table-cell office:value-type="string">
            <text:p>/wales/about-fsa-wales/cymru/newyddiondatgan/newyddion/archifnewcym/2014/05Mai/glitt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698">
            <text:p>712698</text:p>
          </table:table-cell>
          <table:table-cell office:value-type="string">
            <text:p>/wales/about-fsa-wales/cymru/newyddiondatgan/newyddion/archifnewcym/2014/05Mai/gweithdyalergenauma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314">
            <text:p>712314</text:p>
          </table:table-cell>
          <table:table-cell office:value-type="string">
            <text:p>/wales/about-fsa-wales/cymru/newyddiondatgan/newyddion/archifnewcym/2014/05Mai/penodiadau20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376">
            <text:p>714376</text:p>
          </table:table-cell>
          <table:table-cell office:value-type="string">
            <text:p>/wales/about-fsa-wales/cymru/newyddiondatgan/newyddion/archifnewcym/2014/05Mai/wfac-5mehefin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045">
            <text:p>704045</text:p>
          </table:table-cell>
          <table:table-cell office:value-type="string">
            <text:p>/wales/about-fsa-wales/cymru/newyddiondatgan/newyddion/archifnewcym/2014/chw/gweithdy-alergen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183">
            <text:p>702183</text:p>
          </table:table-cell>
          <table:table-cell office:value-type="string">
            <text:p>/wales/about-fsa-wales/cymru/newyddiondatgan/newyddion/archifnewcym/2014/chw/lliwiau-mewn-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596">
            <text:p>705596</text:p>
          </table:table-cell>
          <table:table-cell office:value-type="string">
            <text:p>/wales/about-fsa-wales/cymru/newyddiondatgan/newyddion/archifnewcym/2014/chw/trefniadau-archwilio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711">
            <text:p>703711</text:p>
          </table:table-cell>
          <table:table-cell office:value-type="string">
            <text:p>/wales/about-fsa-wales/cymru/newyddiondatgan/newyddion/archifnewcym/2014/chw/wfacchwef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657">
            <text:p>709657</text:p>
          </table:table-cell>
          <table:table-cell office:value-type="string">
            <text:p>/wales/about-fsa-wales/cymru/newyddiondatgan/newyddion/archifnewcym/2014/ebr/alerge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793">
            <text:p>710793</text:p>
          </table:table-cell>
          <table:table-cell office:value-type="string">
            <text:p>/wales/about-fsa-wales/cymru/newyddiondatgan/newyddion/archifnewcym/2014/ebr/cig-o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221">
            <text:p>709221</text:p>
          </table:table-cell>
          <table:table-cell office:value-type="string">
            <text:p>/wales/about-fsa-wales/cymru/newyddiondatgan/newyddion/archifnewcym/2014/ebr/diweddariad-cynhyrchion-gorfywiogrwyd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476">
            <text:p>709476</text:p>
          </table:table-cell>
          <table:table-cell office:value-type="string">
            <text:p>/wales/about-fsa-wales/cymru/newyddiondatgan/newyddion/archifnewcym/2014/ebr/mwy-dan-gwmpas-CSH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589">
            <text:p>710589</text:p>
          </table:table-cell>
          <table:table-cell office:value-type="string">
            <text:p>/wales/about-fsa-wales/cymru/newyddiondatgan/newyddion/archifnewcym/2014/ebr/profion-cig-ceffy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059">
            <text:p>700059</text:p>
          </table:table-cell>
          <table:table-cell office:value-type="string">
            <text:p>/wales/about-fsa-wales/cymru/newyddiondatgan/newyddion/archifnewcym/2014/ion/ailbenodi-w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184">
            <text:p>700184</text:p>
          </table:table-cell>
          <table:table-cell office:value-type="string">
            <text:p>/wales/about-fsa-wales/cymru/newyddiondatgan/newyddion/archifnewcym/2014/ion/cynhyrchionhebliwi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426">
            <text:p>701426</text:p>
          </table:table-cell>
          <table:table-cell office:value-type="string">
            <text:p>/wales/about-fsa-wales/cymru/newyddiondatgan/newyddion/archifnewcym/2014/ion/hwyluso'rbrosesapelioifusnes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09">
            <text:p>701109</text:p>
          </table:table-cell>
          <table:table-cell office:value-type="string">
            <text:p>/wales/about-fsa-wales/cymru/newyddiondatgan/newyddion/archifnewcym/2014/ion/melysionjelicwpanauba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562">
            <text:p>701562</text:p>
          </table:table-cell>
          <table:table-cell office:value-type="string">
            <text:p>/wales/about-fsa-wales/cymru/newyddiondatgan/newyddion/archifnewcym/2014/ion/trydyddadroddi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401">
            <text:p>699401</text:p>
          </table:table-cell>
          <table:table-cell office:value-type="string">
            <text:p>/wales/about-fsa-wales/cymru/newyddiondatgan/newyddion/archifnewcym/2014/ion/wfacion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366">
            <text:p>700366</text:p>
          </table:table-cell>
          <table:table-cell office:value-type="string">
            <text:p>/wales/about-fsa-wales/cymru/newyddiondatgan/newyddion/archifnewcym/2014/ion/ymestynpenodi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650">
            <text:p>701650</text:p>
          </table:table-cell>
          <table:table-cell office:value-type="string">
            <text:p>/wales/about-fsa-wales/cymru/newyddiondatgan/newyddion/archifnewcym/2014/ion/ymgynghoriadllaethamrw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910">
            <text:p>707910</text:p>
          </table:table-cell>
          <table:table-cell office:value-type="string">
            <text:p>/wales/about-fsa-wales/cymru/newyddiondatgan/newyddion/archifnewcym/2014/maw/arolygiadau-mo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905">
            <text:p>706905</text:p>
          </table:table-cell>
          <table:table-cell office:value-type="string">
            <text:p>/wales/about-fsa-wales/cymru/newyddiondatgan/newyddion/archifnewcym/2014/maw/digwyddiad-llaeth-amrw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200">
            <text:p>708200</text:p>
          </table:table-cell>
          <table:table-cell office:value-type="string">
            <text:p>/wales/about-fsa-wales/cymru/newyddiondatgan/newyddion/archifnewcym/2014/maw/llaeth-gaf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843">
            <text:p>705843</text:p>
          </table:table-cell>
          <table:table-cell office:value-type="string">
            <text:p>/wales/about-fsa-wales/cymru/newyddiondatgan/newyddion/archifnewcym/2014/maw/lliwiau-bwy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407">
            <text:p>716407</text:p>
          </table:table-cell>
          <table:table-cell office:value-type="string">
            <text:p>/wales/about-fsa-wales/cymru/newyddiondatgan/newyddion/archifnewcym/2014/Newyddionmehefin/fswlansiad20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800">
            <text:p>716800</text:p>
          </table:table-cell>
          <table:table-cell office:value-type="string">
            <text:p>/wales/about-fsa-wales/cymru/newyddiondatgan/newyddion/archifnewcym/2014/Newyddionmehefin/par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50">
            <text:p>625150</text:p>
          </table:table-cell>
          <table:table-cell office:value-type="string">
            <text:p>/wales/about-fsa-wales/cymru/newyddiondatgan/newyddion/datganiadau/2011/chwef/hawsadnabodhylend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42">
            <text:p>625142</text:p>
          </table:table-cell>
          <table:table-cell office:value-type="string">
            <text:p>/wales/about-fsa-wales/cymru/newyddiondatgan/newyddion/datganiadau/2011/ion/adroddiadabertaw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38">
            <text:p>625138</text:p>
          </table:table-cell>
          <table:table-cell office:value-type="string">
            <text:p>/wales/about-fsa-wales/cymru/newyddiondatgan/newyddion/datganiadau/2011/ion/adroddiadtorfa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62">
            <text:p>625162</text:p>
          </table:table-cell>
          <table:table-cell office:value-type="string">
            <text:p>/wales/about-fsa-wales/cymru/newyddiondatgan/newyddion/datganiadau/2011/maw/adroddiadblaenaugw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98">
            <text:p>625098</text:p>
          </table:table-cell>
          <table:table-cell office:value-type="string">
            <text:p>/wales/about-fsa-wales/cymru/newyddiondatgan/newyddion/datganiadau/2011/rha/ymchwilcsh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94">
            <text:p>625094</text:p>
          </table:table-cell>
          <table:table-cell office:value-type="string">
            <text:p>/wales/about-fsa-wales/cymru/newyddiondatgan/newyddion/datganiadau/2011/tac/prllysia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18">
            <text:p>625218</text:p>
          </table:table-cell>
          <table:table-cell office:value-type="string">
            <text:p>/wales/about-fsa-wales/cymru/newyddiondatgan/newyddion/datganiadau/2012/chw/datganiadbromorgannw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06">
            <text:p>625206</text:p>
          </table:table-cell>
          <table:table-cell office:value-type="string">
            <text:p>/wales/about-fsa-wales/cymru/newyddiondatgan/newyddion/datganiadau/2012/chw/datganiadtorfa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495">
            <text:p>616495</text:p>
          </table:table-cell>
          <table:table-cell office:value-type="string">
            <text:p>/wales/news-updates/news/2012/apr/cardiff-food-safety-squ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494">
            <text:p>648494</text:p>
          </table:table-cell>
          <table:table-cell office:value-type="string">
            <text:p>/wales/news-updates/news/2012/dec/fir-consulation-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838">
            <text:p>646838</text:p>
          </table:table-cell>
          <table:table-cell office:value-type="string">
            <text:p>/wales/news-updates/news/2012/dec/wfac-de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267">
            <text:p>601267</text:p>
          </table:table-cell>
          <table:table-cell office:value-type="string">
            <text:p>/wales/news-updates/news/2012/feb/fhrsadcam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693">
            <text:p>619693</text:p>
          </table:table-cell>
          <table:table-cell office:value-type="string">
            <text:p>/wales/news-updates/news/2012/jul/wgstate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462">
            <text:p>642462</text:p>
          </table:table-cell>
          <table:table-cell office:value-type="string">
            <text:p>/wales/news-updates/news/2012/oct/stakeholder-meet-fi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614">
            <text:p>641614</text:p>
          </table:table-cell>
          <table:table-cell office:value-type="string">
            <text:p>/wales/news-updates/news/2012/oct/wfac-agen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682">
            <text:p>630682</text:p>
          </table:table-cell>
          <table:table-cell office:value-type="string">
            <text:p>/wales/news-updates/news/2012/wales-news-august/wfac-agend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032">
            <text:p>666032</text:p>
          </table:table-cell>
          <table:table-cell office:value-type="string">
            <text:p>/wales/news-updates/news/2013/apr/new-wfac-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516">
            <text:p>663516</text:p>
          </table:table-cell>
          <table:table-cell office:value-type="string">
            <text:p>/wales/news-updates/news/2013/apr/wfac-invi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149">
            <text:p>682149</text:p>
          </table:table-cell>
          <table:table-cell office:value-type="string">
            <text:p>/wales/news-updates/news/2013/aug/wfac-meet-5sep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408">
            <text:p>698408</text:p>
          </table:table-cell>
          <table:table-cell office:value-type="string">
            <text:p>/wales/news-updates/news/2013/dec/labell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08">
            <text:p>653608</text:p>
          </table:table-cell>
          <table:table-cell office:value-type="string">
            <text:p>/wales/news-updates/news/2013/feb/gmfre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136">
            <text:p>655136</text:p>
          </table:table-cell>
          <table:table-cell office:value-type="string">
            <text:p>/wales/news-updates/news/2013/feb/wfac-fe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26">
            <text:p>650126</text:p>
          </table:table-cell>
          <table:table-cell office:value-type="string">
            <text:p>/wales/news-updates/news/2013/jan/wfac-j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754">
            <text:p>679754</text:p>
          </table:table-cell>
          <table:table-cell office:value-type="string">
            <text:p>/wales/news-updates/news/2013/jul/carrier-ba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076">
            <text:p>675076</text:p>
          </table:table-cell>
          <table:table-cell office:value-type="string">
            <text:p>/wales/news-updates/news/2013/jun/cancelled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015">
            <text:p>659015</text:p>
          </table:table-cell>
          <table:table-cell office:value-type="string">
            <text:p>/wales/news-updates/news/2013/mar/royal-assent-ratin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185">
            <text:p>670185</text:p>
          </table:table-cell>
          <table:table-cell office:value-type="string">
            <text:p>/wales/news-updates/news/2013/may/wfac-meeting-may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401">
            <text:p>693401</text:p>
          </table:table-cell>
          <table:table-cell office:value-type="string">
            <text:p>/wales/news-updates/news/2013/nov/crucial-cre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208">
            <text:p>693208</text:p>
          </table:table-cell>
          <table:table-cell office:value-type="string">
            <text:p>/wales/news-updates/news/2013/nov/semin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073">
            <text:p>693073</text:p>
          </table:table-cell>
          <table:table-cell office:value-type="string">
            <text:p>/wales/news-updates/news/2013/oct/allergen-workshop-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439">
            <text:p>709439</text:p>
          </table:table-cell>
          <table:table-cell office:value-type="string">
            <text:p>/wales/news-updates/news/2014/apr/fhrs-scop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106">
            <text:p>704106</text:p>
          </table:table-cell>
          <table:table-cell office:value-type="string">
            <text:p>/wales/news-updates/news/2014/feb/food-allergen-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691">
            <text:p>703691</text:p>
          </table:table-cell>
          <table:table-cell office:value-type="string">
            <text:p>/wales/news-updates/news/2014/feb/wfac-meet-27feb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224">
            <text:p>701224</text:p>
          </table:table-cell>
          <table:table-cell office:value-type="string">
            <text:p>/wales/news-updates/news/2014/jan/tender-primary-schools-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386">
            <text:p>699386</text:p>
          </table:table-cell>
          <table:table-cell office:value-type="string">
            <text:p>/wales/news-updates/news/2014/jan/wfac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056">
            <text:p>700056</text:p>
          </table:table-cell>
          <table:table-cell office:value-type="string">
            <text:p>/wales/news-updates/news/2014/jan/wfac-reappointm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190">
            <text:p>716190</text:p>
          </table:table-cell>
          <table:table-cell office:value-type="string">
            <text:p>/wales/news-updates/news/2014/jun/fs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747">
            <text:p>716747</text:p>
          </table:table-cell>
          <table:table-cell office:value-type="string">
            <text:p>/wales/news-updates/news/2014/jun/par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55">
            <text:p>715655</text:p>
          </table:table-cell>
          <table:table-cell office:value-type="string">
            <text:p>/wales/news-updates/news/2014/jun/shellfish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603">
            <text:p>712603</text:p>
          </table:table-cell>
          <table:table-cell office:value-type="string">
            <text:p>/wales/news-updates/news/2014/may/allergen-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360">
            <text:p>714360</text:p>
          </table:table-cell>
          <table:table-cell office:value-type="string">
            <text:p>/wales/news-updates/news/2014/may/wfac-meeting-jun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02">
            <text:p>625102</text:p>
          </table:table-cell>
          <table:table-cell office:value-type="string">
            <text:p>/wales/news-updates/news/pressreleases/2011/dec/limiteddisplayfhrs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74">
            <text:p>625074</text:p>
          </table:table-cell>
          <table:table-cell office:value-type="string">
            <text:p>/wales/news-updates/news/pressreleases/2011/feb/fhrswalesadvertisingcampaig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70">
            <text:p>625170</text:p>
          </table:table-cell>
          <table:table-cell office:value-type="string">
            <text:p>/wales/news-updates/news/pressreleases/2011/jan/auditswanseacounc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34">
            <text:p>625134</text:p>
          </table:table-cell>
          <table:table-cell office:value-type="string">
            <text:p>/wales/news-updates/news/pressreleases/2011/jan/audittorfaencb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78">
            <text:p>625178</text:p>
          </table:table-cell>
          <table:table-cell office:value-type="string">
            <text:p>/wales/news-updates/news/pressreleases/2011/mar/wfacmemb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90">
            <text:p>625090</text:p>
          </table:table-cell>
          <table:table-cell office:value-type="string">
            <text:p>/wales/news-updates/news/pressreleases/2011/nov/vegcampaign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58">
            <text:p>625158</text:p>
          </table:table-cell>
          <table:table-cell office:value-type="string">
            <text:p>/wales/news-updates/news/pressreleases/2011/oct/auditwrexhamcountycounci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43">
            <text:p>625243</text:p>
          </table:table-cell>
          <table:table-cell office:value-type="string">
            <text:p>/wales/news-updates/news/pressreleases/2012/apr/cardiff-food-safety-squa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02">
            <text:p>625202</text:p>
          </table:table-cell>
          <table:table-cell office:value-type="string">
            <text:p>/wales/news-updates/news/pressreleases/2012/feb/audittorfa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31">
            <text:p>625231</text:p>
          </table:table-cell>
          <table:table-cell office:value-type="string">
            <text:p>/wales/news-updates/news/pressreleases/2012/feb/valeofglamorganauditp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98">
            <text:p>625198</text:p>
          </table:table-cell>
          <table:table-cell office:value-type="string">
            <text:p>/wales/news-updates/news/pressreleases/2012/jan/elearn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49">
            <text:p>624049</text:p>
          </table:table-cell>
          <table:table-cell office:value-type="string">
            <text:p>/wales/news-updates/news/pressreleases/2012/jun/fsw-wal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</table:table>
      <table:table table:name="multi" table:style-name="ta1">
        <table:table-column table:style-name="co1" table:number-columns-repeated="4" table:default-cell-style-name="Default"/>
        <table:table-row table:style-name="ro1">
          <table:table-cell office:value-type="float" office:value="702954">
            <text:p>702954</text:p>
          </table:table-cell>
          <table:table-cell office:value-type="string">
            <text:p>/wales/about-fsa-wales/cymru/amdanomni/cysylltudeyrnasunedig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37">
            <text:p>604837</text:p>
          </table:table-cell>
          <table:table-cell office:value-type="string">
            <text:p>/wales/about-fsa-wales/cymru/amdanomni/swyddiasb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</table:table>
      <table:table table:name="tree" table:style-name="ta1">
        <table:table-column table:style-name="co1" table:number-columns-repeated="4" table:default-cell-style-name="Default"/>
        <table:table-row table:style-name="ro1">
          <table:table-cell office:value-type="float" office:value="694617">
            <text:p>694617</text:p>
          </table:table-cell>
          <table:table-cell office:value-type="string">
            <text:p>/wales/about-fsa-wales/cymru/gorfodi/cshb/adnoddaucshb/templedi-hylendid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148">
            <text:p>695148</text:p>
          </table:table-cell>
          <table:table-cell office:value-type="string">
            <text:p>/wales/about-fsa-wales/cymru/newyddiondatgan/ymgyrchoedd/bwyd-dros-y-nadolig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086">
            <text:p>673086</text:p>
          </table:table-cell>
          <table:table-cell office:value-type="string">
            <text:p>/wales/about-fsa-wales/cymru/newyddiondatgan/ymgyrchoedd/wdb2013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</table:table>
      <table:table table:name="relation" table:style-name="ta1">
        <table:table-column table:style-name="co1" table:number-columns-repeated="4" table:default-cell-style-name="Default"/>
        <table:table-row table:style-name="ro1">
          <table:table-cell office:value-type="float" office:value="414346">
            <text:p>414346</text:p>
          </table:table-cell>
          <table:table-cell office:value-type="string">
            <text:p>/wales/about-fsa-wales/cymru/welsh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398">
            <text:p>446398</text:p>
          </table:table-cell>
          <table:table-cell office:value-type="string">
            <text:p>/wales/about-fsa-wales/cymru/welsh/446398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25">
            <text:p>676125</text:p>
          </table:table-cell>
          <table:table-cell office:value-type="string">
            <text:p>/wales/about-fsa-wales/cymru/welsh/446398/strategaeth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407">
            <text:p>446407</text:p>
          </table:table-cell>
          <table:table-cell office:value-type="string">
            <text:p>/wales/about-fsa-wales/cymru/welsh/446407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504">
            <text:p>446504</text:p>
          </table:table-cell>
          <table:table-cell office:value-type="string">
            <text:p>/wales/about-fsa-wales/cymru/welsh/446504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294">
            <text:p>446294</text:p>
          </table:table-cell>
          <table:table-cell office:value-type="string">
            <text:p>/wales/about-fsa-wales/cymru/welsh/diwydiant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296">
            <text:p>446296</text:p>
          </table:table-cell>
          <table:table-cell office:value-type="string">
            <text:p>/wales/about-fsa-wales/cymru/welsh/labelu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290">
            <text:p>446290</text:p>
          </table:table-cell>
          <table:table-cell office:value-type="string">
            <text:p>/wales/about-fsa-wales/cymru/welsh/safetyhygienewelsh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288">
            <text:p>446288</text:p>
          </table:table-cell>
          <table:table-cell office:value-type="string">
            <text:p>/wales/about-fsa-wales/cymru/welsh/ysgolion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715">
            <text:p>589715</text:p>
          </table:table-cell>
          <table:table-cell office:value-type="string">
            <text:p>/wales/about-fsa-wales/cymru/ymgynghori/nghymr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4:45:36.33</meta:creation-date>
    <dc:date>2014-07-26T14:59:48.67</dc:date>
    <meta:editing-duration>P0D</meta:editing-duration>
    <meta:editing-cycles>1</meta:editing-cycles>
    <meta:document-statistic meta:table-count="9" meta:cell-count="4316" meta:object-count="0"/>
    <meta:generator>LibreOffice/4.0.5.2$Windows_x86 LibreOffice_project/5464147a081647a250913f19c0715bca595af2f</meta:generator>
  </office:meta>
</office:document-meta>
</file>